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Consolas" svg:font-family="Consolas" style:font-family-generic="swiss" style:font-pitch="fixed"/>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24mm"/>
    </style:style>
    <style:style style:name="co2" style:family="table-column">
      <style:table-column-properties fo:break-before="auto" style:column-width="130.14mm"/>
    </style:style>
    <style:style style:name="co3" style:family="table-column">
      <style:table-column-properties fo:break-before="auto" style:column-width="17.29mm"/>
    </style:style>
    <style:style style:name="co4" style:family="table-column">
      <style:table-column-properties fo:break-before="auto" style:column-width="60.89mm"/>
    </style:style>
    <style:style style:name="co5" style:family="table-column">
      <style:table-column-properties fo:break-before="auto" style:column-width="23.58mm"/>
    </style:style>
    <style:style style:name="co6" style:family="table-column">
      <style:table-column-properties fo:break-before="auto" style:column-width="15.38mm"/>
    </style:style>
    <style:style style:name="co7" style:family="table-column">
      <style:table-column-properties fo:break-before="auto" style:column-width="90.93mm"/>
    </style:style>
    <style:style style:name="co8" style:family="table-column">
      <style:table-column-properties fo:break-before="auto" style:column-width="81.93mm"/>
    </style:style>
    <style:style style:name="co9" style:family="table-column">
      <style:table-column-properties fo:break-before="auto" style:column-width="69.85mm"/>
    </style:style>
    <style:style style:name="co10" style:family="table-column">
      <style:table-column-properties fo:break-before="auto" style:column-width="45.09mm"/>
    </style:style>
    <style:style style:name="co11" style:family="table-column">
      <style:table-column-properties fo:break-before="auto" style:column-width="40.38mm"/>
    </style:style>
    <style:style style:name="co12" style:family="table-column">
      <style:table-column-properties fo:break-before="auto" style:column-width="22.42mm"/>
    </style:style>
    <style:style style:name="co13" style:family="table-column">
      <style:table-column-properties fo:break-before="auto" style:column-width="194.27mm"/>
    </style:style>
    <style:style style:name="co14" style:family="table-column">
      <style:table-column-properties fo:break-before="auto" style:column-width="160.94mm"/>
    </style:style>
    <style:style style:name="co15" style:family="table-column">
      <style:table-column-properties fo:break-before="auto" style:column-width="158.36mm"/>
    </style:style>
    <style:style style:name="co16" style:family="table-column">
      <style:table-column-properties fo:break-before="auto" style:column-width="320.75mm"/>
    </style:style>
    <style:style style:name="co17" style:family="table-column">
      <style:table-column-properties fo:break-before="auto" style:column-width="14.71mm"/>
    </style:style>
    <style:style style:name="co18" style:family="table-column">
      <style:table-column-properties fo:break-before="auto" style:column-width="30.11mm"/>
    </style:style>
    <style:style style:name="co19" style:family="table-column">
      <style:table-column-properties fo:break-before="auto" style:column-width="128.2mm"/>
    </style:style>
    <style:style style:name="co20" style:family="table-column">
      <style:table-column-properties fo:break-before="auto" style:column-width="40.3mm"/>
    </style:style>
    <style:style style:name="co21" style:family="table-column">
      <style:table-column-properties fo:break-before="auto" style:column-width="34.8mm"/>
    </style:style>
    <style:style style:name="co22" style:family="table-column">
      <style:table-column-properties fo:break-before="auto" style:column-width="53.34mm"/>
    </style:style>
    <style:style style:name="co23" style:family="table-column">
      <style:table-column-properties fo:break-before="auto" style:column-width="32.67mm"/>
    </style:style>
    <style:style style:name="co24" style:family="table-column">
      <style:table-column-properties fo:break-before="auto" style:column-width="484.13mm"/>
    </style:style>
    <style:style style:name="co25" style:family="table-column">
      <style:table-column-properties fo:break-before="auto" style:column-width="160.37mm"/>
    </style:style>
    <style:style style:name="co26" style:family="table-column">
      <style:table-column-properties fo:break-before="auto" style:column-width="147.67mm"/>
    </style:style>
    <style:style style:name="co27" style:family="table-column">
      <style:table-column-properties fo:break-before="auto" style:column-width="22.58mm"/>
    </style:style>
    <style:style style:name="ro1" style:family="table-row">
      <style:table-row-properties style:row-height="9.3mm" fo:break-before="auto" style:use-optimal-row-height="false"/>
    </style:style>
    <style:style style:name="ro2" style:family="table-row">
      <style:table-row-properties style:row-height="12.59mm" fo:break-before="auto" style:use-optimal-row-height="false"/>
    </style:style>
    <style:style style:name="ro3" style:family="table-row">
      <style:table-row-properties style:row-height="16.9mm" fo:break-before="auto" style:use-optimal-row-height="false"/>
    </style:style>
    <style:style style:name="ro4" style:family="table-row">
      <style:table-row-properties style:row-height="8.52mm" fo:break-before="auto" style:use-optimal-row-height="false"/>
    </style:style>
    <style:style style:name="ro5" style:family="table-row">
      <style:table-row-properties style:row-height="10.12mm" fo:break-before="auto" style:use-optimal-row-height="false"/>
    </style:style>
    <style:style style:name="ro6" style:family="table-row">
      <style:table-row-properties style:row-height="4.52mm" fo:break-before="auto" style:use-optimal-row-height="false"/>
    </style:style>
    <style:style style:name="ro7" style:family="table-row">
      <style:table-row-properties style:row-height="8.29mm" fo:break-before="auto" style:use-optimal-row-height="false"/>
    </style:style>
    <style:style style:name="ro8" style:family="table-row">
      <style:table-row-properties style:row-height="13.65mm" fo:break-before="auto" style:use-optimal-row-height="false"/>
    </style:style>
    <style:style style:name="ro9" style:family="table-row">
      <style:table-row-properties style:row-height="7.51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4" style:family="table-cell" style:parent-style-name="Default">
      <style:table-cell-properties style:text-align-source="fix" style:repeat-content="false"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2" style:family="table-cell" style:parent-style-name="Default" style:data-style-name="N0">
      <style:table-cell-properties fo:background-color="#7fff00" style:text-align-source="fix" style:repeat-content="false" style:vertical-align="middle"/>
      <style:paragraph-properties fo:text-align="start" fo:margin-left="3.53mm"/>
      <style:text-properties style:font-name="Consolas1" fo:font-size="12pt" style:font-name-asian="Arial Unicode MS" style:font-size-asian="12pt" style:font-name-complex="Arial Unicode MS" style:font-size-complex="12pt"/>
    </style:style>
    <style:style style:name="ce17" style:family="table-cell" style:parent-style-name="Default">
      <style:table-cell-properties fo:background-color="#7fff00" style:text-align-source="fix" style:repeat-content="false" style:vertical-align="middle"/>
      <style:paragraph-properties fo:text-align="start" fo:margin-left="3.53mm"/>
      <style:text-properties style:font-name="Consolas1" fo:font-size="12pt" style:font-size-asian="12pt" style:font-size-complex="12pt"/>
    </style:style>
    <style:style style:name="ce4" style:family="table-cell" style:parent-style-name="Default" style:data-style-name="N0">
      <style:table-cell-properties style:text-align-source="fix" style:repeat-content="false" style:vertical-align="middle"/>
      <style:paragraph-properties fo:text-align="start" fo:margin-left="3.53mm"/>
      <style:text-properties style:font-name="Consolas1" fo:font-size="12pt" style:font-size-asian="12pt" style:font-size-complex="12pt"/>
    </style:style>
    <style:style style:name="ce27" style:family="table-cell" style:parent-style-name="Default">
      <style:table-cell-properties style:text-align-source="fix" style:repeat-content="false" style:vertical-align="middle"/>
      <style:paragraph-properties fo:text-align="start" fo:margin-left="3.53mm"/>
      <style:text-properties style:font-name="Consolas1" fo:font-size="12pt" style:font-size-asian="12pt" style:font-size-complex="12pt"/>
    </style:style>
    <style:style style:name="ce19" style:family="table-cell" style:parent-style-name="Default">
      <style:table-cell-properties fo:background-color="#00ff00" style:text-align-source="fix" style:repeat-content="false" style:vertical-align="middle"/>
      <style:paragraph-properties fo:text-align="start" fo:margin-left="3.53mm"/>
      <style:text-properties style:font-name="Consolas1" fo:font-size="12pt" style:font-size-asian="12pt" style:font-size-complex="12pt"/>
    </style:style>
    <style:style style:name="ce22" style:family="table-cell" style:parent-style-name="Default" style:data-style-name="N0">
      <style:table-cell-properties fo:background-color="#7fff00"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23" style:family="table-cell" style:parent-style-name="Default" style:data-style-name="N0">
      <style:table-cell-properties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25" style:family="table-cell" style:parent-style-name="Default" style:data-style-name="N0">
      <style:table-cell-properties fo:background-color="#00ff00"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5" style:family="table-cell" style:parent-style-name="Default">
      <style:table-cell-properties style:text-align-source="fix" style:repeat-content="false"/>
      <style:paragraph-properties fo:text-align="start" fo:margin-left="3.53mm"/>
      <style:text-properties style:font-name="Consolas1"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paragraph-properties fo:text-align="start" fo:margin-left="3.53mm"/>
      <style:text-properties style:font-name="Consolas1" fo:font-size="12pt" style:font-size-asian="12pt" style:font-size-complex="12pt"/>
    </style:style>
    <style:style style:name="ce7" style:family="table-cell" style:parent-style-name="Default">
      <style:table-cell-properties style:text-align-source="fix" style:repeat-content="false" fo:background-color="transparent" fo:border="none"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30" style:family="table-cell" style:parent-style-name="Default">
      <style:table-cell-properties fo:background-color="#ed1c24"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9" style:family="table-cell" style:parent-style-name="Default" style:data-style-name="N100">
      <style:table-cell-properties style:text-align-source="fix" style:repeat-content="false" fo:background-color="transparent" fo:border="none"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10" style:family="table-cell" style:parent-style-name="Default" style:data-style-name="N100">
      <style:table-cell-properties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33" style:family="table-cell" style:parent-style-name="Default" style:data-style-name="N100">
      <style:table-cell-properties fo:background-color="#ed1c24" style:text-align-source="fix" style:repeat-content="false" fo:border="non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11" style:family="table-cell" style:parent-style-name="Default">
      <style:table-cell-properties style:text-align-source="fix" style:repeat-content="false" style:vertical-align="middle"/>
      <style:paragraph-properties fo:text-align="center" fo:margin-left="0mm"/>
      <style:text-properties fo:color="#b2b2b2" style:font-name="Consolas1" fo:font-size="12pt" fo:font-style="italic" style:font-size-asian="12pt" style:font-style-asian="italic" style:font-size-complex="12pt" style:font-style-complex="italic"/>
    </style:style>
    <style:style style:name="ce13" style:family="table-cell" style:parent-style-name="Default">
      <style:table-cell-properties fo:background-color="#ed1c24" style:text-align-source="fix" style:repeat-content="false" fo:border="none" style:vertical-align="middle"/>
      <style:paragraph-properties fo:text-align="start" fo:margin-left="3.53mm"/>
      <style:text-properties style:use-window-font-color="true" style:font-name="Consolas1" fo:font-size="12pt" fo:font-weight="normal" style:font-size-asian="12pt" style:font-weight-asian="normal" style:font-size-complex="12pt" style:font-weight-complex="normal"/>
    </style:style>
    <style:style style:name="ce14" style:family="table-cell" style:parent-style-name="Default">
      <style:table-cell-properties style:text-align-source="fix" style:repeat-content="false" style:vertical-align="middle"/>
      <style:paragraph-properties fo:text-align="start" fo:margin-left="3.53mm"/>
      <style:text-properties style:font-name="Consolas1"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style:vertical-align="middle"/>
      <style:paragraph-properties fo:text-align="start" fo:margin-left="3.53mm"/>
      <style:text-properties style:font-name="Consolas1" fo:font-size="12pt" fo:font-weight="normal" style:font-size-asian="12pt" style:font-weight-asian="normal" style:font-size-complex="12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3.53mm"/>
      <style:text-properties style:use-window-font-color="true" style:text-outline="false" style:text-line-through-style="none" style:text-line-through-type="none" style:font-name="Consolas1"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start" fo:margin-left="3.53mm"/>
      <style:text-properties style:font-name="Consolas" fo:font-size="12pt" fo:font-weight="normal" style:font-name-asian="Arial Unicode MS" style:font-size-asian="12pt" style:font-weight-asian="normal" style:font-name-complex="Arial Unicode MS" style:font-size-complex="12pt" style:font-weight-complex="normal"/>
    </style:style>
    <style:style style:name="ce16" style:family="table-cell" style:parent-style-name="Default" style:data-style-name="N0">
      <style:table-cell-properties fo:background-color="#7fff00" style:text-align-source="fix" style:repeat-content="false" style:vertical-align="middle"/>
      <style:paragraph-properties fo:text-align="start" fo:margin-left="3.53mm"/>
      <style:text-properties style:font-name="Consolas1" fo:font-size="12pt" style:font-size-asian="12pt" style:font-size-complex="12pt"/>
    </style:style>
    <style:style style:name="ce38" style:family="table-cell" style:parent-style-name="Default">
      <style:table-cell-properties style:text-align-source="fix" style:repeat-content="false" style:vertical-align="middle"/>
      <style:paragraph-properties fo:text-align="start" fo:margin-left="3.53mm"/>
      <style:text-properties style:font-name="Consolas1" fo:font-size="12pt" style:font-name-asian="Arial Unicode MS" style:font-size-asian="12pt" style:font-name-complex="Arial Unicode MS" style:font-size-complex="12pt"/>
    </style:style>
    <style:style style:name="ce34" style:family="table-cell" style:parent-style-name="Default">
      <style:table-cell-properties fo:background-color="#7fff00" style:text-align-source="fix" style:repeat-content="false" style:vertical-align="middle"/>
      <style:paragraph-properties fo:text-align="center" fo:margin-left="0mm"/>
      <style:text-properties fo:color="#b2b2b2" style:font-name="Consolas1" fo:font-size="12pt" fo:font-style="italic" style:font-size-asian="12pt" style:font-style-asian="italic" style:font-size-complex="12pt" style:font-style-complex="italic"/>
    </style:style>
    <style:style style:name="ce48" style:family="table-cell" style:parent-style-name="Default" style:data-style-name="N100">
      <style:table-cell-properties fo:background-color="#7fff00" style:text-align-source="fix" style:repeat-content="false" style:vertical-align="middle"/>
      <style:paragraph-properties fo:text-align="start" fo:margin-left="3.53mm"/>
      <style:text-properties style:font-name="Consolas1" fo:font-size="12pt" style:font-size-asian="12pt" style:font-size-complex="12pt"/>
    </style:style>
    <style:style style:name="ce49" style:family="table-cell" style:parent-style-name="Default" style:data-style-name="N107">
      <style:table-cell-properties style:text-align-source="fix" style:repeat-content="false" style:vertical-align="middle"/>
      <style:paragraph-properties fo:text-align="start" fo:margin-left="3.53mm"/>
      <style:text-properties style:font-name="Consolas1" fo:font-size="12pt" style:font-size-asian="12pt" style:font-size-complex="12pt"/>
    </style:style>
    <style:style style:name="ce44" style:family="table-cell" style:parent-style-name="Default">
      <style:table-cell-properties style:text-align-source="fix" style:repeat-content="false" style:vertical-align="middle"/>
      <style:paragraph-properties fo:text-align="start" fo:margin-left="3.53mm"/>
      <style:text-properties fo:color="#000000" style:font-name="Consolas" fo:font-size="12pt" style:font-name-asian=".AppleSystemUIFont" style:font-size-asian="12pt" style:font-name-complex=".AppleSystemUIFont" style:font-size-complex="12pt"/>
    </style:style>
    <style:style style:name="ce51" style:family="table-cell" style:parent-style-name="Default">
      <style:table-cell-properties style:text-align-source="fix" style:repeat-content="false" fo:background-color="transparent" style:vertical-align="bottom"/>
      <style:paragraph-properties fo:text-align="start" fo:margin-left="3.53mm"/>
      <style:text-properties style:font-name="Consolas1" fo:font-size="12pt" fo:font-weight="bold" style:font-size-asian="12pt" style:font-weight-asian="bold" style:font-size-complex="12pt" style:font-weight-complex="bold"/>
    </style:style>
    <style:style style:name="ce52" style:family="table-cell" style:parent-style-name="Default">
      <style:table-cell-properties style:text-align-source="fix" style:repeat-content="false" fo:background-color="transparent" style:vertical-align="middle"/>
      <style:paragraph-properties fo:text-align="start" fo:margin-left="3.53mm"/>
      <style:text-properties style:font-name="Consolas1" fo:font-size="12pt" style:font-size-asian="12pt" style:font-size-complex="12pt"/>
    </style:style>
    <style:style style:name="ce53" style:family="table-cell" style:parent-style-name="Default">
      <style:table-cell-properties fo:background-color="transparent"/>
    </style:style>
    <style:style style:name="ce54" style:family="table-cell" style:parent-style-name="Default">
      <style:text-properties style:font-name="Consolas" fo:font-size="12pt" fo:font-weight="bold" style:font-size-asian="12pt" style:font-weight-asian="bold" style:font-size-complex="12pt" style:font-weight-complex="bold"/>
    </style:style>
    <style:style style:name="ce55" style:family="table-cell" style:parent-style-name="Default" style:data-style-name="N0">
      <style:text-properties style:font-name="Consolas" fo:font-size="12pt" style:font-size-asian="12pt" style:font-size-complex="12pt"/>
    </style:style>
    <style:style style:name="ce56" style:family="table-cell" style:parent-style-name="Default">
      <style:text-properties style:font-name="Consolas" fo:font-size="12pt" style:font-size-asian="12pt" style:font-size-complex="12pt"/>
    </style:style>
    <style:style style:name="T1" style:family="text">
      <style:text-properties style:letter-kerning="true" style:font-name-asian=".AppleSystemUIFont" style:font-name-complex=".AppleSystemUIFont" style:font-size-asian="5.30000019073486pt" style:font-size-complex="5.30000019073486pt"/>
    </style:style>
  </office:automatic-styles>
  <office:body>
    <office:spreadsheet>
      <table:calculation-settings table:automatic-find-labels="false" table:use-regular-expressions="false" table:use-wildcards="true"/>
      <table:content-validations>
        <table:content-validation table:name="val1" table:condition="of:cell-content-is-in-list(temas)" table:allow-empty-cell="true" table:display-list="unsorted" table:base-cell-address="aplicacao.C2">
          <table:error-message table:message-type="stop" table:display="true"/>
        </table:content-validation>
        <table:content-validation table:name="val2" table:condition="of:cell-content-is-in-list(fontes)" table:allow-empty-cell="true" table:display-list="unsorted" table:base-cell-address="variaveis.E27">
          <table:error-message table:message-type="stop" table:display="true"/>
        </table:content-validation>
        <table:content-validation table:name="val3" table:condition="of:cell-content-is-in-list(tiposAcesso)" table:allow-empty-cell="true" table:display-list="unsorted" table:base-cell-address="extracao.D27">
          <table:error-message table:message-type="stop" table:display="true"/>
        </table:content-validation>
        <table:content-validation table:name="val4" table:condition="of:cell-content-is-in-list(fontes_bibliografia)" table:allow-empty-cell="true" table:display-list="unsorted" table:base-cell-address="bibliografia.B2">
          <table:error-message table:message-type="stop" table:display="true"/>
        </table:content-validation>
      </table:content-validations>
      <table:table table:name="aplicacao" table:style-name="ta1">
        <table:table-column table:style-name="co1" table:default-cell-style-name="ce27"/>
        <table:table-column table:style-name="co2" table:default-cell-style-name="ce27"/>
        <table:table-column table:style-name="co3" table:default-cell-style-name="ce27"/>
        <table:table-column table:style-name="co4" table:default-cell-style-name="ce27"/>
        <table:table-column table:style-name="co5" table:number-columns-repeated="1020" table:default-cell-style-name="ce27"/>
        <table:table-row table:style-name="ro1">
          <table:table-cell table:style-name="ce24" office:value-type="string" calcext:value-type="string">
            <text:p>variavel_id</text:p>
          </table:table-cell>
          <table:table-cell table:style-name="ce24" office:value-type="string" calcext:value-type="string">
            <text:p>variavel_nome</text:p>
          </table:table-cell>
          <table:table-cell table:style-name="ce24" office:value-type="string" calcext:value-type="string">
            <text:p>tema</text:p>
          </table:table-cell>
          <table:table-cell table:style-name="ce24" office:value-type="string" calcext:value-type="string">
            <text:p>codigo</text:p>
          </table:table-cell>
          <table:table-cell table:style-name="ce24" table:number-columns-repeated="1020"/>
        </table:table-row>
        <table:table-row table:style-name="ro1">
          <table:table-cell table:style-name="ce2" table:formula="of:=[$variaveis.$A2]" office:value-type="float" office:value="25" calcext:value-type="float">
            <text:p>25</text:p>
          </table:table-cell>
          <table:table-cell table:style-name="ce17" table:formula="of:=INDIRECT(&quot;variaveis.B&quot; &amp; MATCH([.A2];[$variaveis.$A$1:$variaveis.$A$101];0))" office:value-type="string" office:string-value="Entrada de turistas" calcext:value-type="string">
            <text:p>Entrada de turistas</text:p>
          </table:table-cell>
          <table:table-cell table:style-name="ce22" table:content-validation-name="val1" office:value-type="string" calcext:value-type="string">
            <text:p>ECO</text:p>
          </table:table-cell>
          <table:table-cell table:style-name="ce22" table:formula="of:= CONCATENATE(INDIRECT(&quot;temas.C&quot; &amp; MATCH([.C2];[$temas.$A$1:$temas.$A$99];0)); &quot;_&quot;;[.A2])" office:value-type="string" office:string-value="economia_25" calcext:value-type="string">
            <text:p>economia_25</text:p>
          </table:table-cell>
          <table:table-cell table:style-name="ce17" table:number-columns-repeated="1020"/>
        </table:table-row>
        <table:table-row table:style-name="ro1">
          <table:table-cell table:style-name="ce17" table:formula="of:=[$variaveis.$A3]" office:value-type="float" office:value="23" calcext:value-type="float">
            <text:p>23</text:p>
          </table:table-cell>
          <table:table-cell table:style-name="ce17" table:formula="of:=INDIRECT(&quot;variaveis.B&quot; &amp; MATCH([.A3];[$variaveis.$A$1:$variaveis.$A$101];0))" office:value-type="string" office:string-value="Gastos públicos com educação" calcext:value-type="string">
            <text:p>Gastos públicos com educação</text:p>
          </table:table-cell>
          <table:table-cell table:style-name="ce22" table:content-validation-name="val1" office:value-type="string" calcext:value-type="string">
            <text:p>ECO</text:p>
          </table:table-cell>
          <table:table-cell table:style-name="ce22" table:formula="of:= CONCATENATE(INDIRECT(&quot;temas.C&quot; &amp; MATCH([.C3];[$temas.$A$1:$temas.$A$99];0)); &quot;_&quot;;[.A3])" office:value-type="string" office:string-value="economia_23" calcext:value-type="string">
            <text:p>economia_23</text:p>
          </table:table-cell>
          <table:table-cell table:style-name="ce17" table:number-columns-repeated="1020"/>
        </table:table-row>
        <table:table-row table:style-name="ro1">
          <table:table-cell table:style-name="ce17" table:formula="of:=[$variaveis.$A4]" office:value-type="float" office:value="24" calcext:value-type="float">
            <text:p>24</text:p>
          </table:table-cell>
          <table:table-cell table:style-name="ce17" table:formula="of:=INDIRECT(&quot;variaveis.B&quot; &amp; MATCH([.A4];[$variaveis.$A$1:$variaveis.$A$101];0))" office:value-type="string" office:string-value="Gastos públicos com saúde" calcext:value-type="string">
            <text:p>Gastos públicos com saúde</text:p>
          </table:table-cell>
          <table:table-cell table:style-name="ce22" table:content-validation-name="val1" office:value-type="string" calcext:value-type="string">
            <text:p>ECO</text:p>
          </table:table-cell>
          <table:table-cell table:style-name="ce22" table:formula="of:= CONCATENATE(INDIRECT(&quot;temas.C&quot; &amp; MATCH([.C4];[$temas.$A$1:$temas.$A$99];0)); &quot;_&quot;;[.A4])" office:value-type="string" office:string-value="economia_24" calcext:value-type="string">
            <text:p>economia_24</text:p>
          </table:table-cell>
          <table:table-cell table:style-name="ce17" table:number-columns-repeated="1020"/>
        </table:table-row>
        <table:table-row table:style-name="ro2">
          <table:table-cell table:style-name="ce17" table:formula="of:=[$variaveis.$A5]" office:value-type="float" office:value="22" calcext:value-type="float">
            <text:p>22</text:p>
          </table:table-cell>
          <table:table-cell table:style-name="ce17" table:formula="of:=INDIRECT(&quot;variaveis.B&quot; &amp; MATCH([.A5];[$variaveis.$A$1:$variaveis.$A$101];0))" office:value-type="string" office:string-value="Investimentos em pesquisa e desenvolvimento" calcext:value-type="string">
            <text:p>Investimentos em pesquisa e desenvolvimento</text:p>
          </table:table-cell>
          <table:table-cell table:style-name="ce22" table:content-validation-name="val1" office:value-type="string" calcext:value-type="string">
            <text:p>ECO</text:p>
          </table:table-cell>
          <table:table-cell table:style-name="ce22" table:formula="of:= CONCATENATE(INDIRECT(&quot;temas.C&quot; &amp; MATCH([.C5];[$temas.$A$1:$temas.$A$99];0)); &quot;_&quot;;[.A5])" office:value-type="string" office:string-value="economia_22" calcext:value-type="string">
            <text:p>economia_22</text:p>
          </table:table-cell>
          <table:table-cell table:style-name="ce17" table:number-columns-repeated="1020"/>
        </table:table-row>
        <table:table-row table:style-name="ro2">
          <table:table-cell table:style-name="ce4" table:formula="of:=[$variaveis.$A6]" office:value-type="float" office:value="21" calcext:value-type="float">
            <text:p>21</text:p>
          </table:table-cell>
          <table:table-cell table:formula="of:=INDIRECT(&quot;variaveis.B&quot; &amp; MATCH([.A6];[$variaveis.$A$1:$variaveis.$A$101];0))" office:value-type="string" office:string-value="Mulheres de 15 anos ou mais de idade economicamente ativas" calcext:value-type="string">
            <text:p>Mulheres de 15 anos ou mais de idade economicamente ativas</text:p>
          </table:table-cell>
          <table:table-cell table:style-name="ce23" table:content-validation-name="val1" office:value-type="string" calcext:value-type="string">
            <text:p>ECO</text:p>
          </table:table-cell>
          <table:table-cell table:style-name="ce23" table:formula="of:= CONCATENATE(INDIRECT(&quot;temas.C&quot; &amp; MATCH([.C6];[$temas.$A$1:$temas.$A$99];0)); &quot;_&quot;;[.A6])" office:value-type="string" office:string-value="economia_21" calcext:value-type="string">
            <text:p>economia_21</text:p>
          </table:table-cell>
          <table:table-cell table:number-columns-repeated="1020"/>
        </table:table-row>
        <table:table-row table:style-name="ro1">
          <table:table-cell table:style-name="ce4" table:formula="of:=[$variaveis.$A7]" office:value-type="float" office:value="19" calcext:value-type="float">
            <text:p>19</text:p>
          </table:table-cell>
          <table:table-cell table:formula="of:=INDIRECT(&quot;variaveis.B&quot; &amp; MATCH([.A7];[$variaveis.$A$1:$variaveis.$A$101];0))" office:value-type="string" office:string-value="PIB per capita" calcext:value-type="string">
            <text:p>PIB per capita</text:p>
          </table:table-cell>
          <table:table-cell table:style-name="ce23" table:content-validation-name="val1" office:value-type="string" calcext:value-type="string">
            <text:p>ECO</text:p>
          </table:table-cell>
          <table:table-cell table:style-name="ce23" table:formula="of:= CONCATENATE(INDIRECT(&quot;temas.C&quot; &amp; MATCH([.C7];[$temas.$A$1:$temas.$A$99];0)); &quot;_&quot;;[.A7])" office:value-type="string" office:string-value="economia_19" calcext:value-type="string">
            <text:p>economia_19</text:p>
          </table:table-cell>
          <table:table-cell table:number-columns-repeated="1020"/>
        </table:table-row>
        <table:table-row table:style-name="ro2">
          <table:table-cell table:style-name="ce4" table:formula="of:=[$variaveis.$A8]" office:value-type="float" office:value="20" calcext:value-type="float">
            <text:p>20</text:p>
          </table:table-cell>
          <table:table-cell table:formula="of:=INDIRECT(&quot;variaveis.B&quot; &amp; MATCH([.A8];[$variaveis.$A$1:$variaveis.$A$101];0))" office:value-type="string" office:string-value="População de 15 anos ou mais de idade economicamente ativas" calcext:value-type="string">
            <text:p>População de 15 anos ou mais de idade economicamente ativas</text:p>
          </table:table-cell>
          <table:table-cell table:style-name="ce23" table:content-validation-name="val1" office:value-type="string" calcext:value-type="string">
            <text:p>ECO</text:p>
          </table:table-cell>
          <table:table-cell table:style-name="ce23" table:formula="of:= CONCATENATE(INDIRECT(&quot;temas.C&quot; &amp; MATCH([.C8];[$temas.$A$1:$temas.$A$99];0)); &quot;_&quot;;[.A8])" office:value-type="string" office:string-value="economia_20" calcext:value-type="string">
            <text:p>economia_20</text:p>
          </table:table-cell>
          <table:table-cell table:number-columns-repeated="1020"/>
        </table:table-row>
        <table:table-row table:style-name="ro1">
          <table:table-cell table:style-name="ce17" table:formula="of:=[$variaveis.$A9]" office:value-type="float" office:value="27" calcext:value-type="float">
            <text:p>27</text:p>
          </table:table-cell>
          <table:table-cell table:style-name="ce17" table:formula="of:=INDIRECT(&quot;variaveis.B&quot; &amp; MATCH([.A9];[$variaveis.$A$1:$variaveis.$A$101];0))" office:value-type="string" office:string-value="Total de exportação" calcext:value-type="string">
            <text:p>Total de exportação</text:p>
          </table:table-cell>
          <table:table-cell table:style-name="ce22" table:content-validation-name="val1" office:value-type="string" calcext:value-type="string">
            <text:p>ECO</text:p>
          </table:table-cell>
          <table:table-cell table:style-name="ce22" table:formula="of:= CONCATENATE(INDIRECT(&quot;temas.C&quot; &amp; MATCH([.C9];[$temas.$A$1:$temas.$A$99];0)); &quot;_&quot;;[.A9])" office:value-type="string" office:string-value="economia_27" calcext:value-type="string">
            <text:p>economia_27</text:p>
          </table:table-cell>
          <table:table-cell table:style-name="ce17" table:number-columns-repeated="1020"/>
        </table:table-row>
        <table:table-row table:style-name="ro1">
          <table:table-cell table:style-name="ce17" table:formula="of:=[$variaveis.$A10]" office:value-type="float" office:value="26" calcext:value-type="float">
            <text:p>26</text:p>
          </table:table-cell>
          <table:table-cell table:style-name="ce17" table:formula="of:=INDIRECT(&quot;variaveis.B&quot; &amp; MATCH([.A10];[$variaveis.$A$1:$variaveis.$A$101];0))" office:value-type="string" office:string-value="Total de importação" calcext:value-type="string">
            <text:p>Total de importação</text:p>
          </table:table-cell>
          <table:table-cell table:style-name="ce22" table:content-validation-name="val1" office:value-type="string" calcext:value-type="string">
            <text:p>ECO</text:p>
          </table:table-cell>
          <table:table-cell table:style-name="ce22" table:formula="of:= CONCATENATE(INDIRECT(&quot;temas.C&quot; &amp; MATCH([.C10];[$temas.$A$1:$temas.$A$99];0)); &quot;_&quot;;[.A10])" office:value-type="string" office:string-value="economia_26" calcext:value-type="string">
            <text:p>economia_26</text:p>
          </table:table-cell>
          <table:table-cell table:style-name="ce17" table:number-columns-repeated="1020"/>
        </table:table-row>
        <table:table-row table:style-name="ro1">
          <table:table-cell table:formula="of:=[$variaveis.$A11]" office:value-type="float" office:value="18" calcext:value-type="float">
            <text:p>18</text:p>
          </table:table-cell>
          <table:table-cell table:formula="of:=INDIRECT(&quot;variaveis.B&quot; &amp; MATCH([.A11];[$variaveis.$A$1:$variaveis.$A$101];0))" office:value-type="string" office:string-value="Total do PIB" calcext:value-type="string">
            <text:p>Total do PIB</text:p>
          </table:table-cell>
          <table:table-cell table:style-name="ce23" table:content-validation-name="val1" office:value-type="string" calcext:value-type="string">
            <text:p>ECO</text:p>
          </table:table-cell>
          <table:table-cell table:style-name="ce23" table:formula="of:= CONCATENATE(INDIRECT(&quot;temas.C&quot; &amp; MATCH([.C11];[$temas.$A$1:$temas.$A$99];0)); &quot;_&quot;;[.A11])" office:value-type="string" office:string-value="economia_18" calcext:value-type="string">
            <text:p>economia_18</text:p>
          </table:table-cell>
          <table:table-cell table:number-columns-repeated="1020"/>
        </table:table-row>
        <table:table-row table:style-name="ro1">
          <table:table-cell table:formula="of:=[$variaveis.$A12]" office:value-type="float" office:value="13" calcext:value-type="float">
            <text:p>13</text:p>
          </table:table-cell>
          <table:table-cell table:formula="of:=INDIRECT(&quot;variaveis.B&quot; &amp; MATCH([.A12];[$variaveis.$A$1:$variaveis.$A$101];0))" office:value-type="string" office:string-value="Calorias consumidas" calcext:value-type="string">
            <text:p>Calorias consumidas</text:p>
          </table:table-cell>
          <table:table-cell table:style-name="ce23" table:content-validation-name="val1" office:value-type="string" calcext:value-type="string">
            <text:p>SOC</text:p>
          </table:table-cell>
          <table:table-cell table:style-name="ce23" table:formula="of:= CONCATENATE(INDIRECT(&quot;temas.C&quot; &amp; MATCH([.C12];[$temas.$A$1:$temas.$A$99];0)); &quot;_&quot;;[.A12])" office:value-type="string" office:string-value="indicadoressociais_13" calcext:value-type="string">
            <text:p>indicadoressociais_13</text:p>
          </table:table-cell>
          <table:table-cell table:number-columns-repeated="1020"/>
        </table:table-row>
        <table:table-row table:style-name="ro1">
          <table:table-cell table:style-name="ce17" table:formula="of:=[$variaveis.$A13]" office:value-type="float" office:value="11" calcext:value-type="float">
            <text:p>11</text:p>
          </table:table-cell>
          <table:table-cell table:style-name="ce17" table:formula="of:=INDIRECT(&quot;variaveis.B&quot; &amp; MATCH([.A13];[$variaveis.$A$1:$variaveis.$A$101];0))" office:value-type="string" office:string-value="Esperança de vida ao nascer" calcext:value-type="string">
            <text:p>Esperança de vida ao nascer</text:p>
          </table:table-cell>
          <table:table-cell table:style-name="ce22" table:content-validation-name="val1" office:value-type="string" calcext:value-type="string">
            <text:p>SOC</text:p>
          </table:table-cell>
          <table:table-cell table:style-name="ce22" table:formula="of:= CONCATENATE(INDIRECT(&quot;temas.C&quot; &amp; MATCH([.C13];[$temas.$A$1:$temas.$A$99];0)); &quot;_&quot;;[.A13])" office:value-type="string" office:string-value="indicadoressociais_11" calcext:value-type="string">
            <text:p>indicadoressociais_11</text:p>
          </table:table-cell>
          <table:table-cell table:style-name="ce17" table:number-columns-repeated="1020"/>
        </table:table-row>
        <table:table-row table:style-name="ro2">
          <table:table-cell table:style-name="ce17" table:formula="of:=[$variaveis.$A14]" office:value-type="float" office:value="10" calcext:value-type="float">
            <text:p>10</text:p>
          </table:table-cell>
          <table:table-cell table:style-name="ce17" table:formula="of:=INDIRECT(&quot;variaveis.B&quot; &amp; MATCH([.A14];[$variaveis.$A$1:$variaveis.$A$101];0))" office:value-type="string" office:string-value="Índice de desenvolvimento humano" calcext:value-type="string">
            <text:p>Índice de desenvolvimento humano</text:p>
          </table:table-cell>
          <table:table-cell table:style-name="ce22" table:content-validation-name="val1" office:value-type="string" calcext:value-type="string">
            <text:p>SOC</text:p>
          </table:table-cell>
          <table:table-cell table:style-name="ce22" table:formula="of:= CONCATENATE(INDIRECT(&quot;temas.C&quot; &amp; MATCH([.C14];[$temas.$A$1:$temas.$A$99];0)); &quot;_&quot;;[.A14])" office:value-type="string" office:string-value="indicadoressociais_10" calcext:value-type="string">
            <text:p>indicadoressociais_10</text:p>
          </table:table-cell>
          <table:table-cell table:style-name="ce17" table:number-columns-repeated="1020"/>
        </table:table-row>
        <table:table-row table:style-name="ro2">
          <table:table-cell table:style-name="ce17" table:formula="of:=[$variaveis.$A15]" office:value-type="float" office:value="14" calcext:value-type="float">
            <text:p>14</text:p>
          </table:table-cell>
          <table:table-cell table:style-name="ce17" table:formula="of:=INDIRECT(&quot;variaveis.B&quot; &amp; MATCH([.A15];[$variaveis.$A$1:$variaveis.$A$101];0))" office:value-type="string" office:string-value="População com acesso a água potável" calcext:value-type="string">
            <text:p>População com acesso a água potável</text:p>
          </table:table-cell>
          <table:table-cell table:style-name="ce22" table:content-validation-name="val1" office:value-type="string" calcext:value-type="string">
            <text:p>SOC</text:p>
          </table:table-cell>
          <table:table-cell table:style-name="ce22" table:formula="of:= CONCATENATE(INDIRECT(&quot;temas.C&quot; &amp; MATCH([.C15];[$temas.$A$1:$temas.$A$99];0)); &quot;_&quot;;[.A15])" office:value-type="string" office:string-value="indicadoressociais_14" calcext:value-type="string">
            <text:p>indicadoressociais_14</text:p>
          </table:table-cell>
          <table:table-cell table:style-name="ce17" table:number-columns-repeated="1020"/>
        </table:table-row>
        <table:table-row table:style-name="ro2">
          <table:table-cell table:style-name="ce17" table:formula="of:=[$variaveis.$A16]" office:value-type="float" office:value="15" calcext:value-type="float">
            <text:p>15</text:p>
          </table:table-cell>
          <table:table-cell table:style-name="ce17" table:formula="of:=INDIRECT(&quot;variaveis.B&quot; &amp; MATCH([.A16];[$variaveis.$A$1:$variaveis.$A$101];0))" office:value-type="string" office:string-value="População com acesso a rede sanitária" calcext:value-type="string">
            <text:p>População com acesso a rede sanitária</text:p>
          </table:table-cell>
          <table:table-cell table:style-name="ce22" table:content-validation-name="val1" office:value-type="string" calcext:value-type="string">
            <text:p>SOC</text:p>
          </table:table-cell>
          <table:table-cell table:style-name="ce22" table:formula="of:= CONCATENATE(INDIRECT(&quot;temas.C&quot; &amp; MATCH([.C16];[$temas.$A$1:$temas.$A$99];0)); &quot;_&quot;;[.A16])" office:value-type="string" office:string-value="indicadoressociais_15" calcext:value-type="string">
            <text:p>indicadoressociais_15</text:p>
          </table:table-cell>
          <table:table-cell table:style-name="ce17" table:number-columns-repeated="1020"/>
        </table:table-row>
        <table:table-row table:style-name="ro1">
          <table:table-cell table:formula="of:=[$variaveis.$A17]" office:value-type="float" office:value="12" calcext:value-type="float">
            <text:p>12</text:p>
          </table:table-cell>
          <table:table-cell table:formula="of:=INDIRECT(&quot;variaveis.B&quot; &amp; MATCH([.A17];[$variaveis.$A$1:$variaveis.$A$101];0))" office:value-type="string" office:string-value="População subnutrida" calcext:value-type="string">
            <text:p>População subnutrida</text:p>
          </table:table-cell>
          <table:table-cell table:style-name="ce23" table:content-validation-name="val1" office:value-type="string" calcext:value-type="string">
            <text:p>SOC</text:p>
          </table:table-cell>
          <table:table-cell table:style-name="ce23" table:formula="of:= CONCATENATE(INDIRECT(&quot;temas.C&quot; &amp; MATCH([.C17];[$temas.$A$1:$temas.$A$99];0)); &quot;_&quot;;[.A17])" office:value-type="string" office:string-value="indicadoressociais_12" calcext:value-type="string">
            <text:p>indicadoressociais_12</text:p>
          </table:table-cell>
          <table:table-cell table:number-columns-repeated="1020"/>
        </table:table-row>
        <table:table-row table:style-name="ro2">
          <table:table-cell table:formula="of:=[$variaveis.$A18]" office:value-type="float" office:value="17" calcext:value-type="float">
            <text:p>17</text:p>
          </table:table-cell>
          <table:table-cell table:formula="of:=INDIRECT(&quot;variaveis.B&quot; &amp; MATCH([.A18];[$variaveis.$A$1:$variaveis.$A$101];0))" office:value-type="string" office:string-value="Taxa bruta de matrículas para todos os níveis de ensino" calcext:value-type="string">
            <text:p>Taxa bruta de matrículas para todos os níveis de ensino</text:p>
          </table:table-cell>
          <table:table-cell table:style-name="ce23" table:content-validation-name="val1" office:value-type="string" calcext:value-type="string">
            <text:p>SOC</text:p>
          </table:table-cell>
          <table:table-cell table:style-name="ce23" table:formula="of:= CONCATENATE(INDIRECT(&quot;temas.C&quot; &amp; MATCH([.C18];[$temas.$A$1:$temas.$A$99];0)); &quot;_&quot;;[.A18])" office:value-type="string" office:string-value="indicadoressociais_17" calcext:value-type="string">
            <text:p>indicadoressociais_17</text:p>
          </table:table-cell>
          <table:table-cell table:number-columns-repeated="1020"/>
        </table:table-row>
        <table:table-row table:style-name="ro3">
          <table:table-cell table:formula="of:=[$variaveis.$A19]" office:value-type="float" office:value="16" calcext:value-type="float">
            <text:p>16</text:p>
          </table:table-cell>
          <table:table-cell table:formula="of:=INDIRECT(&quot;variaveis.B&quot; &amp; MATCH([.A19];[$variaveis.$A$1:$variaveis.$A$101];0))" office:value-type="string" office:string-value="Taxa de alfabetização das pessoas de 15 anos ou mais de idade" calcext:value-type="string">
            <text:p>Taxa de alfabetização das pessoas de 15 anos ou mais de idade</text:p>
          </table:table-cell>
          <table:table-cell table:style-name="ce23" table:content-validation-name="val1" office:value-type="string" calcext:value-type="string">
            <text:p>SOC</text:p>
          </table:table-cell>
          <table:table-cell table:style-name="ce23" table:formula="of:= CONCATENATE(INDIRECT(&quot;temas.C&quot; &amp; MATCH([.C19];[$temas.$A$1:$temas.$A$99];0)); &quot;_&quot;;[.A19])" office:value-type="string" office:string-value="indicadoressociais_16" calcext:value-type="string">
            <text:p>indicadoressociais_16</text:p>
          </table:table-cell>
          <table:table-cell table:number-columns-repeated="1020"/>
        </table:table-row>
        <table:table-row table:style-name="ro1">
          <table:table-cell table:style-name="ce17" table:formula="of:=[$variaveis.$A22]" office:value-type="float" office:value="33" calcext:value-type="float">
            <text:p>33</text:p>
          </table:table-cell>
          <table:table-cell table:style-name="ce17" table:formula="of:=INDIRECT(&quot;variaveis.B&quot; &amp; MATCH([.A20];[$variaveis.$A$1:$variaveis.$A$101];0))" office:value-type="string" office:string-value="Áreas cultivadas" calcext:value-type="string">
            <text:p>Áreas cultivadas</text:p>
          </table:table-cell>
          <table:table-cell table:style-name="ce22" table:content-validation-name="val1" office:value-type="string" calcext:value-type="string">
            <text:p>AMB</text:p>
          </table:table-cell>
          <table:table-cell table:style-name="ce22" table:formula="of:= CONCATENATE(INDIRECT(&quot;temas.C&quot; &amp; MATCH([.C20];[$temas.$A$1:$temas.$A$99];0)); &quot;_&quot;;[.A20])" office:value-type="string" office:string-value="meioambiente_33" calcext:value-type="string">
            <text:p>meioambiente_33</text:p>
          </table:table-cell>
          <table:table-cell table:style-name="ce17" table:number-columns-repeated="1020"/>
        </table:table-row>
        <table:table-row table:style-name="ro1">
          <table:table-cell table:style-name="ce17" table:formula="of:=[$variaveis.$A23]" office:value-type="float" office:value="34" calcext:value-type="float">
            <text:p>34</text:p>
          </table:table-cell>
          <table:table-cell table:style-name="ce17" table:formula="of:=INDIRECT(&quot;variaveis.B&quot; &amp; MATCH([.A21];[$variaveis.$A$1:$variaveis.$A$101];0))" office:value-type="string" office:string-value="Áreas de pastagens permanentes" calcext:value-type="string">
            <text:p>Áreas de pastagens permanentes</text:p>
          </table:table-cell>
          <table:table-cell table:style-name="ce22" table:content-validation-name="val1" office:value-type="string" calcext:value-type="string">
            <text:p>AMB</text:p>
          </table:table-cell>
          <table:table-cell table:style-name="ce22" table:formula="of:= CONCATENATE(INDIRECT(&quot;temas.C&quot; &amp; MATCH([.C21];[$temas.$A$1:$temas.$A$99];0)); &quot;_&quot;;[.A21])" office:value-type="string" office:string-value="meioambiente_34" calcext:value-type="string">
            <text:p>meioambiente_34</text:p>
          </table:table-cell>
          <table:table-cell table:style-name="ce17" table:number-columns-repeated="1020"/>
        </table:table-row>
        <table:table-row table:style-name="ro1">
          <table:table-cell table:style-name="ce17" table:formula="of:=[$variaveis.$A24]" office:value-type="float" office:value="32" calcext:value-type="float">
            <text:p>32</text:p>
          </table:table-cell>
          <table:table-cell table:style-name="ce17" table:formula="of:=INDIRECT(&quot;variaveis.B&quot; &amp; MATCH([.A22];[$variaveis.$A$1:$variaveis.$A$101];0))" office:value-type="string" office:string-value="Áreas protegidas no total do território nacional" calcext:value-type="string">
            <text:p>Áreas protegidas no total do território nacional</text:p>
          </table:table-cell>
          <table:table-cell table:style-name="ce22" table:content-validation-name="val1" office:value-type="string" calcext:value-type="string">
            <text:p>AMB</text:p>
          </table:table-cell>
          <table:table-cell table:style-name="ce22" table:formula="of:= CONCATENATE(INDIRECT(&quot;temas.C&quot; &amp; MATCH([.C22];[$temas.$A$1:$temas.$A$99];0)); &quot;_&quot;;[.A22])" office:value-type="string" office:string-value="meioambiente_32" calcext:value-type="string">
            <text:p>meioambiente_32</text:p>
          </table:table-cell>
          <table:table-cell table:style-name="ce17" table:number-columns-repeated="1020"/>
        </table:table-row>
        <table:table-row table:style-name="ro1">
          <table:table-cell table:style-name="ce17" table:formula="of:=[$variaveis.$A25]" office:value-type="float" office:value="35" calcext:value-type="float">
            <text:p>35</text:p>
          </table:table-cell>
          <table:table-cell table:style-name="ce17" table:formula="of:=INDIRECT(&quot;variaveis.B&quot; &amp; MATCH([.A23];[$variaveis.$A$1:$variaveis.$A$101];0))" office:value-type="string" office:string-value="Produção de gás natural" calcext:value-type="string">
            <text:p>Produção de gás natural</text:p>
          </table:table-cell>
          <table:table-cell table:style-name="ce22" table:content-validation-name="val1" office:value-type="string" calcext:value-type="string">
            <text:p>AMB</text:p>
          </table:table-cell>
          <table:table-cell table:style-name="ce22" table:formula="of:= CONCATENATE(INDIRECT(&quot;temas.C&quot; &amp; MATCH([.C23];[$temas.$A$1:$temas.$A$99];0)); &quot;_&quot;;[.A23])" office:value-type="string" office:string-value="meioambiente_35" calcext:value-type="string">
            <text:p>meioambiente_35</text:p>
          </table:table-cell>
          <table:table-cell table:style-name="ce17" table:number-columns-repeated="1020"/>
        </table:table-row>
        <table:table-row table:style-name="ro1">
          <table:table-cell table:style-name="ce17" table:formula="of:=[$variaveis.$A26]" office:value-type="float" office:value="36" calcext:value-type="float">
            <text:p>36</text:p>
          </table:table-cell>
          <table:table-cell table:style-name="ce17" table:formula="of:=INDIRECT(&quot;variaveis.B&quot; &amp; MATCH([.A24];[$variaveis.$A$1:$variaveis.$A$101];0))" office:value-type="string" office:string-value="Produção de petróleo" calcext:value-type="string">
            <text:p>Produção de petróleo</text:p>
          </table:table-cell>
          <table:table-cell table:style-name="ce22" table:content-validation-name="val1" office:value-type="string" calcext:value-type="string">
            <text:p>AMB</text:p>
          </table:table-cell>
          <table:table-cell table:style-name="ce22" table:formula="of:= CONCATENATE(INDIRECT(&quot;temas.C&quot; &amp; MATCH([.C24];[$temas.$A$1:$temas.$A$99];0)); &quot;_&quot;;[.A24])" office:value-type="string" office:string-value="meioambiente_36" calcext:value-type="string">
            <text:p>meioambiente_36</text:p>
          </table:table-cell>
          <table:table-cell table:style-name="ce17" table:number-columns-repeated="1020"/>
        </table:table-row>
        <table:table-row table:style-name="ro1">
          <table:table-cell table:style-name="ce17" table:formula="of:=[$variaveis.$A27]" office:value-type="float" office:value="6" calcext:value-type="float">
            <text:p>6</text:p>
          </table:table-cell>
          <table:table-cell table:style-name="ce17" table:formula="of:=INDIRECT(&quot;variaveis.B&quot; &amp; MATCH([.A25];[$variaveis.$A$1:$variaveis.$A$101];0))" office:value-type="string" office:string-value="Densidade demográfica" calcext:value-type="string">
            <text:p>Densidade demográfica</text:p>
          </table:table-cell>
          <table:table-cell table:style-name="ce22" table:content-validation-name="val1" office:value-type="string" calcext:value-type="string">
            <text:p>POP</text:p>
          </table:table-cell>
          <table:table-cell table:style-name="ce22" table:formula="of:= CONCATENATE(INDIRECT(&quot;temas.C&quot; &amp; MATCH([.C25];[$temas.$A$1:$temas.$A$99];0)); &quot;_&quot;;[.A25])" office:value-type="string" office:string-value="populacao_6" calcext:value-type="string">
            <text:p>populacao_6</text:p>
          </table:table-cell>
          <table:table-cell table:style-name="ce17" table:number-columns-repeated="1020"/>
        </table:table-row>
        <table:table-row table:style-name="ro1">
          <table:table-cell table:style-name="ce19" table:formula="of:=[$variaveis.$A28]" office:value-type="float" office:value="2" calcext:value-type="float">
            <text:p>2</text:p>
          </table:table-cell>
          <table:table-cell table:style-name="ce19" table:formula="of:=INDIRECT(&quot;variaveis.B&quot; &amp; MATCH([.A26];[$variaveis.$A$1:$variaveis.$A$101];0))" office:value-type="string" office:string-value="Homens" calcext:value-type="string">
            <text:p>Homens</text:p>
          </table:table-cell>
          <table:table-cell table:style-name="ce25" table:content-validation-name="val1" office:value-type="string" calcext:value-type="string">
            <text:p>POP</text:p>
          </table:table-cell>
          <table:table-cell table:style-name="ce25" table:formula="of:= CONCATENATE(INDIRECT(&quot;temas.C&quot; &amp; MATCH([.C26];[$temas.$A$1:$temas.$A$99];0)); &quot;_&quot;;[.A26])" office:value-type="string" office:string-value="populacao_2" calcext:value-type="string">
            <text:p>populacao_2</text:p>
          </table:table-cell>
          <table:table-cell table:style-name="ce19" table:number-columns-repeated="1020"/>
        </table:table-row>
        <table:table-row table:style-name="ro1">
          <table:table-cell table:style-name="ce19" table:formula="of:=[$variaveis.$A29]" office:value-type="float" office:value="3" calcext:value-type="float">
            <text:p>3</text:p>
          </table:table-cell>
          <table:table-cell table:style-name="ce19" table:formula="of:=INDIRECT(&quot;variaveis.B&quot; &amp; MATCH([.A27];[$variaveis.$A$1:$variaveis.$A$101];0))" office:value-type="string" office:string-value="Mulheres" calcext:value-type="string">
            <text:p>Mulheres</text:p>
          </table:table-cell>
          <table:table-cell table:style-name="ce25" table:content-validation-name="val1" office:value-type="string" calcext:value-type="string">
            <text:p>POP</text:p>
          </table:table-cell>
          <table:table-cell table:style-name="ce25" table:formula="of:= CONCATENATE(INDIRECT(&quot;temas.C&quot; &amp; MATCH([.C27];[$temas.$A$1:$temas.$A$99];0)); &quot;_&quot;;[.A27])" office:value-type="string" office:string-value="populacao_3" calcext:value-type="string">
            <text:p>populacao_3</text:p>
          </table:table-cell>
          <table:table-cell table:style-name="ce19" table:number-columns-repeated="1020"/>
        </table:table-row>
        <table:table-row table:style-name="ro1">
          <table:table-cell table:style-name="ce17" table:formula="of:=[$variaveis.$A30]" office:value-type="float" office:value="5" calcext:value-type="float">
            <text:p>5</text:p>
          </table:table-cell>
          <table:table-cell table:style-name="ce17" table:formula="of:=INDIRECT(&quot;variaveis.B&quot; &amp; MATCH([.A28];[$variaveis.$A$1:$variaveis.$A$101];0))" office:value-type="string" office:string-value="População residente em área rural" calcext:value-type="string">
            <text:p>População residente em área rural</text:p>
          </table:table-cell>
          <table:table-cell table:style-name="ce22" table:content-validation-name="val1" office:value-type="string" calcext:value-type="string">
            <text:p>POP</text:p>
          </table:table-cell>
          <table:table-cell table:style-name="ce22" table:formula="of:= CONCATENATE(INDIRECT(&quot;temas.C&quot; &amp; MATCH([.C28];[$temas.$A$1:$temas.$A$99];0)); &quot;_&quot;;[.A28])" office:value-type="string" office:string-value="populacao_5" calcext:value-type="string">
            <text:p>populacao_5</text:p>
          </table:table-cell>
          <table:table-cell table:style-name="ce17" table:number-columns-repeated="1020"/>
        </table:table-row>
        <table:table-row table:style-name="ro1">
          <table:table-cell table:style-name="ce17" table:formula="of:=[$variaveis.$A31]" office:value-type="float" office:value="4" calcext:value-type="float">
            <text:p>4</text:p>
          </table:table-cell>
          <table:table-cell table:style-name="ce17" table:formula="of:=INDIRECT(&quot;variaveis.B&quot; &amp; MATCH([.A29];[$variaveis.$A$1:$variaveis.$A$101];0))" office:value-type="string" office:string-value="População residente em área urbana" calcext:value-type="string">
            <text:p>População residente em área urbana</text:p>
          </table:table-cell>
          <table:table-cell table:style-name="ce22" table:content-validation-name="val1" office:value-type="string" calcext:value-type="string">
            <text:p>POP</text:p>
          </table:table-cell>
          <table:table-cell table:style-name="ce22" table:formula="of:= CONCATENATE(INDIRECT(&quot;temas.C&quot; &amp; MATCH([.C29];[$temas.$A$1:$temas.$A$99];0)); &quot;_&quot;;[.A29])" office:value-type="string" office:string-value="populacao_4" calcext:value-type="string">
            <text:p>populacao_4</text:p>
          </table:table-cell>
          <table:table-cell table:style-name="ce17" table:number-columns-repeated="1020"/>
        </table:table-row>
        <table:table-row table:style-name="ro1">
          <table:table-cell table:style-name="ce19" table:formula="of:=[$variaveis.$A32]" office:value-type="float" office:value="1" calcext:value-type="float">
            <text:p>1</text:p>
          </table:table-cell>
          <table:table-cell table:style-name="ce19" table:formula="of:=INDIRECT(&quot;variaveis.B&quot; &amp; MATCH([.A30];[$variaveis.$A$1:$variaveis.$A$101];0))" office:value-type="string" office:string-value="População total" calcext:value-type="string">
            <text:p>População total</text:p>
          </table:table-cell>
          <table:table-cell table:style-name="ce25" table:content-validation-name="val1" office:value-type="string" calcext:value-type="string">
            <text:p>POP</text:p>
          </table:table-cell>
          <table:table-cell table:style-name="ce25" table:formula="of:= CONCATENATE(INDIRECT(&quot;temas.C&quot; &amp; MATCH([.C30];[$temas.$A$1:$temas.$A$99];0)); &quot;_&quot;;[.A30])" office:value-type="string" office:string-value="populacao_1" calcext:value-type="string">
            <text:p>populacao_1</text:p>
          </table:table-cell>
          <table:table-cell table:style-name="ce19" table:number-columns-repeated="1020"/>
        </table:table-row>
        <table:table-row table:style-name="ro1">
          <table:table-cell table:style-name="ce19" table:formula="of:=[$variaveis.$A33]" office:value-type="float" office:value="9" calcext:value-type="float">
            <text:p>9</text:p>
          </table:table-cell>
          <table:table-cell table:style-name="ce19" table:formula="of:=INDIRECT(&quot;variaveis.B&quot; &amp; MATCH([.A31];[$variaveis.$A$1:$variaveis.$A$101];0))" office:value-type="string" office:string-value="Taxa bruta de mortalidade" calcext:value-type="string">
            <text:p>Taxa bruta de mortalidade</text:p>
          </table:table-cell>
          <table:table-cell table:style-name="ce25" table:content-validation-name="val1" office:value-type="string" calcext:value-type="string">
            <text:p>POP</text:p>
          </table:table-cell>
          <table:table-cell table:style-name="ce25" table:formula="of:= CONCATENATE(INDIRECT(&quot;temas.C&quot; &amp; MATCH([.C31];[$temas.$A$1:$temas.$A$99];0)); &quot;_&quot;;[.A31])" office:value-type="string" office:string-value="populacao_9" calcext:value-type="string">
            <text:p>populacao_9</text:p>
          </table:table-cell>
          <table:table-cell table:style-name="ce19" table:number-columns-repeated="1020"/>
        </table:table-row>
        <table:table-row table:style-name="ro1">
          <table:table-cell table:style-name="ce19" table:formula="of:=[$variaveis.$A34]" office:value-type="float" office:value="8" calcext:value-type="float">
            <text:p>8</text:p>
          </table:table-cell>
          <table:table-cell table:style-name="ce19" table:formula="of:=INDIRECT(&quot;variaveis.B&quot; &amp; MATCH([.A32];[$variaveis.$A$1:$variaveis.$A$101];0))" office:value-type="string" office:string-value="Taxa bruta de natalidade" calcext:value-type="string">
            <text:p>Taxa bruta de natalidade</text:p>
          </table:table-cell>
          <table:table-cell table:style-name="ce25" table:content-validation-name="val1" office:value-type="string" calcext:value-type="string">
            <text:p>POP</text:p>
          </table:table-cell>
          <table:table-cell table:style-name="ce25" table:formula="of:= CONCATENATE(INDIRECT(&quot;temas.C&quot; &amp; MATCH([.C32];[$temas.$A$1:$temas.$A$99];0)); &quot;_&quot;;[.A32])" office:value-type="string" office:string-value="populacao_8" calcext:value-type="string">
            <text:p>populacao_8</text:p>
          </table:table-cell>
          <table:table-cell table:style-name="ce19" table:number-columns-repeated="1020"/>
        </table:table-row>
        <table:table-row table:style-name="ro1">
          <table:table-cell table:style-name="ce19" table:formula="of:=[$variaveis.$A35]" office:value-type="float" office:value="7" calcext:value-type="float">
            <text:p>7</text:p>
          </table:table-cell>
          <table:table-cell table:style-name="ce19" table:formula="of:=INDIRECT(&quot;variaveis.B&quot; &amp; MATCH([.A33];[$variaveis.$A$1:$variaveis.$A$101];0))" office:value-type="string" office:string-value="Taxa média anual do crescimento da população" calcext:value-type="string">
            <text:p>Taxa média anual do crescimento da população</text:p>
          </table:table-cell>
          <table:table-cell table:style-name="ce25" table:content-validation-name="val1" office:value-type="string" calcext:value-type="string">
            <text:p>POP</text:p>
          </table:table-cell>
          <table:table-cell table:style-name="ce25" table:formula="of:= CONCATENATE(INDIRECT(&quot;temas.C&quot; &amp; MATCH([.C33];[$temas.$A$1:$temas.$A$99];0)); &quot;_&quot;;[.A33])" office:value-type="string" office:string-value="populacao_7" calcext:value-type="string">
            <text:p>populacao_7</text:p>
          </table:table-cell>
          <table:table-cell table:style-name="ce19" table:number-columns-repeated="1020"/>
        </table:table-row>
        <table:table-row table:style-name="ro1">
          <table:table-cell table:style-name="ce19" table:formula="of:=[$variaveis.$A36]" office:value-type="float" office:value="29" calcext:value-type="float">
            <text:p>29</text:p>
          </table:table-cell>
          <table:table-cell table:style-name="ce19" table:formula="of:=INDIRECT(&quot;variaveis.B&quot; &amp; MATCH([.A34];[$variaveis.$A$1:$variaveis.$A$101];0))" office:value-type="string" office:string-value="Assinantes de telefonia celular" calcext:value-type="string">
            <text:p>Assinantes de telefonia celular</text:p>
          </table:table-cell>
          <table:table-cell table:style-name="ce25" table:content-validation-name="val1" office:value-type="string" calcext:value-type="string">
            <text:p>RED</text:p>
          </table:table-cell>
          <table:table-cell table:style-name="ce25" table:formula="of:= CONCATENATE(INDIRECT(&quot;temas.C&quot; &amp; MATCH([.C34];[$temas.$A$1:$temas.$A$99];0)); &quot;_&quot;;[.A34])" office:value-type="string" office:string-value="redes_29" calcext:value-type="string">
            <text:p>redes_29</text:p>
          </table:table-cell>
          <table:table-cell table:style-name="ce19" table:number-columns-repeated="1020"/>
        </table:table-row>
        <table:table-row table:style-name="ro1">
          <table:table-cell table:style-name="ce19" table:formula="of:=[$variaveis.$A37]" office:value-type="float" office:value="28" calcext:value-type="float">
            <text:p>28</text:p>
          </table:table-cell>
          <table:table-cell table:style-name="ce19" table:formula="of:=INDIRECT(&quot;variaveis.B&quot; &amp; MATCH([.A35];[$variaveis.$A$1:$variaveis.$A$101];0))" office:value-type="string" office:string-value="Linhas telefônicas" calcext:value-type="string">
            <text:p>Linhas telefônicas</text:p>
          </table:table-cell>
          <table:table-cell table:style-name="ce25" table:content-validation-name="val1" office:value-type="string" calcext:value-type="string">
            <text:p>RED</text:p>
          </table:table-cell>
          <table:table-cell table:style-name="ce25" table:formula="of:= CONCATENATE(INDIRECT(&quot;temas.C&quot; &amp; MATCH([.C35];[$temas.$A$1:$temas.$A$99];0)); &quot;_&quot;;[.A35])" office:value-type="string" office:string-value="redes_28" calcext:value-type="string">
            <text:p>redes_28</text:p>
          </table:table-cell>
          <table:table-cell table:style-name="ce19" table:number-columns-repeated="1020"/>
        </table:table-row>
        <table:table-row table:style-name="ro1">
          <table:table-cell table:formula="of:=[$variaveis.$A38]" office:value-type="float" office:value="30" calcext:value-type="float">
            <text:p>30</text:p>
          </table:table-cell>
          <table:table-cell table:formula="of:=INDIRECT(&quot;variaveis.B&quot; &amp; MATCH([.A36];[$variaveis.$A$1:$variaveis.$A$101];0))" office:value-type="string" office:string-value="Número de computadores pessoais" calcext:value-type="string">
            <text:p>Número de computadores pessoais</text:p>
          </table:table-cell>
          <table:table-cell table:style-name="ce23" table:content-validation-name="val1" office:value-type="string" calcext:value-type="string">
            <text:p>RED</text:p>
          </table:table-cell>
          <table:table-cell table:style-name="ce23" table:formula="of:= CONCATENATE(INDIRECT(&quot;temas.C&quot; &amp; MATCH([.C36];[$temas.$A$1:$temas.$A$99];0)); &quot;_&quot;;[.A36])" office:value-type="string" office:string-value="redes_30" calcext:value-type="string">
            <text:p>redes_30</text:p>
          </table:table-cell>
          <table:table-cell table:number-columns-repeated="1020"/>
        </table:table-row>
        <table:table-row table:style-name="ro1">
          <table:table-cell table:style-name="ce19" table:formula="of:=[$variaveis.$A39]" office:value-type="float" office:value="31" calcext:value-type="float">
            <text:p>31</text:p>
          </table:table-cell>
          <table:table-cell table:style-name="ce19" table:formula="of:=INDIRECT(&quot;variaveis.B&quot; &amp; MATCH([.A37];[$variaveis.$A$1:$variaveis.$A$101];0))" office:value-type="string" office:string-value="Usuários com acesso a internet" calcext:value-type="string">
            <text:p>Usuários com acesso a internet</text:p>
          </table:table-cell>
          <table:table-cell table:style-name="ce25" table:content-validation-name="val1" office:value-type="string" calcext:value-type="string">
            <text:p>RED</text:p>
          </table:table-cell>
          <table:table-cell table:style-name="ce25" table:formula="of:= CONCATENATE(INDIRECT(&quot;temas.C&quot; &amp; MATCH([.C37];[$temas.$A$1:$temas.$A$99];0)); &quot;_&quot;;[.A37])" office:value-type="string" office:string-value="redes_31" calcext:value-type="string">
            <text:p>redes_31</text:p>
          </table:table-cell>
          <table:table-cell table:style-name="ce19"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temas" table:style-name="ta1">
        <table:table-column table:style-name="co5" table:number-columns-repeated="1024" table:default-cell-style-name="ce6"/>
        <table:table-row table:style-name="ro4">
          <table:table-cell table:style-name="ce5" office:value-type="string" calcext:value-type="string">
            <text:p>id</text:p>
          </table:table-cell>
          <table:table-cell table:style-name="ce5" office:value-type="string" calcext:value-type="string">
            <text:p>nome</text:p>
          </table:table-cell>
          <table:table-cell office:value-type="string" calcext:value-type="string">
            <text:p>alias</text:p>
          </table:table-cell>
          <table:table-cell table:number-columns-repeated="1021"/>
        </table:table-row>
        <table:table-row table:style-name="ro4">
          <table:table-cell office:value-type="string" calcext:value-type="string">
            <text:p>ECO</text:p>
          </table:table-cell>
          <table:table-cell office:value-type="string" calcext:value-type="string">
            <text:p>Economia</text:p>
          </table:table-cell>
          <table:table-cell office:value-type="string" calcext:value-type="string">
            <text:p>economia</text:p>
          </table:table-cell>
          <table:table-cell table:number-columns-repeated="1021"/>
        </table:table-row>
        <table:table-row table:style-name="ro4">
          <table:table-cell office:value-type="string" calcext:value-type="string">
            <text:p>SOC</text:p>
          </table:table-cell>
          <table:table-cell office:value-type="string" calcext:value-type="string">
            <text:p>Indicadores sociais</text:p>
          </table:table-cell>
          <table:table-cell office:value-type="string" calcext:value-type="string">
            <text:p>indicadoressociais</text:p>
          </table:table-cell>
          <table:table-cell table:number-columns-repeated="1021"/>
        </table:table-row>
        <table:table-row table:style-name="ro4">
          <table:table-cell office:value-type="string" calcext:value-type="string">
            <text:p>AMB</text:p>
          </table:table-cell>
          <table:table-cell office:value-type="string" calcext:value-type="string">
            <text:p>Meio Ambiente</text:p>
          </table:table-cell>
          <table:table-cell office:value-type="string" calcext:value-type="string">
            <text:p>meioambiente</text:p>
          </table:table-cell>
          <table:table-cell table:number-columns-repeated="1021"/>
        </table:table-row>
        <table:table-row table:style-name="ro4">
          <table:table-cell office:value-type="string" calcext:value-type="string">
            <text:p>POP</text:p>
          </table:table-cell>
          <table:table-cell office:value-type="string" calcext:value-type="string">
            <text:p>População</text:p>
          </table:table-cell>
          <table:table-cell table:formula="of:=&quot;populacao&quot;" office:value-type="string" office:string-value="populacao" calcext:value-type="string">
            <text:p>populacao</text:p>
          </table:table-cell>
          <table:table-cell table:number-columns-repeated="1021"/>
        </table:table-row>
        <table:table-row table:style-name="ro4">
          <table:table-cell office:value-type="string" calcext:value-type="string">
            <text:p>RED</text:p>
          </table:table-cell>
          <table:table-cell office:value-type="string" calcext:value-type="string">
            <text:p>Redes</text:p>
          </table:table-cell>
          <table:table-cell office:value-type="string" calcext:value-type="string">
            <text:p>redes</text:p>
          </table:table-cell>
          <table:table-cell table:number-columns-repeated="1021"/>
        </table:table-row>
        <table:table-row table:style-name="ro4">
          <table:table-cell office:value-type="string" calcext:value-type="string">
            <text:p>SAU</text:p>
          </table:table-cell>
          <table:table-cell office:value-type="string" calcext:value-type="string">
            <text:p>Saúde</text:p>
          </table:table-cell>
          <table:table-cell office:value-type="string" calcext:value-type="string">
            <text:p>saude</text:p>
          </table:table-cell>
          <table:table-cell table:number-columns-repeated="1021"/>
        </table:table-row>
        <table:table-row table:style-name="ro4" table:number-rows-repeated="1048568">
          <table:table-cell table:number-columns-repeated="1024"/>
        </table:table-row>
        <table:table-row table:style-name="ro4">
          <table:table-cell table:number-columns-repeated="1024"/>
        </table:table-row>
      </table:table>
      <table:table table:name="variaveis" table:style-name="ta1">
        <table:table-column table:style-name="co6" table:default-cell-style-name="ce8"/>
        <table:table-column table:style-name="co7" table:default-cell-style-name="ce10"/>
        <table:table-column table:style-name="co8" table:default-cell-style-name="ce10"/>
        <table:table-column table:style-name="co9" table:default-cell-style-name="ce10"/>
        <table:table-column table:style-name="co5" table:number-columns-repeated="2" table:default-cell-style-name="ce8"/>
        <table:table-column table:style-name="co10" table:default-cell-style-name="ce8"/>
        <table:table-column table:style-name="co5" table:default-cell-style-name="ce8"/>
        <table:table-column table:style-name="co11" table:default-cell-style-name="ce8"/>
        <table:table-column table:style-name="co5" table:number-columns-repeated="1014" table:default-cell-style-name="ce8"/>
        <table:table-column table:style-name="co5" table:default-cell-style-name="Default"/>
        <table:table-row table:style-name="ro5">
          <table:table-cell table:style-name="ce7" office:value-type="string" calcext:value-type="string">
            <text:p>id</text:p>
          </table:table-cell>
          <table:table-cell table:style-name="ce9" office:value-type="string" calcext:value-type="string">
            <text:p>nome</text:p>
          </table:table-cell>
          <table:table-cell table:style-name="ce9" office:value-type="string" calcext:value-type="string">
            <text:p>nome_english</text:p>
          </table:table-cell>
          <table:table-cell table:style-name="ce9" office:value-type="string" calcext:value-type="string">
            <text:p>nome_na_publicacao</text:p>
          </table:table-cell>
          <table:table-cell table:style-name="ce7" office:value-type="string" calcext:value-type="string">
            <text:p>fonte</text:p>
          </table:table-cell>
          <table:table-cell table:style-name="ce7" office:value-type="string" calcext:value-type="string">
            <text:p>unidade</text:p>
          </table:table-cell>
          <table:table-cell table:style-name="ce7" office:value-type="string" calcext:value-type="string">
            <text:p>multiplicador</text:p>
          </table:table-cell>
          <table:table-cell table:style-name="ce7" office:value-type="string" calcext:value-type="string">
            <text:p>periodo_mais_antigo</text:p>
          </table:table-cell>
          <table:table-cell table:style-name="ce7" office:value-type="string" calcext:value-type="string">
            <text:p>periodicidade</text:p>
          </table:table-cell>
          <table:table-cell table:style-name="ce7" table:number-columns-repeated="1014"/>
          <table:table-cell/>
        </table:table-row>
        <table:table-row table:style-name="ro1">
          <table:table-cell office:value-type="float" office:value="25" calcext:value-type="float">
            <text:p>25</text:p>
          </table:table-cell>
          <table:table-cell office:value-type="string" calcext:value-type="string">
            <text:p>Entrada de turistas</text:p>
          </table:table-cell>
          <table:table-cell office:value-type="string" calcext:value-type="string">
            <text:p>Tourist arrivals</text:p>
          </table:table-cell>
          <table:table-cell office:value-type="string" calcext:value-type="string">
            <text:p>International tourism, number of arrivals</text:p>
          </table:table-cell>
          <table:table-cell table:content-validation-name="val2" office:value-type="string" calcext:value-type="string">
            <text:p>WDI</text:p>
          </table:table-cell>
          <table:table-cell/>
          <table:table-cell office:value-type="float" office:value="1" calcext:value-type="float">
            <text:p>1</text:p>
          </table:table-cell>
          <table:table-cell office:value-type="float" office:value="1995" calcext:value-type="float">
            <text:p>1995</text:p>
          </table:table-cell>
          <table:table-cell office:value-type="string" calcext:value-type="string">
            <text:p>anual</text:p>
          </table:table-cell>
          <table:table-cell table:number-columns-repeated="1015"/>
        </table:table-row>
        <table:table-row table:style-name="ro1">
          <table:table-cell office:value-type="float" office:value="23" calcext:value-type="float">
            <text:p>23</text:p>
          </table:table-cell>
          <table:table-cell office:value-type="string" calcext:value-type="string">
            <text:p>Gastos públicos com educação</text:p>
          </table:table-cell>
          <table:table-cell office:value-type="string" calcext:value-type="string">
            <text:p>Public expenditure on education</text:p>
          </table:table-cell>
          <table:table-cell office:value-type="string" calcext:value-type="string">
            <text:p>Government expenditure on education (% of GDP)</text:p>
          </table:table-cell>
          <table:table-cell table:content-validation-name="val2" office:value-type="string" calcext:value-type="string">
            <text:p>HDR</text:p>
          </table:table-cell>
          <table:table-cell office:value-type="string" calcext:value-type="string">
            <text:p>%</text:p>
          </table:table-cell>
          <table:table-cell/>
          <table:table-cell office:value-type="float" office:value="2000" calcext:value-type="float">
            <text:p>2000</text:p>
          </table:table-cell>
          <table:table-cell office:value-type="string" calcext:value-type="string">
            <text:p>inconstante</text:p>
          </table:table-cell>
          <table:table-cell table:number-columns-repeated="1015"/>
        </table:table-row>
        <table:table-row table:style-name="ro1">
          <table:table-cell office:value-type="float" office:value="24" calcext:value-type="float">
            <text:p>24</text:p>
          </table:table-cell>
          <table:table-cell office:value-type="string" calcext:value-type="string">
            <text:p>Gastos públicos com saúde</text:p>
          </table:table-cell>
          <table:table-cell office:value-type="string" calcext:value-type="string">
            <text:p>Public expenditure on education</text:p>
          </table:table-cell>
          <table:table-cell office:value-type="string" calcext:value-type="string">
            <text:p>Government expenditure on health (% of GDP)</text:p>
          </table:table-cell>
          <table:table-cell table:content-validation-name="val2" office:value-type="string" calcext:value-type="string">
            <text:p>HDR</text:p>
          </table:table-cell>
          <table:table-cell office:value-type="string" calcext:value-type="string">
            <text:p>%</text:p>
          </table:table-cell>
          <table:table-cell/>
          <table:table-cell office:value-type="float" office:value="2000" calcext:value-type="float">
            <text:p>2000</text:p>
          </table:table-cell>
          <table:table-cell office:value-type="string" calcext:value-type="string">
            <text:p>inconstante</text:p>
          </table:table-cell>
          <table:table-cell table:number-columns-repeated="1015"/>
        </table:table-row>
        <table:table-row table:style-name="ro2">
          <table:table-cell office:value-type="float" office:value="22" calcext:value-type="float">
            <text:p>22</text:p>
          </table:table-cell>
          <table:table-cell office:value-type="string" calcext:value-type="string">
            <text:p>Investimentos em pesquisa e desenvolvimento</text:p>
          </table:table-cell>
          <table:table-cell office:value-type="string" calcext:value-type="string">
            <text:p>Investment in research and development</text:p>
          </table:table-cell>
          <table:table-cell office:value-type="string" calcext:value-type="string">
            <text:p>Research and development expenditure (% of GDP)</text:p>
          </table:table-cell>
          <table:table-cell table:content-validation-name="val2" office:value-type="string" calcext:value-type="string">
            <text:p>WDI</text:p>
          </table:table-cell>
          <table:table-cell office:value-type="string" calcext:value-type="string">
            <text:p>%</text:p>
          </table:table-cell>
          <table:table-cell office:value-type="float" office:value="1" calcext:value-type="float">
            <text:p>1</text:p>
          </table:table-cell>
          <table:table-cell office:value-type="float" office:value="1996" calcext:value-type="float">
            <text:p>1996</text:p>
          </table:table-cell>
          <table:table-cell office:value-type="string" calcext:value-type="string">
            <text:p>anual</text:p>
          </table:table-cell>
          <table:table-cell table:number-columns-repeated="1015"/>
        </table:table-row>
        <table:table-row table:style-name="ro2">
          <table:table-cell office:value-type="float" office:value="21" calcext:value-type="float">
            <text:p>21</text:p>
          </table:table-cell>
          <table:table-cell office:value-type="string" calcext:value-type="string">
            <text:p>Mulheres de 15 anos ou mais de idade economicamente ativas</text:p>
          </table:table-cell>
          <table:table-cell office:value-type="string" calcext:value-type="string">
            <text:p>Economically-active women 15 years of age or over</text:p>
          </table:table-cell>
          <table:table-cell office:value-type="string" calcext:value-type="string">
            <text:p>Labour force participation rate by sex and age -- ILO modelled estimates, July 2017 (%)</text:p>
          </table:table-cell>
          <table:table-cell table:content-validation-name="val2" office:value-type="string" calcext:value-type="string">
            <text:p>ILO</text:p>
          </table:table-cell>
          <table:table-cell office:value-type="string" calcext:value-type="string">
            <text:p>%</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1">
          <table:table-cell office:value-type="float" office:value="19" calcext:value-type="float">
            <text:p>19</text:p>
          </table:table-cell>
          <table:table-cell office:value-type="string" calcext:value-type="string">
            <text:p>PIB per capita</text:p>
          </table:table-cell>
          <table:table-cell office:value-type="string" calcext:value-type="string">
            <text:p>GDP per capita</text:p>
          </table:table-cell>
          <table:table-cell office:value-type="string" calcext:value-type="string">
            <text:p>GDP, Per Capita GDP - US Dollars</text:p>
          </table:table-cell>
          <table:table-cell table:content-validation-name="val2" office:value-type="string" calcext:value-type="string">
            <text:p>NAD</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2">
          <table:table-cell office:value-type="float" office:value="20" calcext:value-type="float">
            <text:p>20</text:p>
          </table:table-cell>
          <table:table-cell office:value-type="string" calcext:value-type="string">
            <text:p>População de 15 anos ou mais de idade economicamente ativas</text:p>
          </table:table-cell>
          <table:table-cell office:value-type="string" calcext:value-type="string">
            <text:p>Economically-active population 15 years of age or over</text:p>
          </table:table-cell>
          <table:table-cell office:value-type="string" calcext:value-type="string">
            <text:p>Labour force participation rate by sex and age -- ILO modelled estimates, July 2017 (%)</text:p>
          </table:table-cell>
          <table:table-cell table:content-validation-name="val2" office:value-type="string" calcext:value-type="string">
            <text:p>ILO</text:p>
          </table:table-cell>
          <table:table-cell office:value-type="string" calcext:value-type="string">
            <text:p>%</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1">
          <table:table-cell office:value-type="float" office:value="27" calcext:value-type="float">
            <text:p>27</text:p>
          </table:table-cell>
          <table:table-cell office:value-type="string" calcext:value-type="string">
            <text:p>Total de exportação</text:p>
          </table:table-cell>
          <table:table-cell office:value-type="string" calcext:value-type="string">
            <text:p>Total exports</text:p>
          </table:table-cell>
          <table:table-cell office:value-type="string" calcext:value-type="string">
            <text:p>Export – Total of all HS commodities</text:p>
          </table:table-cell>
          <table:table-cell table:content-validation-name="val2" office:value-type="string" calcext:value-type="string">
            <text:p>COM</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1">
          <table:table-cell office:value-type="float" office:value="26" calcext:value-type="float">
            <text:p>26</text:p>
          </table:table-cell>
          <table:table-cell office:value-type="string" calcext:value-type="string">
            <text:p>Total de importação</text:p>
          </table:table-cell>
          <table:table-cell office:value-type="string" calcext:value-type="string">
            <text:p>Total imports</text:p>
          </table:table-cell>
          <table:table-cell office:value-type="string" calcext:value-type="string">
            <text:p>Import – Total of all HS commodities</text:p>
          </table:table-cell>
          <table:table-cell table:content-validation-name="val2" office:value-type="string" calcext:value-type="string">
            <text:p>COM</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1">
          <table:table-cell office:value-type="float" office:value="18" calcext:value-type="float">
            <text:p>18</text:p>
          </table:table-cell>
          <table:table-cell office:value-type="string" calcext:value-type="string">
            <text:p>Total do PIB</text:p>
          </table:table-cell>
          <table:table-cell office:value-type="string" calcext:value-type="string">
            <text:p>Overall GDP</text:p>
          </table:table-cell>
          <table:table-cell office:value-type="string" calcext:value-type="string">
            <text:p>GDP, at current prices - US Dollars</text:p>
          </table:table-cell>
          <table:table-cell table:content-validation-name="val2" office:value-type="string" calcext:value-type="string">
            <text:p>NAD</text:p>
          </table:table-cell>
          <table:table-cell office:value-type="string" calcext:value-type="string">
            <text:p>US$</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anual</text:p>
          </table:table-cell>
          <table:table-cell table:number-columns-repeated="1015"/>
        </table:table-row>
        <table:table-row table:style-name="ro1">
          <table:table-cell office:value-type="float" office:value="13" calcext:value-type="float">
            <text:p>13</text:p>
          </table:table-cell>
          <table:table-cell office:value-type="string" calcext:value-type="string">
            <text:p>Calorias consumidas</text:p>
          </table:table-cell>
          <table:table-cell office:value-type="string" calcext:value-type="string">
            <text:p>Consumed calories</text:p>
          </table:table-cell>
          <table:table-cell office:value-type="string" calcext:value-type="string">
            <text:p>Dietary Energy Supply (DES)</text:p>
          </table:table-cell>
          <table:table-cell table:content-validation-name="val2" office:value-type="string" calcext:value-type="string">
            <text:p>FAOSTAT</text:p>
          </table:table-cell>
          <table:table-cell office:value-type="string" calcext:value-type="string">
            <text:p>kcal/dia</text:p>
          </table:table-cell>
          <table:table-cell office:value-type="float" office:value="1" calcext:value-type="float">
            <text:p>1</text:p>
          </table:table-cell>
          <table:table-cell office:value-type="string" calcext:value-type="string">
            <text:p>1999-01</text:p>
          </table:table-cell>
          <table:table-cell office:value-type="string" calcext:value-type="string">
            <text:p>anual</text:p>
          </table:table-cell>
          <table:table-cell table:number-columns-repeated="1015"/>
        </table:table-row>
        <table:table-row table:style-name="ro1">
          <table:table-cell office:value-type="float" office:value="11" calcext:value-type="float">
            <text:p>11</text:p>
          </table:table-cell>
          <table:table-cell office:value-type="string" calcext:value-type="string">
            <text:p>Esperança de vida ao nascer</text:p>
          </table:table-cell>
          <table:table-cell office:value-type="string" calcext:value-type="string">
            <text:p>Life expectancy at birth</text:p>
          </table:table-cell>
          <table:table-cell office:value-type="string" calcext:value-type="string">
            <text:p>Life expectancy at birth (years)</text:p>
          </table:table-cell>
          <table:table-cell table:content-validation-name="val2" office:value-type="string" calcext:value-type="string">
            <text:p>HDR</text:p>
          </table:table-cell>
          <table:table-cell office:value-type="string" calcext:value-type="string">
            <text:p>anos</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2">
          <table:table-cell office:value-type="float" office:value="10" calcext:value-type="float">
            <text:p>10</text:p>
          </table:table-cell>
          <table:table-cell office:value-type="string" calcext:value-type="string">
            <text:p>Índice de desenvolvimento humano</text:p>
          </table:table-cell>
          <table:table-cell office:value-type="string" calcext:value-type="string">
            <text:p>Human Development Index</text:p>
          </table:table-cell>
          <table:table-cell office:value-type="string" calcext:value-type="string">
            <text:p>Human Development Index (HDI)</text:p>
          </table:table-cell>
          <table:table-cell table:content-validation-name="val2" office:value-type="string" calcext:value-type="string">
            <text:p>HDR</text:p>
          </table:table-cell>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anual</text:p>
          </table:table-cell>
          <table:table-cell table:number-columns-repeated="1015"/>
        </table:table-row>
        <table:table-row table:style-name="ro2">
          <table:table-cell office:value-type="float" office:value="14" calcext:value-type="float">
            <text:p>14</text:p>
          </table:table-cell>
          <table:table-cell office:value-type="string" calcext:value-type="string">
            <text:p>População com acesso a água potável</text:p>
          </table:table-cell>
          <table:table-cell office:value-type="string" calcext:value-type="string">
            <text:p>Population with access to potable water</text:p>
          </table:table-cell>
          <table:table-cell office:value-type="string" calcext:value-type="string">
            <text:p>Drinking Water - Safely managed (or basic) water status</text:p>
          </table:table-cell>
          <table:table-cell table:content-validation-name="val2" office:value-type="string" calcext:value-type="string">
            <text:p>JMP</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2">
          <table:table-cell office:value-type="float" office:value="15" calcext:value-type="float">
            <text:p>15</text:p>
          </table:table-cell>
          <table:table-cell office:value-type="string" calcext:value-type="string">
            <text:p>População com acesso a rede sanitária</text:p>
          </table:table-cell>
          <table:table-cell office:value-type="string" calcext:value-type="string">
            <text:p>Population with access to sanitation</text:p>
          </table:table-cell>
          <table:table-cell office:value-type="string" calcext:value-type="string">
            <text:p>Sanitation - Safely managed (or basic) sanitation status</text:p>
          </table:table-cell>
          <table:table-cell table:content-validation-name="val2" office:value-type="string" calcext:value-type="string">
            <text:p>JMP</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table-cell office:value-type="float" office:value="12" calcext:value-type="float">
            <text:p>12</text:p>
          </table:table-cell>
          <table:table-cell office:value-type="string" calcext:value-type="string">
            <text:p>População subnutrida</text:p>
          </table:table-cell>
          <table:table-cell office:value-type="string" calcext:value-type="string">
            <text:p>Population suffering from malnutrition</text:p>
          </table:table-cell>
          <table:table-cell office:value-type="string" calcext:value-type="string">
            <text:p>Prevalence of undernourishment (% of population)</text:p>
          </table:table-cell>
          <table:table-cell table:content-validation-name="val2" office:value-type="string" calcext:value-type="string">
            <text:p>FAOSTAT</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2">
          <table:table-cell office:value-type="float" office:value="17" calcext:value-type="float">
            <text:p>17</text:p>
          </table:table-cell>
          <table:table-cell office:value-type="string" calcext:value-type="string">
            <text:p>Taxa bruta de matrículas para todos os níveis de ensino</text:p>
          </table:table-cell>
          <table:table-cell office:value-type="string" calcext:value-type="string">
            <text:p>Gross enrollment rate in all school levels</text:p>
          </table:table-cell>
          <table:table-cell office:value-type="string" calcext:value-type="string">
            <text:p>Gross enrolmwnt ratio, primary to tertiary, both sexes (%)</text:p>
          </table:table-cell>
          <table:table-cell table:content-validation-name="val2" office:value-type="string" calcext:value-type="string">
            <text:p>UIS</text:p>
          </table:table-cell>
          <table:table-cell office:value-type="string" calcext:value-type="string">
            <text:p>%</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anual</text:p>
          </table:table-cell>
          <table:table-cell table:number-columns-repeated="1015"/>
        </table:table-row>
        <table:table-row table:style-name="ro3">
          <table:table-cell office:value-type="float" office:value="16" calcext:value-type="float">
            <text:p>16</text:p>
          </table:table-cell>
          <table:table-cell office:value-type="string" calcext:value-type="string">
            <text:p>Taxa de alfabetização das pessoas de 15 anos ou mais de idade</text:p>
          </table:table-cell>
          <table:table-cell office:value-type="string" calcext:value-type="string">
            <text:p>Literacy rate of persons 15 years of age or over</text:p>
          </table:table-cell>
          <table:table-cell office:value-type="string" calcext:value-type="string">
            <text:p>Adult literacy rate, population 15+ yrs, both sexes (%)</text:p>
          </table:table-cell>
          <table:table-cell table:content-validation-name="val2" office:value-type="string" calcext:value-type="string">
            <text:p>UIS</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anual</text:p>
          </table:table-cell>
          <table:table-cell table:number-columns-repeated="1015"/>
        </table:table-row>
        <table:table-row table:style-name="ro3">
          <table:table-cell office:value-type="string" calcext:value-type="string">
            <text:p>Z1</text:p>
          </table:table-cell>
          <table:table-cell office:value-type="string" calcext:value-type="string">
            <text:p>Área do país</text:p>
          </table:table-cell>
          <table:table-cell office:value-type="string" calcext:value-type="string">
            <text:p>--</text:p>
          </table:table-cell>
          <table:table-cell office:value-type="string" calcext:value-type="string">
            <text:p>Country Area</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3">
          <table:table-cell office:value-type="string" calcext:value-type="string">
            <text:p>Z2</text:p>
          </table:table-cell>
          <table:table-cell office:value-type="string" calcext:value-type="string">
            <text:p>Land Area</text:p>
          </table:table-cell>
          <table:table-cell office:value-type="string" calcext:value-type="string">
            <text:p>--</text:p>
          </table:table-cell>
          <table:table-cell table:style-name="ce27" office:value-type="string" calcext:value-type="string">
            <text:p>Land Area</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1">
          <table:table-cell office:value-type="float" office:value="33" calcext:value-type="float">
            <text:p>33</text:p>
          </table:table-cell>
          <table:table-cell office:value-type="string" calcext:value-type="string">
            <text:p>Áreas cultivadas</text:p>
          </table:table-cell>
          <table:table-cell office:value-type="string" calcext:value-type="string">
            <text:p>Cultivated areas</text:p>
          </table:table-cell>
          <table:table-cell office:value-type="string" calcext:value-type="string">
            <text:p>Agricultural land</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1">
          <table:table-cell office:value-type="float" office:value="34" calcext:value-type="float">
            <text:p>34</text:p>
          </table:table-cell>
          <table:table-cell office:value-type="string" calcext:value-type="string">
            <text:p>Áreas de pastagens permanentes</text:p>
          </table:table-cell>
          <table:table-cell office:value-type="string" calcext:value-type="string">
            <text:p>Permanent pasture areas</text:p>
          </table:table-cell>
          <table:table-cell office:value-type="string" calcext:value-type="string">
            <text:p>Permanent meadows and pastures</text:p>
          </table:table-cell>
          <table:table-cell table:content-validation-name="val2" office:value-type="string" calcext:value-type="string">
            <text:p>FAOSTAT</text:p>
          </table:table-cell>
          <table:table-cell office:value-type="string" calcext:value-type="string">
            <text:p>hectares</text:p>
          </table:table-cell>
          <table:table-cell office:value-type="float" office:value="1000" calcext:value-type="float">
            <text:p>1000</text:p>
          </table:table-cell>
          <table:table-cell office:value-type="float" office:value="1961" calcext:value-type="float">
            <text:p>1961</text:p>
          </table:table-cell>
          <table:table-cell office:value-type="string" calcext:value-type="string">
            <text:p>anual</text:p>
          </table:table-cell>
          <table:table-cell table:number-columns-repeated="1015"/>
        </table:table-row>
        <table:table-row table:style-name="ro2">
          <table:table-cell office:value-type="float" office:value="32" calcext:value-type="float">
            <text:p>32</text:p>
          </table:table-cell>
          <table:table-cell office:value-type="string" calcext:value-type="string">
            <text:p>Áreas protegidas no total do território nacional</text:p>
          </table:table-cell>
          <table:table-cell office:value-type="string" calcext:value-type="string">
            <text:p>Protected areas in the national territory</text:p>
          </table:table-cell>
          <table:table-cell office:value-type="string" calcext:value-type="string">
            <text:p>Terrestrial and marine areas protected to total territorial area, percentage</text:p>
          </table:table-cell>
          <table:table-cell table:content-validation-name="val2" office:value-type="string" calcext:value-type="string">
            <text:p>MDG</text:p>
          </table:table-cell>
          <table:table-cell office:value-type="string" calcext:value-type="string">
            <text:p>%</text:p>
          </table:table-cell>
          <table:table-cell office:value-type="float" office:value="1" calcext:value-type="float">
            <text:p>1</text:p>
          </table:table-cell>
          <table:table-cell office:value-type="float" office:value="1990" calcext:value-type="float">
            <text:p>1990</text:p>
          </table:table-cell>
          <table:table-cell office:value-type="string" calcext:value-type="string">
            <text:p>indefinida</text:p>
          </table:table-cell>
          <table:table-cell table:number-columns-repeated="1015"/>
        </table:table-row>
        <table:table-row table:style-name="ro1">
          <table:table-cell office:value-type="float" office:value="35" calcext:value-type="float">
            <text:p>35</text:p>
          </table:table-cell>
          <table:table-cell office:value-type="string" calcext:value-type="string">
            <text:p>Produção de gás natural</text:p>
          </table:table-cell>
          <table:table-cell office:value-type="string" calcext:value-type="string">
            <text:p>Natural gas production</text:p>
          </table:table-cell>
          <table:table-cell office:value-type="string" calcext:value-type="string">
            <text:p>Tabela 1.7 – Produção de gás natural, segundo regiões geográficas, países e blocos econômicos – 2007-2016</text:p>
          </table:table-cell>
          <table:table-cell table:content-validation-name="val2" office:value-type="string" calcext:value-type="string">
            <text:p>ANP</text:p>
          </table:table-cell>
          <table:table-cell office:value-type="string" calcext:value-type="string">
            <text:p>bilhões de m³</text:p>
          </table:table-cell>
          <table:table-cell office:value-type="float" office:value="1" calcext:value-type="float">
            <text:p>1</text:p>
          </table:table-cell>
          <table:table-cell office:value-type="float" office:value="1991" calcext:value-type="float">
            <text:p>1991</text:p>
          </table:table-cell>
          <table:table-cell office:value-type="string" calcext:value-type="string">
            <text:p>anual</text:p>
          </table:table-cell>
          <table:table-cell table:number-columns-repeated="1015"/>
        </table:table-row>
        <table:table-row table:style-name="ro1">
          <table:table-cell office:value-type="float" office:value="36" calcext:value-type="float">
            <text:p>36</text:p>
          </table:table-cell>
          <table:table-cell office:value-type="string" calcext:value-type="string">
            <text:p>Produção de petróleo</text:p>
          </table:table-cell>
          <table:table-cell office:value-type="string" calcext:value-type="string">
            <text:p>Petroleum production</text:p>
          </table:table-cell>
          <table:table-cell office:value-type="string" calcext:value-type="string">
            <text:p>Tabela 1.2 – Produção de petróleo, segundo regiões geográficas, países e blocos econômicos - 2007-2016</text:p>
          </table:table-cell>
          <table:table-cell table:content-validation-name="val2" office:value-type="string" calcext:value-type="string">
            <text:p>ANP</text:p>
          </table:table-cell>
          <table:table-cell office:value-type="string" calcext:value-type="string">
            <text:p>mil barris/dia</text:p>
          </table:table-cell>
          <table:table-cell office:value-type="float" office:value="1" calcext:value-type="float">
            <text:p>1</text:p>
          </table:table-cell>
          <table:table-cell office:value-type="float" office:value="1991" calcext:value-type="float">
            <text:p>1991</text:p>
          </table:table-cell>
          <table:table-cell office:value-type="string" calcext:value-type="string">
            <text:p>anual</text:p>
          </table:table-cell>
          <table:table-cell table:number-columns-repeated="1015"/>
        </table:table-row>
        <table:table-row table:style-name="ro1">
          <table:table-cell office:value-type="float" office:value="6" calcext:value-type="float">
            <text:p>6</text:p>
          </table:table-cell>
          <table:table-cell office:value-type="string" calcext:value-type="string">
            <text:p>Densidade demográfica</text:p>
          </table:table-cell>
          <table:table-cell table:number-columns-repeated="2" office:value-type="string" calcext:value-type="string">
            <text:p>Population density</text:p>
          </table:table-cell>
          <table:table-cell table:content-validation-name="val2" table:formula="of:=[$fontes.$A$3]" office:value-type="string" office:string-value="WPP" calcext:value-type="string">
            <text:p>WPP</text:p>
          </table:table-cell>
          <table:table-cell office:value-type="string" calcext:value-type="string">
            <text:p>habitantes/km²</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2" calcext:value-type="float">
            <text:p>2</text:p>
          </table:table-cell>
          <table:table-cell office:value-type="string" calcext:value-type="string">
            <text:p>Homens</text:p>
          </table:table-cell>
          <table:table-cell office:value-type="string" calcext:value-type="string">
            <text:p>Men</text:p>
          </table:table-cell>
          <table:table-cell office:value-type="string" calcext:value-type="string">
            <text:p>Total male population (thousands)</text:p>
          </table:table-cell>
          <table:table-cell table:content-validation-name="val2" table:formula="of:=[$fontes.$A$3]" office:value-type="string" office:string-value="WPP" calcext:value-type="string">
            <text:p>WPP</text:p>
          </table:table-cell>
          <table:table-cell office:value-type="string" calcext:value-type="string">
            <text:p>milhares de pessoas</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3" calcext:value-type="float">
            <text:p>3</text:p>
          </table:table-cell>
          <table:table-cell office:value-type="string" calcext:value-type="string">
            <text:p>Mulheres</text:p>
          </table:table-cell>
          <table:table-cell office:value-type="string" calcext:value-type="string">
            <text:p>Women</text:p>
          </table:table-cell>
          <table:table-cell office:value-type="string" calcext:value-type="string">
            <text:p>Total female population (thousands)</text:p>
          </table:table-cell>
          <table:table-cell table:content-validation-name="val2" table:formula="of:=[$fontes.$A$3]" office:value-type="string" office:string-value="WPP" calcext:value-type="string">
            <text:p>WPP</text:p>
          </table:table-cell>
          <table:table-cell office:value-type="string" calcext:value-type="string">
            <text:p>milhares de pessoas</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5" calcext:value-type="float">
            <text:p>5</text:p>
          </table:table-cell>
          <table:table-cell office:value-type="string" calcext:value-type="string">
            <text:p>População residente em área rural</text:p>
          </table:table-cell>
          <table:table-cell office:value-type="string" calcext:value-type="string">
            <text:p>Resident population in rural áreas</text:p>
          </table:table-cell>
          <table:table-cell table:style-name="ce11" office:value-type="string" calcext:value-type="string">
            <text:p>None</text:p>
          </table:table-cell>
          <table:table-cell table:content-validation-name="val2" office:value-type="string" calcext:value-type="string">
            <text:p>WUP</text:p>
          </table:table-cell>
          <table:table-cell office:value-type="string" calcext:value-type="string">
            <text:p>%</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4" calcext:value-type="float">
            <text:p>4</text:p>
          </table:table-cell>
          <table:table-cell office:value-type="string" calcext:value-type="string">
            <text:p>População residente em área urbana</text:p>
          </table:table-cell>
          <table:table-cell office:value-type="string" calcext:value-type="string">
            <text:p>Resident population in urban áreas</text:p>
          </table:table-cell>
          <table:table-cell office:value-type="string" calcext:value-type="string">
            <text:p>Annual Percentage of Population at Mid-Year Residing in Urban Areas, 1950-2050</text:p>
          </table:table-cell>
          <table:table-cell table:content-validation-name="val2" office:value-type="string" calcext:value-type="string">
            <text:p>WUP</text:p>
          </table:table-cell>
          <table:table-cell office:value-type="string" calcext:value-type="string">
            <text:p>%</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1" calcext:value-type="float">
            <text:p>1</text:p>
          </table:table-cell>
          <table:table-cell office:value-type="string" calcext:value-type="string">
            <text:p>População total</text:p>
          </table:table-cell>
          <table:table-cell office:value-type="string" calcext:value-type="string">
            <text:p>Total population</text:p>
          </table:table-cell>
          <table:table-cell office:value-type="string" calcext:value-type="string">
            <text:p>Total Population by sex (thousands)</text:p>
          </table:table-cell>
          <table:table-cell table:content-validation-name="val2" office:value-type="string" calcext:value-type="string">
            <text:p>WPP</text:p>
          </table:table-cell>
          <table:table-cell office:value-type="string" calcext:value-type="string">
            <text:p>milhares de pessoas</text:p>
          </table:table-cell>
          <table:table-cell office:value-type="float" office:value="1" calcext:value-type="float">
            <text:p>1</text:p>
          </table:table-cell>
          <table:table-cell office:value-type="float" office:value="1950" calcext:value-type="float">
            <text:p>1950</text:p>
          </table:table-cell>
          <table:table-cell office:value-type="string" calcext:value-type="string">
            <text:p>anual</text:p>
          </table:table-cell>
          <table:table-cell table:number-columns-repeated="1015"/>
        </table:table-row>
        <table:table-row table:style-name="ro1">
          <table:table-cell office:value-type="float" office:value="9" calcext:value-type="float">
            <text:p>9</text:p>
          </table:table-cell>
          <table:table-cell office:value-type="string" calcext:value-type="string">
            <text:p>Taxa bruta de mortalidade</text:p>
          </table:table-cell>
          <table:table-cell office:value-type="string" calcext:value-type="string">
            <text:p>Gross mortality rate</text:p>
          </table:table-cell>
          <table:table-cell office:value-type="string" calcext:value-type="string">
            <text:p>Crude death rate (CDR)</text:p>
          </table:table-cell>
          <table:table-cell table:content-validation-name="val2" office:value-type="string" calcext:value-type="string">
            <text:p>SOWC</text:p>
          </table:table-cell>
          <table:table-cell office:value-type="string" calcext:value-type="string">
            <text:p>por mil</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indefinida</text:p>
          </table:table-cell>
          <table:table-cell table:number-columns-repeated="1015"/>
        </table:table-row>
        <table:table-row table:style-name="ro1">
          <table:table-cell office:value-type="float" office:value="8" calcext:value-type="float">
            <text:p>8</text:p>
          </table:table-cell>
          <table:table-cell office:value-type="string" calcext:value-type="string">
            <text:p>Taxa bruta de natalidade</text:p>
          </table:table-cell>
          <table:table-cell office:value-type="string" calcext:value-type="string">
            <text:p>Gross birth rate</text:p>
          </table:table-cell>
          <table:table-cell office:value-type="string" calcext:value-type="string">
            <text:p>Crude birth rate (CBR)</text:p>
          </table:table-cell>
          <table:table-cell table:content-validation-name="val2" office:value-type="string" calcext:value-type="string">
            <text:p>SOWC</text:p>
          </table:table-cell>
          <table:table-cell office:value-type="string" calcext:value-type="string">
            <text:p>por mil</text:p>
          </table:table-cell>
          <table:table-cell office:value-type="float" office:value="1" calcext:value-type="float">
            <text:p>1</text:p>
          </table:table-cell>
          <table:table-cell office:value-type="float" office:value="1970" calcext:value-type="float">
            <text:p>1970</text:p>
          </table:table-cell>
          <table:table-cell office:value-type="string" calcext:value-type="string">
            <text:p>indefinida</text:p>
          </table:table-cell>
          <table:table-cell table:number-columns-repeated="1015"/>
        </table:table-row>
        <table:table-row table:style-name="ro2">
          <table:table-cell office:value-type="float" office:value="7" calcext:value-type="float">
            <text:p>7</text:p>
          </table:table-cell>
          <table:table-cell office:value-type="string" calcext:value-type="string">
            <text:p>Taxa média anual do crescimento da população</text:p>
          </table:table-cell>
          <table:table-cell office:value-type="string" calcext:value-type="string">
            <text:p>Average annual population growth rate</text:p>
          </table:table-cell>
          <table:table-cell office:value-type="string" calcext:value-type="string">
            <text:p>Ghrowth Rate</text:p>
          </table:table-cell>
          <table:table-cell table:content-validation-name="val2" office:value-type="string" calcext:value-type="string">
            <text:p>WPP</text:p>
          </table:table-cell>
          <table:table-cell office:value-type="string" calcext:value-type="string">
            <text:p>%</text:p>
          </table:table-cell>
          <table:table-cell office:value-type="float" office:value="1" calcext:value-type="float">
            <text:p>1</text:p>
          </table:table-cell>
          <table:table-cell office:value-type="string" calcext:value-type="string">
            <text:p>1950-1955</text:p>
          </table:table-cell>
          <table:table-cell office:value-type="string" calcext:value-type="string">
            <text:p>quinquenio</text:p>
          </table:table-cell>
          <table:table-cell table:number-columns-repeated="1015"/>
        </table:table-row>
        <table:table-row table:style-name="ro1">
          <table:table-cell office:value-type="float" office:value="29" calcext:value-type="float">
            <text:p>29</text:p>
          </table:table-cell>
          <table:table-cell office:value-type="string" calcext:value-type="string">
            <text:p>Assinantes de telefonia celular</text:p>
          </table:table-cell>
          <table:table-cell office:value-type="string" calcext:value-type="string">
            <text:p>Mobile telephony subscribers</text:p>
          </table:table-cell>
          <table:table-cell office:value-type="string" calcext:value-type="string">
            <text:p>Mobile-cellular subscriptions per 100 inhabitants</text:p>
          </table:table-cell>
          <table:table-cell table:content-validation-name="val2" office:value-type="string" calcext:value-type="string">
            <text:p>ICTEYE</text:p>
          </table:table-cell>
          <table:table-cell office:value-type="string" calcext:value-type="string">
            <text:p>por 100 habitantes</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table-cell office:value-type="float" office:value="28" calcext:value-type="float">
            <text:p>28</text:p>
          </table:table-cell>
          <table:table-cell office:value-type="string" calcext:value-type="string">
            <text:p>Linhas telefônicas</text:p>
          </table:table-cell>
          <table:table-cell office:value-type="string" calcext:value-type="string">
            <text:p>Telephone lines</text:p>
          </table:table-cell>
          <table:table-cell office:value-type="string" calcext:value-type="string">
            <text:p>Fixed-telephone subscriptions per 100 inhabitants</text:p>
          </table:table-cell>
          <table:table-cell table:content-validation-name="val2" office:value-type="string" calcext:value-type="string">
            <text:p>ICTEYE</text:p>
          </table:table-cell>
          <table:table-cell office:value-type="string" calcext:value-type="string">
            <text:p>por 100 habitantes</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table-cell table:style-name="ce30" office:value-type="float" office:value="30" calcext:value-type="float">
            <text:p>30</text:p>
          </table:table-cell>
          <table:table-cell table:style-name="ce33" office:value-type="string" calcext:value-type="string">
            <text:p>Número de computadores pessoais</text:p>
          </table:table-cell>
          <table:table-cell table:style-name="ce33" office:value-type="string" calcext:value-type="string">
            <text:p>Number of personal computers</text:p>
          </table:table-cell>
          <table:table-cell table:style-name="ce33"/>
          <table:table-cell table:style-name="ce30" table:content-validation-name="val2" office:value-type="string" calcext:value-type="string">
            <text:p>ICTEYE</text:p>
          </table:table-cell>
          <table:table-cell table:number-columns-repeated="4" table:style-name="ce13" office:value-type="string" calcext:value-type="string">
            <text:p>??</text:p>
          </table:table-cell>
          <table:table-cell table:style-name="ce30"/>
          <table:table-cell office:value-type="string" calcext:value-type="string">
            <text:p>removido</text:p>
          </table:table-cell>
          <table:table-cell table:number-columns-repeated="1013"/>
        </table:table-row>
        <table:table-row table:style-name="ro1">
          <table:table-cell office:value-type="float" office:value="31" calcext:value-type="float">
            <text:p>31</text:p>
          </table:table-cell>
          <table:table-cell office:value-type="string" calcext:value-type="string">
            <text:p>Usuários com acesso a internet</text:p>
          </table:table-cell>
          <table:table-cell office:value-type="string" calcext:value-type="string">
            <text:p>Users with Internet access</text:p>
          </table:table-cell>
          <table:table-cell office:value-type="string" calcext:value-type="string">
            <text:p>Percentage of Individuals using the Internet </text:p>
          </table:table-cell>
          <table:table-cell table:content-validation-name="val2" office:value-type="string" calcext:value-type="string">
            <text:p>ICTEYE</text:p>
          </table:table-cell>
          <table:table-cell office:value-type="string" calcext:value-type="string">
            <text:p>%</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anual</text:p>
          </table:table-cell>
          <table:table-cell table:number-columns-repeated="1015"/>
        </table:table-row>
        <table:table-row table:style-name="ro1" table:number-rows-repeated="1048516">
          <table:table-cell table:number-columns-repeated="1024"/>
        </table:table-row>
        <table:table-row table:style-name="ro6" table:number-rows-repeated="20">
          <table:table-cell table:number-columns-repeated="1024"/>
        </table:table-row>
        <table:table-row table:style-name="ro6">
          <table:table-cell table:number-columns-repeated="1024"/>
        </table:table-row>
      </table:table>
      <table:table table:name="fontes"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5" table:number-columns-repeated="1019" table:default-cell-style-name="ce27"/>
        <table:table-row table:style-name="ro1">
          <table:table-cell table:style-name="ce14" office:value-type="string" calcext:value-type="string">
            <text:p>id</text:p>
          </table:table-cell>
          <table:table-cell table:style-name="ce14" office:value-type="string" calcext:value-type="string">
            <text:p>nome</text:p>
          </table:table-cell>
          <table:table-cell table:style-name="ce14" office:value-type="string" calcext:value-type="string">
            <text:p>url</text:p>
          </table:table-cell>
          <table:table-cell table:style-name="ce14" office:value-type="string" calcext:value-type="string">
            <text:p>responsável</text:p>
          </table:table-cell>
          <table:table-cell table:style-name="ce14" office:value-type="string" calcext:value-type="string">
            <text:p>texto_fonte_site</text:p>
          </table:table-cell>
          <table:table-cell table:style-name="ce14" table:number-columns-repeated="1019"/>
        </table:table-row>
        <table:table-row table:style-name="ro2">
          <table:table-cell table:style-name="ce40" office:value-type="string" calcext:value-type="string">
            <text:p>ICTEYE</text:p>
          </table:table-cell>
          <table:table-cell table:style-name="ce15" office:value-type="string" calcext:value-type="string">
            <text:p>ICTEYE, Key ICT data and statistics</text:p>
          </table:table-cell>
          <table:table-cell table:style-name="ce40" office:value-type="string" calcext:value-type="string">
            <text:p>http://www.itu.int/net4/itu-d/icteye/AdvancedDataSearch.aspx</text:p>
          </table:table-cell>
          <table:table-cell table:style-name="ce15" office:value-type="string" calcext:value-type="string">
            <text:p>International Telecommunication Union (ITU)</text:p>
          </table:table-cell>
          <table:table-cell table:style-name="ce43" table:formula="of:=COM.MICROSOFT.CONCAT([$fontes.B2]; &quot;. &quot;; [$fontes.$D2]; &quot;. &lt;&quot;; [$fontes.$C2]; &quot;&gt;. Acessado em: &quot;; LOWER([$extracao.$G2]))" office:value-type="string" office:string-value="ICTEYE, Key ICT data and statistics. International Telecommunication Union (ITU). &lt;http://www.itu.int/net4/itu-d/icteye/AdvancedDataSearch.aspx&gt;. Acessado em: agosto 2018" calcext:value-type="string">
            <text:p>ICTEYE, Key ICT data and statistics. International Telecommunication Union (ITU). &lt;http://www.itu.int/net4/itu-d/icteye/AdvancedDataSearch.aspx&gt;. Acessado em: agosto 2018</text:p>
          </table:table-cell>
          <table:table-cell table:style-name="ce40" table:number-columns-repeated="1019"/>
        </table:table-row>
        <table:table-row table:style-name="ro1">
          <table:table-cell office:value-type="string" calcext:value-type="string">
            <text:p>WPP</text:p>
          </table:table-cell>
          <table:table-cell office:value-type="string" calcext:value-type="string">
            <text:p>World Population Prospects</text:p>
          </table:table-cell>
          <table:table-cell office:value-type="string" calcext:value-type="string">
            <text:p>https://esa.un.org/unpd/wpp/</text:p>
          </table:table-cell>
          <table:table-cell office:value-type="string" calcext:value-type="string">
            <text:p>United Nations, Population Division</text:p>
          </table:table-cell>
          <table:table-cell table:style-name="ce43" table:formula="of:=COM.MICROSOFT.CONCAT([$fontes.B3]; &quot;. &quot;; [$fontes.$D3]; &quot;. &lt;&quot;; [$fontes.$C3]; &quot;&gt;. Acessado em: &quot;; LOWER([$extracao.$G3]))" office:value-type="string" office:string-value="World Population Prospects. United Nations, Population Division. &lt;https://esa.un.org/unpd/wpp/&gt;. Acessado em: agosto 2018" calcext:value-type="string">
            <text:p>World Population Prospects. United Nations, Population Division. &lt;https://esa.un.org/unpd/wpp/&gt;. Acessado em: agosto 2018</text:p>
          </table:table-cell>
          <table:table-cell table:number-columns-repeated="1019"/>
        </table:table-row>
        <table:table-row table:style-name="ro1">
          <table:table-cell office:value-type="string" calcext:value-type="string">
            <text:p>WUP</text:p>
          </table:table-cell>
          <table:table-cell office:value-type="string" calcext:value-type="string">
            <text:p>World Urbanization Prospects</text:p>
          </table:table-cell>
          <table:table-cell office:value-type="string" calcext:value-type="string">
            <text:p>https://esa.un.org/unpd/wup/</text:p>
          </table:table-cell>
          <table:table-cell office:value-type="string" calcext:value-type="string">
            <text:p>United Nations, Population Division</text:p>
          </table:table-cell>
          <table:table-cell table:style-name="ce43" table:formula="of:=COM.MICROSOFT.CONCAT([$fontes.B4]; &quot;. &quot;; [$fontes.$D4]; &quot;. &lt;&quot;; [$fontes.$C4]; &quot;&gt;. Acessado em: &quot;; LOWER([$extracao.$G4]))" office:value-type="string" office:string-value="World Urbanization Prospects. United Nations, Population Division. &lt;https://esa.un.org/unpd/wup/&gt;. Acessado em: agosto 2018" calcext:value-type="string">
            <text:p>World Urbanization Prospects. United Nations, Population Division. &lt;https://esa.un.org/unpd/wup/&gt;. Acessado em: agosto 2018</text:p>
          </table:table-cell>
          <table:table-cell table:number-columns-repeated="1019"/>
        </table:table-row>
        <table:table-row table:style-name="ro1">
          <table:table-cell office:value-type="string" calcext:value-type="string">
            <text:p>SOWC</text:p>
          </table:table-cell>
          <table:table-cell office:value-type="string" calcext:value-type="string">
            <text:p>The State of the World’s children </text:p>
          </table:table-cell>
          <table:table-cell office:value-type="string" calcext:value-type="string">
            <text:p>https://www.unicef.org/sowc/</text:p>
          </table:table-cell>
          <table:table-cell office:value-type="string" calcext:value-type="string">
            <text:p>Unicef</text:p>
          </table:table-cell>
          <table:table-cell table:style-name="ce43" table:formula="of:=COM.MICROSOFT.CONCAT([$fontes.B5]; &quot;. &quot;; [$fontes.$D5]; &quot;. &lt;&quot;; [$fontes.$C5]; &quot;&gt;. Acessado em: &quot;; LOWER([$extracao.$G5]))" office:value-type="string" office:string-value="The State of the World’s children . Unicef. &lt;https://www.unicef.org/sowc/&gt;. Acessado em: agosto 2018" calcext:value-type="string">
            <text:p>The State of the World’s children . Unicef. &lt;https://www.unicef.org/sowc/&gt;. Acessado em: agosto 2018</text:p>
          </table:table-cell>
          <table:table-cell table:number-columns-repeated="1019"/>
        </table:table-row>
        <table:table-row table:style-name="ro1">
          <table:table-cell office:value-type="string" calcext:value-type="string">
            <text:p>ANP</text:p>
          </table:table-cell>
          <table:table-cell office:value-type="string" calcext:value-type="string">
            <text:p>Anuário Estatístico Brasileiro do Petróleo, Gás Natural e Biocombustíveis</text:p>
          </table:table-cell>
          <table:table-cell office:value-type="string" calcext:value-type="string">
            <text:p>http://www.anp.gov.br/publicacoes/anuario-estatistico/</text:p>
          </table:table-cell>
          <table:table-cell office:value-type="string" calcext:value-type="string">
            <text:p>Agência Nacional do Petróleo, Gás Natural e Biocombustíveis</text:p>
          </table:table-cell>
          <table:table-cell table:style-name="ce43" table:formula="of:=COM.MICROSOFT.CONCAT([$fontes.B6]; &quot;. &quot;; [$fontes.$D6]; &quot;. &lt;&quot;; [$fontes.$C6]; &quot;&gt;. Acessado em: &quot;; LOWER([$extracao.$G6]))" office:value-type="string" office:string-value="Anuário Estatístico Brasileiro do Petróleo, Gás Natural e Biocombustíveis. Agência Nacional do Petróleo, Gás Natural e Biocombustíveis. &lt;http://www.anp.gov.br/publicacoes/anuario-estatistico/&gt;. Acessado em: novembro 2018" calcext:value-type="string">
            <text:p>Anuário Estatístico Brasileiro do Petróleo, Gás Natural e Biocombustíveis. Agência Nacional do Petróleo, Gás Natural e Biocombustíveis. &lt;http://www.anp.gov.br/publicacoes/anuario-estatistico/&gt;. Acessado em: novembro 2018</text:p>
          </table:table-cell>
          <table:table-cell table:number-columns-repeated="1019"/>
        </table:table-row>
        <table:table-row table:style-name="ro1">
          <table:table-cell office:value-type="string" calcext:value-type="string">
            <text:p>FAOSTAT</text:p>
          </table:table-cell>
          <table:table-cell office:value-type="string" calcext:value-type="string">
            <text:p>FAO Statistics</text:p>
          </table:table-cell>
          <table:table-cell office:value-type="string" calcext:value-type="string">
            <text:p>http://www.fao.org/faostat/en/#data/RL</text:p>
          </table:table-cell>
          <table:table-cell office:value-type="string" calcext:value-type="string">
            <text:p>Food and Agriculture Organization of the United Nations</text:p>
          </table:table-cell>
          <table:table-cell table:style-name="ce43" table:formula="of:=COM.MICROSOFT.CONCAT([$fontes.B7]; &quot;. &quot;; [$fontes.$D7]; &quot;. &lt;&quot;; [$fontes.$C7]; &quot;&gt;. Acessado em: &quot;; LOWER([$extracao.$G7]))" office:value-type="string" office:string-value="FAO Statistics. Food and Agriculture Organization of the United Nations. &lt;http://www.fao.org/faostat/en/#data/RL&gt;. Acessado em: agosto 2018" calcext:value-type="string">
            <text:p>FAO Statistics. Food and Agriculture Organization of the United Nations. &lt;http://www.fao.org/faostat/en/#data/RL&gt;. Acessado em: agosto 2018</text:p>
          </table:table-cell>
          <table:table-cell table:number-columns-repeated="1019"/>
        </table:table-row>
        <table:table-row table:style-name="ro1">
          <table:table-cell office:value-type="string" calcext:value-type="string">
            <text:p>MDG</text:p>
          </table:table-cell>
          <table:table-cell office:value-type="string" calcext:value-type="string">
            <text:p>Millennium Development Goals Indicators</text:p>
          </table:table-cell>
          <table:table-cell office:value-type="string" calcext:value-type="string">
            <text:p>http://mdgs.un.org/unsd/mdg/Data.aspx</text:p>
          </table:table-cell>
          <table:table-cell office:value-type="string" calcext:value-type="string">
            <text:p>United Nations Statistics Division, Department of Economic and Social Affairs</text:p>
          </table:table-cell>
          <table:table-cell table:style-name="ce43" table:formula="of:=COM.MICROSOFT.CONCAT([$fontes.B8]; &quot;. &quot;; [$fontes.$D8]; &quot;. &lt;&quot;; [$fontes.$C8]; &quot;&gt;. Acessado em: &quot;; LOWER([$extracao.$G8]))" office:value-type="string" office:string-value="Millennium Development Goals Indicators. United Nations Statistics Division, Department of Economic and Social Affairs. &lt;http://mdgs.un.org/unsd/mdg/Data.aspx&gt;. Acessado em: novembro 2018" calcext:value-type="string">
            <text:p>Millennium Development Goals Indicators. United Nations Statistics Division, Department of Economic and Social Affairs. &lt;http://mdgs.un.org/unsd/mdg/Data.aspx&gt;. Acessado em: novembro 2018</text:p>
          </table:table-cell>
          <table:table-cell table:number-columns-repeated="1019"/>
        </table:table-row>
        <table:table-row table:style-name="ro1">
          <table:table-cell office:value-type="string" calcext:value-type="string">
            <text:p>WDI</text:p>
          </table:table-cell>
          <table:table-cell office:value-type="string" calcext:value-type="string">
            <text:p>World Development Indicators</text:p>
          </table:table-cell>
          <table:table-cell office:value-type="string" calcext:value-type="string">
            <text:p>https://data.worldbank.org/indicator</text:p>
          </table:table-cell>
          <table:table-cell office:value-type="string" calcext:value-type="string">
            <text:p>The World Bank</text:p>
          </table:table-cell>
          <table:table-cell table:style-name="ce43" table:formula="of:=COM.MICROSOFT.CONCAT([$fontes.B9]; &quot;. &quot;; [$fontes.$D9]; &quot;. &lt;&quot;; [$fontes.$C9]; &quot;&gt;. Acessado em: &quot;; LOWER([$extracao.$G9]))" office:value-type="string" office:string-value="World Development Indicators. The World Bank. &lt;https://data.worldbank.org/indicator&gt;. Acessado em: agosto 2018" calcext:value-type="string">
            <text:p>World Development Indicators. The World Bank. &lt;https://data.worldbank.org/indicator&gt;. Acessado em: agosto 2018</text:p>
          </table:table-cell>
          <table:table-cell table:number-columns-repeated="1019"/>
        </table:table-row>
        <table:table-row table:style-name="ro1">
          <table:table-cell office:value-type="string" calcext:value-type="string">
            <text:p>ILO</text:p>
          </table:table-cell>
          <table:table-cell office:value-type="string" calcext:value-type="string">
            <text:p>ILOSTAT, International Labour Organization Statistics</text:p>
          </table:table-cell>
          <table:table-cell office:value-type="string" calcext:value-type="string">
            <text:p>http://www.ilo.org/ilostat</text:p>
          </table:table-cell>
          <table:table-cell office:value-type="string" calcext:value-type="string">
            <text:p>International Labour Organization</text:p>
          </table:table-cell>
          <table:table-cell table:style-name="ce43" table:formula="of:=COM.MICROSOFT.CONCAT([$fontes.B10]; &quot;. &quot;; [$fontes.$D10]; &quot;. &lt;&quot;; [$fontes.$C10]; &quot;&gt;. Acessado em: &quot;; LOWER([$extracao.$G10]))" office:value-type="string" office:string-value="ILOSTAT, International Labour Organization Statistics. International Labour Organization. &lt;http://www.ilo.org/ilostat&gt;. Acessado em: agosto 2018" calcext:value-type="string">
            <text:p>ILOSTAT, International Labour Organization Statistics. International Labour Organization. &lt;http://www.ilo.org/ilostat&gt;. Acessado em: agosto 2018</text:p>
          </table:table-cell>
          <table:table-cell table:number-columns-repeated="1019"/>
        </table:table-row>
        <table:table-row table:style-name="ro1">
          <table:table-cell office:value-type="string" calcext:value-type="string">
            <text:p>UIS</text:p>
          </table:table-cell>
          <table:table-cell office:value-type="string" calcext:value-type="string">
            <text:p>UIS.Stat</text:p>
          </table:table-cell>
          <table:table-cell office:value-type="string" calcext:value-type="string">
            <text:p>http://data.uis.unesco.org/</text:p>
          </table:table-cell>
          <table:table-cell office:value-type="string" calcext:value-type="string">
            <text:p>UNESCO Institute of Statistics</text:p>
          </table:table-cell>
          <table:table-cell table:style-name="ce43" table:formula="of:=COM.MICROSOFT.CONCAT([$fontes.B11]; &quot;. &quot;; [$fontes.$D11]; &quot;. &lt;&quot;; [$fontes.$C11]; &quot;&gt;. Acessado em: &quot;; LOWER([$extracao.$G11]))" office:value-type="string" office:string-value="UIS.Stat. UNESCO Institute of Statistics. &lt;http://data.uis.unesco.org/&gt;. Acessado em: agosto 2018" calcext:value-type="string">
            <text:p>UIS.Stat. UNESCO Institute of Statistics. &lt;http://data.uis.unesco.org/&gt;. Acessado em: agosto 2018</text:p>
          </table:table-cell>
          <table:table-cell table:number-columns-repeated="1019"/>
        </table:table-row>
        <table:table-row table:style-name="ro1">
          <table:table-cell office:value-type="string" calcext:value-type="string">
            <text:p>HDR</text:p>
          </table:table-cell>
          <table:table-cell office:value-type="string" calcext:value-type="string">
            <text:p>Human Development Reports</text:p>
          </table:table-cell>
          <table:table-cell office:value-type="string" calcext:value-type="string">
            <text:p>http://hdr.undp.org/en/data</text:p>
          </table:table-cell>
          <table:table-cell office:value-type="string" calcext:value-type="string">
            <text:p>United Nations Development Programme</text:p>
          </table:table-cell>
          <table:table-cell table:style-name="ce43" table:formula="of:=COM.MICROSOFT.CONCAT([$fontes.B12]; &quot;. &quot;; [$fontes.$D12]; &quot;. &lt;&quot;; [$fontes.$C12]; &quot;&gt;. Acessado em: &quot;; LOWER([$extracao.$G12]))" office:value-type="string" office:string-value="Human Development Reports. United Nations Development Programme. &lt;http://hdr.undp.org/en/data&gt;. Acessado em: novembro 2018" calcext:value-type="string">
            <text:p>Human Development Reports. United Nations Development Programme. &lt;http://hdr.undp.org/en/data&gt;. Acessado em: novembro 2018</text:p>
          </table:table-cell>
          <table:table-cell table:number-columns-repeated="1019"/>
        </table:table-row>
        <table:table-row table:style-name="ro1">
          <table:table-cell office:value-type="string" calcext:value-type="string">
            <text:p>NAD</text:p>
          </table:table-cell>
          <table:table-cell office:value-type="string" calcext:value-type="string">
            <text:p>National Accounts Main Aggregates Database</text:p>
          </table:table-cell>
          <table:table-cell office:value-type="string" calcext:value-type="string">
            <text:p>https://unstats.un.org/unsd/snaama/introduction.asp</text:p>
          </table:table-cell>
          <table:table-cell office:value-type="string" calcext:value-type="string">
            <text:p>United Nations</text:p>
          </table:table-cell>
          <table:table-cell table:style-name="ce43" table:formula="of:=COM.MICROSOFT.CONCAT([$fontes.B13]; &quot;. &quot;; [$fontes.$D13]; &quot;. &lt;&quot;; [$fontes.$C13]; &quot;&gt;. Acessado em: &quot;; LOWER([$extracao.$G13]))" office:value-type="string" office:string-value="National Accounts Main Aggregates Database. United Nations. &lt;https://unstats.un.org/unsd/snaama/introduction.asp&gt;. Acessado em: agosto 2018" calcext:value-type="string">
            <text:p>National Accounts Main Aggregates Database. United Nations. &lt;https://unstats.un.org/unsd/snaama/introduction.asp&gt;. Acessado em: agosto 2018</text:p>
          </table:table-cell>
          <table:table-cell table:number-columns-repeated="1019"/>
        </table:table-row>
        <table:table-row table:style-name="ro1">
          <table:table-cell office:value-type="string" calcext:value-type="string">
            <text:p>COM</text:p>
          </table:table-cell>
          <table:table-cell office:value-type="string" calcext:value-type="string">
            <text:p>UN Comtrade Database</text:p>
          </table:table-cell>
          <table:table-cell office:value-type="string" calcext:value-type="string">
            <text:p>https://comtrade.un.org/</text:p>
          </table:table-cell>
          <table:table-cell office:value-type="string" calcext:value-type="string">
            <text:p>United Nations</text:p>
          </table:table-cell>
          <table:table-cell table:style-name="ce43" table:formula="of:=COM.MICROSOFT.CONCAT([$fontes.B14]; &quot;. &quot;; [$fontes.$D14]; &quot;. &lt;&quot;; [$fontes.$C14]; &quot;&gt;. Acessado em: &quot;; LOWER([$extracao.$G14]))" office:value-type="string" office:string-value="UN Comtrade Database. United Nations. &lt;https://comtrade.un.org/&gt;. Acessado em: novembro 2018" calcext:value-type="string">
            <text:p>UN Comtrade Database. United Nations. &lt;https://comtrade.un.org/&gt;. Acessado em: novembro 2018</text:p>
          </table:table-cell>
          <table:table-cell table:number-columns-repeated="1019"/>
        </table:table-row>
        <table:table-row table:style-name="ro1">
          <table:table-cell office:value-type="string" calcext:value-type="string">
            <text:p>JMP</text:p>
          </table:table-cell>
          <table:table-cell office:value-type="string" calcext:value-type="string">
            <text:p>WHO/UNICEF Joint Monitoring Programme for Water Supply, Sanitation and Hygiene (JMP)</text:p>
          </table:table-cell>
          <table:table-cell office:value-type="string" calcext:value-type="string">
            <text:p>https://washdata.org/data</text:p>
          </table:table-cell>
          <table:table-cell office:value-type="string" calcext:value-type="string">
            <text:p>WHO/UNICEF</text:p>
          </table:table-cell>
          <table:table-cell table:style-name="ce43" table:formula="of:=COM.MICROSOFT.CONCAT([$fontes.B15]; &quot;. &quot;; [$fontes.$D15]; &quot;. &lt;&quot;; [$fontes.$C15]; &quot;&gt;. Acessado em: &quot;; LOWER([$extracao.$G15]))" office:value-type="string" office:string-value="WHO/UNICEF Joint Monitoring Programme for Water Supply, Sanitation and Hygiene (JMP). WHO/UNICEF. &lt;https://washdata.org/data&gt;. Acessado em: agosto 2018" calcext:value-type="string">
            <text:p>WHO/UNICEF Joint Monitoring Programme for Water Supply, Sanitation and Hygiene (JMP). WHO/UNICEF. &lt;https://washdata.org/data&gt;. Acessado em: agosto 2018</text:p>
          </table:table-cell>
          <table:table-cell table:number-columns-repeated="1019"/>
        </table:table-row>
        <table:table-row table:style-name="ro1" table:number-rows-repeated="1048560">
          <table:table-cell table:number-columns-repeated="1024"/>
        </table:table-row>
        <table:table-row table:style-name="ro1">
          <table:table-cell table:number-columns-repeated="1024"/>
        </table:table-row>
      </table:table>
      <table:table table:name="tipo_variavel" table:style-name="ta1">
        <table:table-column table:style-name="co17" table:default-cell-style-name="ce6"/>
        <table:table-column table:style-name="co18" table:default-cell-style-name="ce6"/>
        <table:table-column table:style-name="co5" table:number-columns-repeated="1022" table:default-cell-style-name="ce6"/>
        <table:table-row table:style-name="ro4">
          <table:table-cell table:style-name="ce5" office:value-type="string" calcext:value-type="string">
            <text:p>id</text:p>
          </table:table-cell>
          <table:table-cell table:style-name="ce5" office:value-type="string" calcext:value-type="string">
            <text:p>descricao</text:p>
          </table:table-cell>
          <table:table-cell table:style-name="ce5" table:number-columns-repeated="1022"/>
        </table:table-row>
        <table:table-row table:style-name="ro4">
          <table:table-cell office:value-type="string" calcext:value-type="string">
            <text:p>NUM</text:p>
          </table:table-cell>
          <table:table-cell office:value-type="string" calcext:value-type="string">
            <text:p>numerico</text:p>
          </table:table-cell>
          <table:table-cell table:number-columns-repeated="1022"/>
        </table:table-row>
        <table:table-row table:style-name="ro4" table:number-rows-repeated="1048573">
          <table:table-cell table:number-columns-repeated="1024"/>
        </table:table-row>
        <table:table-row table:style-name="ro4">
          <table:table-cell table:number-columns-repeated="1024"/>
        </table:table-row>
      </table:table>
      <table:table table:name="extracao" table:style-name="ta1">
        <table:table-column table:style-name="co1" table:default-cell-style-name="ce27"/>
        <table:table-column table:style-name="co19" table:default-cell-style-name="ce27"/>
        <table:table-column table:style-name="co1" table:number-columns-repeated="2" table:default-cell-style-name="ce27"/>
        <table:table-column table:style-name="co20" table:default-cell-style-name="ce27"/>
        <table:table-column table:style-name="co21" table:default-cell-style-name="ce27"/>
        <table:table-column table:style-name="co22" table:default-cell-style-name="ce27"/>
        <table:table-column table:style-name="co5" table:number-columns-repeated="1017" table:default-cell-style-name="ce27"/>
        <table:table-row table:style-name="ro1">
          <table:table-cell table:style-name="ce24" office:value-type="string" calcext:value-type="string">
            <text:p>variavel_id</text:p>
          </table:table-cell>
          <table:table-cell table:style-name="ce24" office:value-type="string" calcext:value-type="string">
            <text:p>variavel_nome</text:p>
          </table:table-cell>
          <table:table-cell table:style-name="ce24" office:value-type="string" calcext:value-type="string">
            <text:p>fonte</text:p>
          </table:table-cell>
          <table:table-cell table:style-name="ce24" office:value-type="string" calcext:value-type="string">
            <text:p>tipo_acesso</text:p>
          </table:table-cell>
          <table:table-cell table:style-name="ce24" office:value-type="string" calcext:value-type="string">
            <text:p>url</text:p>
          </table:table-cell>
          <table:table-cell table:style-name="ce24"/>
          <table:table-cell table:style-name="ce24" office:value-type="string" calcext:value-type="string">
            <text:p>ultima_consulta</text:p>
          </table:table-cell>
          <table:table-cell table:style-name="ce24" office:value-type="string" calcext:value-type="string">
            <text:p>operacao_especial</text:p>
          </table:table-cell>
          <table:table-cell table:style-name="ce24" table:number-columns-repeated="1016"/>
        </table:table-row>
        <table:table-row table:style-name="ro1">
          <table:table-cell table:style-name="ce16" table:formula="of:=[$variaveis.$A2]" office:value-type="float" office:value="25" calcext:value-type="float">
            <text:p>25</text:p>
          </table:table-cell>
          <table:table-cell table:style-name="ce17" table:formula="of:=INDIRECT(&quot;variaveis.B&quot; &amp; MATCH([.A2];[$variaveis.$A$1:$variaveis.$A$101];0))" office:value-type="string" office:string-value="Entrada de turistas" calcext:value-type="string">
            <text:p>Entrada de turistas</text:p>
          </table:table-cell>
          <table:table-cell table:style-name="ce17" table:formula="of:=INDIRECT(&quot;variaveis.E&quot; &amp; MATCH([.A2];[$variaveis.$A$1:$variaveis.$A$101];0))" office:value-type="string" office:string-value="WDI" calcext:value-type="string">
            <text:p>WDI</text:p>
          </table:table-cell>
          <table:table-cell table:style-name="ce17" table:content-validation-name="val3" office:value-type="string" calcext:value-type="string">
            <text:p>file/csv</text:p>
          </table:table-cell>
          <table:table-cell table:style-name="ce17" office:value-type="string" calcext:value-type="string">
            <text:p>http://api.worldbank.org/v2/en/indicator/ST.INT.ARVL?downloadformat=csv</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rquivo dentro de um zip</text:p>
          </table:table-cell>
          <table:table-cell table:style-name="ce17" table:number-columns-repeated="1016"/>
        </table:table-row>
        <table:table-row table:style-name="ro1">
          <table:table-cell table:style-name="ce17" table:formula="of:=[$variaveis.$A3]" office:value-type="float" office:value="23" calcext:value-type="float">
            <text:p>23</text:p>
          </table:table-cell>
          <table:table-cell table:style-name="ce17" table:formula="of:=INDIRECT(&quot;variaveis.B&quot; &amp; MATCH([.A3];[$variaveis.$A$1:$variaveis.$A$101];0))" office:value-type="string" office:string-value="Gastos públicos com educação" calcext:value-type="string">
            <text:p>Gastos públicos com educação</text:p>
          </table:table-cell>
          <table:table-cell table:style-name="ce17" table:formula="of:=INDIRECT(&quot;variaveis.E&quot; &amp; MATCH([.A3];[$variaveis.$A$1:$variaveis.$A$101];0))" office:value-type="string" office:string-value="HDR" calcext:value-type="string">
            <text:p>HDR</text:p>
          </table:table-cell>
          <table:table-cell table:style-name="ce17" table:content-validation-name="val3" office:value-type="string" calcext:value-type="string">
            <text:p>file/csv</text:p>
          </table:table-cell>
          <table:table-cell table:style-name="ce17" office:value-type="string" calcext:value-type="string">
            <text:p>http://hdr.undp.org/en/indicators/149206</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botao de download na página. Excluir ultima colina da tabela</text:p>
          </table:table-cell>
          <table:table-cell table:style-name="ce17" table:number-columns-repeated="1016"/>
        </table:table-row>
        <table:table-row table:style-name="ro1">
          <table:table-cell table:style-name="ce17" table:formula="of:=[$variaveis.$A4]" office:value-type="float" office:value="24" calcext:value-type="float">
            <text:p>24</text:p>
          </table:table-cell>
          <table:table-cell table:style-name="ce17" table:formula="of:=INDIRECT(&quot;variaveis.B&quot; &amp; MATCH([.A4];[$variaveis.$A$1:$variaveis.$A$101];0))" office:value-type="string" office:string-value="Gastos públicos com saúde" calcext:value-type="string">
            <text:p>Gastos públicos com saúde</text:p>
          </table:table-cell>
          <table:table-cell table:style-name="ce17" table:formula="of:=INDIRECT(&quot;variaveis.E&quot; &amp; MATCH([.A4];[$variaveis.$A$1:$variaveis.$A$101];0))" office:value-type="string" office:string-value="HDR" calcext:value-type="string">
            <text:p>HDR</text:p>
          </table:table-cell>
          <table:table-cell table:style-name="ce17" table:content-validation-name="val3"/>
          <table:table-cell table:style-name="ce17"/>
          <table:table-cell table:style-name="ce17" office:value-type="string" calcext:value-type="string">
            <text:p>ok</text:p>
          </table:table-cell>
          <table:table-cell table:style-name="ce48" office:value-type="string" calcext:value-type="string">
            <text:p>Agosto 2018</text:p>
          </table:table-cell>
          <table:table-cell table:style-name="ce17" table:number-columns-repeated="1017"/>
        </table:table-row>
        <table:table-row table:style-name="ro2">
          <table:table-cell table:style-name="ce16" table:formula="of:=[$variaveis.$A5]" office:value-type="float" office:value="22" calcext:value-type="float">
            <text:p>22</text:p>
          </table:table-cell>
          <table:table-cell table:style-name="ce17" table:formula="of:=INDIRECT(&quot;variaveis.B&quot; &amp; MATCH([.A5];[$variaveis.$A$1:$variaveis.$A$101];0))" office:value-type="string" office:string-value="Investimentos em pesquisa e desenvolvimento" calcext:value-type="string">
            <text:p>Investimentos em pesquisa e desenvolvimento</text:p>
          </table:table-cell>
          <table:table-cell table:style-name="ce17" table:formula="of:=INDIRECT(&quot;variaveis.E&quot; &amp; MATCH([.A5];[$variaveis.$A$1:$variaveis.$A$101];0))" office:value-type="string" office:string-value="WDI" calcext:value-type="string">
            <text:p>WDI</text:p>
          </table:table-cell>
          <table:table-cell table:style-name="ce17" table:content-validation-name="val3" office:value-type="string" calcext:value-type="string">
            <text:p>file/csv</text:p>
          </table:table-cell>
          <table:table-cell table:style-name="ce17" office:value-type="string" calcext:value-type="string">
            <text:p>http://api.worldbank.org/v2/en/indicator/GB.XPD.RSDV.GD.ZS?downloadformat=csv</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rquivo dentro de um zip</text:p>
          </table:table-cell>
          <table:table-cell table:style-name="ce17" table:number-columns-repeated="1016"/>
        </table:table-row>
        <table:table-row table:style-name="ro2">
          <table:table-cell table:formula="of:=[$variaveis.$A6]" office:value-type="float" office:value="21" calcext:value-type="float">
            <text:p>21</text:p>
          </table:table-cell>
          <table:table-cell table:formula="of:=INDIRECT(&quot;variaveis.B&quot; &amp; MATCH([.A6];[$variaveis.$A$1:$variaveis.$A$101];0))" office:value-type="string" office:string-value="Mulheres de 15 anos ou mais de idade economicamente ativas" calcext:value-type="string">
            <text:p>Mulheres de 15 anos ou mais de idade economicamente ativas</text:p>
          </table:table-cell>
          <table:table-cell table:formula="of:=INDIRECT(&quot;variaveis.E&quot; &amp; MATCH([.A6];[$variaveis.$A$1:$variaveis.$A$101];0))" office:value-type="string" office:string-value="ILO" calcext:value-type="string">
            <text:p>ILO</text:p>
          </table:table-cell>
          <table:table-cell table:content-validation-name="val3" office:value-type="string" calcext:value-type="string">
            <text:p>file/csv</text:p>
          </table:table-cell>
          <table:table-cell office:value-type="string" calcext:value-type="string">
            <text:p>http://www.ilo.org/ilostat-files/WEB_bulk_download/indicator/EAP_2WAP_SEX_AGE_RT_A.csv.gz</text:p>
          </table:table-cell>
          <table:table-cell/>
          <table:table-cell table:style-name="ce48" office:value-type="string" calcext:value-type="string">
            <text:p>novembro 2018</text:p>
          </table:table-cell>
          <table:table-cell office:value-type="string" calcext:value-type="string">
            <text:p>Filtrar pelas linhas "classif1": "AGE_YTHADULT_YGE15", "sex": "SEX_F"</text:p>
          </table:table-cell>
          <table:table-cell table:number-columns-repeated="1016"/>
        </table:table-row>
        <table:table-row table:style-name="ro1">
          <table:table-cell table:formula="of:=[$variaveis.$A7]" office:value-type="float" office:value="19" calcext:value-type="float">
            <text:p>19</text:p>
          </table:table-cell>
          <table:table-cell table:formula="of:=INDIRECT(&quot;variaveis.B&quot; &amp; MATCH([.A7];[$variaveis.$A$1:$variaveis.$A$101];0))" office:value-type="string" office:string-value="PIB per capita" calcext:value-type="string">
            <text:p>PIB per capita</text:p>
          </table:table-cell>
          <table:table-cell table:formula="of:=INDIRECT(&quot;variaveis.E&quot; &amp; MATCH([.A7];[$variaveis.$A$1:$variaveis.$A$101];0))" office:value-type="string" office:string-value="NAD" calcext:value-type="string">
            <text:p>NAD</text:p>
          </table:table-cell>
          <table:table-cell table:content-validation-name="val3" office:value-type="string" calcext:value-type="string">
            <text:p>html/table</text:p>
          </table:table-cell>
          <table:table-cell office:value-type="string" calcext:value-type="string">
            <text:p>https://unstats.un.org/unsd/snaama/resQuery.asp</text:p>
          </table:table-cell>
          <table:table-cell office:value-type="string" calcext:value-type="string">
            <text:p>ok</text:p>
          </table:table-cell>
          <table:table-cell table:style-name="ce48" office:value-type="string" calcext:value-type="string">
            <text:p>Agosto 2018</text:p>
          </table:table-cell>
          <table:table-cell office:value-type="string" calcext:value-type="string">
            <text:p>"post_request": {</text:p>
            <text:p>                    "link": "https://unstats.un.org/unsd/snaama/resQuery.asp",</text:p>
            <text:p>                    "data": {</text:p>
            <text:p>                        "Year": "9999",</text:p>
            <text:p>                        "Series": "5",</text:p>
            <text:p>                        "Country": "9999",</text:p>
            <text:p>                        "Selection": "basic"</text:p>
            <text:p>                    },</text:p>
            <text:p>                    "obs": [</text:p>
            <text:p>                        "9999 é o valor numérico para all",</text:p>
            <text:p>                        "A requisição acima excede o limite de 1000 registros",</text:p>
            <text:p>                        "Reduzir o número de anos para obter a tabela"</text:p>
            <text:p>                    ]</text:p>
            <text:p>                },</text:p>
            <text:p>                "download_post_request": {</text:p>
            <text:p>                    "link": "https://unstats.un.org/unsd/snaama/dnlXLS.asp",</text:p>
            <text:p>                    "data": {</text:p>
            <text:p>                        "Download.x": "21",</text:p>
            <text:p>                        "Download.Y": "26",</text:p>
            <text:p>                        "strCCode": " 001 002 004 005 008 009 011 012 013 014 015 017 018 019 020 021 024 028 029 030 031 032 034 035 036 039 040 044 048 050 051 052 053 054 056 057 060 061 064 068 070 072 076 084 090 092 096 100 104 108 112 116 120 124 132 136 140 142 143 144 145 148 150 151 152 154 155 156 170 174 178 180 184 188 191 192 196 200 202 203 204 208 212 214 218 222 226 230 231 232 233 242 246 250 258 262 266 268 270 275 276 288 296 300 304 308 320 324 328 332 340 344 348 352 356 360 364 368 372 376 380 384 388 392 398 400 404 408 410 412 414 417 418 419 422 426 428 430 434 438 440 442 446 450 454 458 462 466 470 478 480 484 492 496 498 499 500 504 508 512 516 520 524 528 530 531 533 534 540 548 554 558 562 566 578 583 584 585 586 591 598 600 604 608 616 620 624 626 630 634 642 643 646 659 660 662 670 674 678 682 686 688 690 694 702 703 704 705 706 710 716 720 724 728 729 736 740 748 752 756 760 762 764 768 776 780 784 788 792 795 796 798 800 804 807 810 818 826 835 836 840 854 858 860 862 882 886 887 890 894",</text:p>
            <text:p>                        "series": "5",</text:p>
            <text:p>                        "strYr": " 1970 1971 1972 1973 1974 1975 1976 1977 1978 1979 1980 1981 1982 1983 1984 1985 1986 1987 1988 1989 1990 1991 1992 1993 1994 1995 1996 1997 1998 1999 2000 2001 2002 2003 2004 2005 2006 2007 2008 2009 2010 2011 2012 2013 2014 2015 2016"</text:p>
            <text:p>                    },</text:p>
            <text:p>                    "obs": [</text:p>
            <text:p>                        "strCCode contém o código de todos os países",</text:p>
            <text:p>                        "strYr contém todos os anos",</text:p>
            <text:p>                        "A requisição acima não suporta CORS"</text:p>
            <text:p>                    ]</text:p>
            <text:p>                }</text:p>
          </table:table-cell>
          <table:table-cell table:number-columns-repeated="1016"/>
        </table:table-row>
        <table:table-row table:style-name="ro2">
          <table:table-cell table:formula="of:=[$variaveis.$A8]" office:value-type="float" office:value="20" calcext:value-type="float">
            <text:p>20</text:p>
          </table:table-cell>
          <table:table-cell table:formula="of:=INDIRECT(&quot;variaveis.B&quot; &amp; MATCH([.A8];[$variaveis.$A$1:$variaveis.$A$101];0))" office:value-type="string" office:string-value="População de 15 anos ou mais de idade economicamente ativas" calcext:value-type="string">
            <text:p>População de 15 anos ou mais de idade economicamente ativas</text:p>
          </table:table-cell>
          <table:table-cell table:formula="of:=INDIRECT(&quot;variaveis.E&quot; &amp; MATCH([.A8];[$variaveis.$A$1:$variaveis.$A$101];0))" office:value-type="string" office:string-value="ILO" calcext:value-type="string">
            <text:p>ILO</text:p>
          </table:table-cell>
          <table:table-cell table:content-validation-name="val3" office:value-type="string" calcext:value-type="string">
            <text:p>file/csv</text:p>
          </table:table-cell>
          <table:table-cell table:style-name="ce38" office:value-type="string" calcext:value-type="string">
            <text:p>http://www.ilo.org/ilostat-files/WEB_bulk_download/indicator/EAP_2WAP_SEX_AGE_RT_A.csv.gz</text:p>
          </table:table-cell>
          <table:table-cell table:style-name="ce38"/>
          <table:table-cell table:style-name="ce48" office:value-type="string" calcext:value-type="string">
            <text:p>novembro 2018</text:p>
          </table:table-cell>
          <table:table-cell office:value-type="string" calcext:value-type="string">
            <text:p>Filtrar pelas linhas "classif1": "AGE_YTHADULT_YGE15", "sex": "SEX_T"</text:p>
          </table:table-cell>
          <table:table-cell table:number-columns-repeated="1016"/>
        </table:table-row>
        <table:table-row table:style-name="ro1">
          <table:table-cell table:style-name="ce17" table:formula="of:=[$variaveis.$A9]" office:value-type="float" office:value="27" calcext:value-type="float">
            <text:p>27</text:p>
          </table:table-cell>
          <table:table-cell table:style-name="ce17" table:formula="of:=INDIRECT(&quot;variaveis.B&quot; &amp; MATCH([.A9];[$variaveis.$A$1:$variaveis.$A$101];0))" office:value-type="string" office:string-value="Total de exportação" calcext:value-type="string">
            <text:p>Total de exportação</text:p>
          </table:table-cell>
          <table:table-cell table:style-name="ce17" table:formula="of:=INDIRECT(&quot;variaveis.E&quot; &amp; MATCH([.A9];[$variaveis.$A$1:$variaveis.$A$101];0))" office:value-type="string" office:string-value="COM" calcext:value-type="string">
            <text:p>COM</text:p>
          </table:table-cell>
          <table:table-cell table:style-name="ce17" table:content-validation-name="val3" office:value-type="string" calcext:value-type="string">
            <text:p>http/json</text:p>
          </table:table-cell>
          <table:table-cell table:style-name="ce17" office:value-type="string" calcext:value-type="string">
            <text:p>https://comtrade.un.org/api/get?ps=recent&amp;r=all&amp;p=0&amp;rg=2&amp;cc=TOTAL</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Consultar API</text:p>
          </table:table-cell>
          <table:table-cell table:style-name="ce17" table:number-columns-repeated="1016"/>
        </table:table-row>
        <table:table-row table:style-name="ro1">
          <table:table-cell table:style-name="ce17" table:formula="of:=[$variaveis.$A10]" office:value-type="float" office:value="26" calcext:value-type="float">
            <text:p>26</text:p>
          </table:table-cell>
          <table:table-cell table:style-name="ce17" table:formula="of:=INDIRECT(&quot;variaveis.B&quot; &amp; MATCH([.A10];[$variaveis.$A$1:$variaveis.$A$101];0))" office:value-type="string" office:string-value="Total de importação" calcext:value-type="string">
            <text:p>Total de importação</text:p>
          </table:table-cell>
          <table:table-cell table:style-name="ce17" table:formula="of:=INDIRECT(&quot;variaveis.E&quot; &amp; MATCH([.A10];[$variaveis.$A$1:$variaveis.$A$101];0))" office:value-type="string" office:string-value="COM" calcext:value-type="string">
            <text:p>COM</text:p>
          </table:table-cell>
          <table:table-cell table:style-name="ce17" table:content-validation-name="val3" office:value-type="string" calcext:value-type="string">
            <text:p>http/json</text:p>
          </table:table-cell>
          <table:table-cell table:style-name="ce17" office:value-type="string" calcext:value-type="string">
            <text:p>https://comtrade.un.org/api/get?ps=recent&amp;r=all&amp;p=0&amp;rg=2&amp;cc=TOTAL</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Consultar API</text:p>
          </table:table-cell>
          <table:table-cell table:style-name="ce17" table:number-columns-repeated="1016"/>
        </table:table-row>
        <table:table-row table:style-name="ro1">
          <table:table-cell table:formula="of:=[$variaveis.$A11]" office:value-type="float" office:value="18" calcext:value-type="float">
            <text:p>18</text:p>
          </table:table-cell>
          <table:table-cell table:formula="of:=INDIRECT(&quot;variaveis.B&quot; &amp; MATCH([.A11];[$variaveis.$A$1:$variaveis.$A$101];0))" office:value-type="string" office:string-value="Total do PIB" calcext:value-type="string">
            <text:p>Total do PIB</text:p>
          </table:table-cell>
          <table:table-cell table:formula="of:=INDIRECT(&quot;variaveis.E&quot; &amp; MATCH([.A11];[$variaveis.$A$1:$variaveis.$A$101];0))" office:value-type="string" office:string-value="NAD" calcext:value-type="string">
            <text:p>NAD</text:p>
          </table:table-cell>
          <table:table-cell table:content-validation-name="val3" office:value-type="string" calcext:value-type="string">
            <text:p>html/table</text:p>
          </table:table-cell>
          <table:table-cell office:value-type="string" calcext:value-type="string">
            <text:p>https://unstats.un.org/unsd/snaama/resQuery.asp</text:p>
          </table:table-cell>
          <table:table-cell office:value-type="string" calcext:value-type="string">
            <text:p>ok</text:p>
          </table:table-cell>
          <table:table-cell table:style-name="ce48" office:value-type="string" calcext:value-type="string">
            <text:p>Agosto 2018</text:p>
          </table:table-cell>
          <table:table-cell office:value-type="string" calcext:value-type="string">
            <text:p>"post_request": {</text:p>
            <text:p>                    "link": "https://unstats.un.org/unsd/snaama/resQuery.asp",</text:p>
            <text:p>                    "data": {</text:p>
            <text:p>                        "Year": "9999",</text:p>
            <text:p>                        "Series": 2,</text:p>
            <text:p>                        "Country": "9999",</text:p>
            <text:p>                        "Selection": "basic"</text:p>
            <text:p>                    },</text:p>
            <text:p>                    "obs": [</text:p>
            <text:p>                        "9999 é o valor numérico para all",</text:p>
            <text:p>                        "A requisição acima excede o limite de 1000 registros",</text:p>
            <text:p>                        "Reduzir o número de anos para obter a tabela"</text:p>
            <text:p>                    ]</text:p>
            <text:p>                },</text:p>
            <text:p>                "download_post_request": {</text:p>
            <text:p>                    "link": "https://unstats.un.org/unsd/snaama/dnlXLS.asp",</text:p>
            <text:p>                    "data": {</text:p>
            <text:p>                        "Download.x": "21",</text:p>
            <text:p>                        "Download.Y": "26",</text:p>
            <text:p>                        "strCCode": " 001 002 004 005 008 009 011 012 013 014 015 017 018 019 020 021 024 028 029 030 031 032 034 035 036 039 040 044 048 050 051 052 053 054 056 057 060 061 064 068 070 072 076 084 090 092 096 100 104 108 112 116 120 124 132 136 140 142 143 144 145 148 150 151 152 154 155 156 170 174 178 180 184 188 191 192 196 200 202 203 204 208 212 214 218 222 226 230 231 232 233 242 246 250 258 262 266 268 270 275 276 288 296 300 304 308 320 324 328 332 340 344 348 352 356 360 364 368 372 376 380 384 388 392 398 400 404 408 410 412 414 417 418 419 422 426 428 430 434 438 440 442 446 450 454 458 462 466 470 478 480 484 492 496 498 499 500 504 508 512 516 520 524 528 530 531 533 534 540 548 554 558 562 566 578 583 584 585 586 591 598 600 604 608 616 620 624 626 630 634 642 643 646 659 660 662 670 674 678 682 686 688 690 694 702 703 704 705 706 710 716 720 724 728 729 736 740 748 752 756 760 762 764 768 776 780 784 788 792 795 796 798 800 804 807 810 818 826 835 836 840 854 858 860 862 882 886 887 890 894",</text:p>
            <text:p>                        "series": "2",</text:p>
            <text:p>                        "strYr": " 1970 1971 1972 1973 1974 1975 1976 1977 1978 1979 1980 1981 1982 1983 1984 1985 1986 1987 1988 1989 1990 1991 1992 1993 1994 1995 1996 1997 1998 1999 2000 2001 2002 2003 2004 2005 2006 2007 2008 2009 2010 2011 2012 2013 2014 2015 2016"</text:p>
            <text:p>                    },</text:p>
            <text:p>                    "obs": [</text:p>
            <text:p>                        "strCCode contém o código de todos os países",</text:p>
            <text:p>                        "strYr contém todos os anos",</text:p>
            <text:p>                        "A requisição acima não suporta CORS"</text:p>
            <text:p>                    ]</text:p>
            <text:p>                }</text:p>
          </table:table-cell>
          <table:table-cell table:number-columns-repeated="1016"/>
        </table:table-row>
        <table:table-row table:style-name="ro1">
          <table:table-cell table:formula="of:=[$variaveis.$A12]" office:value-type="float" office:value="13" calcext:value-type="float">
            <text:p>13</text:p>
          </table:table-cell>
          <table:table-cell table:formula="of:=INDIRECT(&quot;variaveis.B&quot; &amp; MATCH([.A12];[$variaveis.$A$1:$variaveis.$A$101];0))" office:value-type="string" office:string-value="Calorias consumidas" calcext:value-type="string">
            <text:p>Calorias consumidas</text:p>
          </table:table-cell>
          <table:table-cell table:formula="of:=INDIRECT(&quot;variaveis.E&quot; &amp; MATCH([.A12];[$variaveis.$A$1:$variaveis.$A$101];0))" office:value-type="string" office:string-value="FAOSTAT" calcext:value-type="string">
            <text:p>FAOSTAT</text:p>
          </table:table-cell>
          <table:table-cell table:content-validation-name="val3" office:value-type="string" calcext:value-type="string">
            <text:p>file/xlsx</text:p>
          </table:table-cell>
          <table:table-cell office:value-type="string" calcext:value-type="string">
            <text:p>http://www.fao.org/economic/ess/ess-fs/ess-fadata/en/#.W_6-AbQ-fUK</text:p>
          </table:table-cell>
          <table:table-cell office:value-type="string" calcext:value-type="string">
            <text:p>ok</text:p>
          </table:table-cell>
          <table:table-cell table:style-name="ce48" office:value-type="string" calcext:value-type="string">
            <text:p>novembro 2018</text:p>
          </table:table-cell>
          <table:table-cell table:number-columns-repeated="1017"/>
        </table:table-row>
        <table:table-row table:style-name="ro1">
          <table:table-cell table:style-name="ce17" table:formula="of:=[$variaveis.$A13]" office:value-type="float" office:value="11" calcext:value-type="float">
            <text:p>11</text:p>
          </table:table-cell>
          <table:table-cell table:style-name="ce17" table:formula="of:=INDIRECT(&quot;variaveis.B&quot; &amp; MATCH([.A13];[$variaveis.$A$1:$variaveis.$A$101];0))" office:value-type="string" office:string-value="Esperança de vida ao nascer" calcext:value-type="string">
            <text:p>Esperança de vida ao nascer</text:p>
          </table:table-cell>
          <table:table-cell table:style-name="ce17" table:formula="of:=INDIRECT(&quot;variaveis.E&quot; &amp; MATCH([.A13];[$variaveis.$A$1:$variaveis.$A$101];0))" office:value-type="string" office:string-value="HDR" calcext:value-type="string">
            <text:p>HDR</text:p>
          </table:table-cell>
          <table:table-cell table:style-name="ce17" table:content-validation-name="val3" office:value-type="string" calcext:value-type="string">
            <text:p>file/csv</text:p>
          </table:table-cell>
          <table:table-cell table:style-name="ce17" office:value-type="string" calcext:value-type="string">
            <text:p>http://hdr.undp.org/en/indicators/69206</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botao de download na página. Excluir ultima colina da tabela</text:p>
          </table:table-cell>
          <table:table-cell table:style-name="ce17" table:number-columns-repeated="1016"/>
        </table:table-row>
        <table:table-row table:style-name="ro2">
          <table:table-cell table:style-name="ce17" table:formula="of:=[$variaveis.$A14]" office:value-type="float" office:value="10" calcext:value-type="float">
            <text:p>10</text:p>
          </table:table-cell>
          <table:table-cell table:style-name="ce17" table:formula="of:=INDIRECT(&quot;variaveis.B&quot; &amp; MATCH([.A14];[$variaveis.$A$1:$variaveis.$A$101];0))" office:value-type="string" office:string-value="Índice de desenvolvimento humano" calcext:value-type="string">
            <text:p>Índice de desenvolvimento humano</text:p>
          </table:table-cell>
          <table:table-cell table:style-name="ce17" table:formula="of:=INDIRECT(&quot;variaveis.E&quot; &amp; MATCH([.A14];[$variaveis.$A$1:$variaveis.$A$101];0))" office:value-type="string" office:string-value="HDR" calcext:value-type="string">
            <text:p>HDR</text:p>
          </table:table-cell>
          <table:table-cell table:style-name="ce17" table:content-validation-name="val3" office:value-type="string" calcext:value-type="string">
            <text:p>file/csv</text:p>
          </table:table-cell>
          <table:table-cell table:style-name="ce17" office:value-type="string" calcext:value-type="string">
            <text:p>http://hdr.undp.org/en/indicators/137506</text:p>
          </table:table-cell>
          <table:table-cell table:style-name="ce17" office:value-type="string" calcext:value-type="string">
            <text:p>ok</text:p>
          </table:table-cell>
          <table:table-cell table:style-name="ce48" office:value-type="string" calcext:value-type="string">
            <text:p>novembro 2018</text:p>
          </table:table-cell>
          <table:table-cell table:style-name="ce17" office:value-type="string" calcext:value-type="string">
            <text:p>Acessar botao de download na página. Excluir ultima colina da tabela</text:p>
          </table:table-cell>
          <table:table-cell table:style-name="ce17" table:number-columns-repeated="1016"/>
        </table:table-row>
        <table:table-row table:style-name="ro2">
          <table:table-cell table:style-name="ce17" table:formula="of:=[$variaveis.$A15]" office:value-type="float" office:value="14" calcext:value-type="float">
            <text:p>14</text:p>
          </table:table-cell>
          <table:table-cell table:style-name="ce17" table:formula="of:=INDIRECT(&quot;variaveis.B&quot; &amp; MATCH([.A15];[$variaveis.$A$1:$variaveis.$A$101];0))" office:value-type="string" office:string-value="População com acesso a água potável" calcext:value-type="string">
            <text:p>População com acesso a água potável</text:p>
          </table:table-cell>
          <table:table-cell table:style-name="ce17" table:formula="of:=INDIRECT(&quot;variaveis.E&quot; &amp; MATCH([.A15];[$variaveis.$A$1:$variaveis.$A$101];0))" office:value-type="string" office:string-value="JMP" calcext:value-type="string">
            <text:p>JMP</text:p>
          </table:table-cell>
          <table:table-cell table:style-name="ce17" table:content-validation-name="val3" office:value-type="string" calcext:value-type="string">
            <text:p>http/json</text:p>
          </table:table-cell>
          <table:table-cell table:style-name="ce17" office:value-type="string" calcext:value-type="string">
            <text:p>https://api.washdata.org/estimates/country?country[]=AFG&amp;country[]=ALB&amp;country[]=DZA&amp;country[]=ASM&amp;country[]=AND&amp;country[]=AGO&amp;country[]=AIA&amp;country[]=ATG&amp;country[]=ARG&amp;country[]=ARM&amp;country[]=ABW&amp;country[]=AUS&amp;country[]=AUT&amp;country[]=AZE&amp;country[]=BHS&amp;country[]=BHR&amp;country[]=BGD&amp;country[]=BRB&amp;country[]=BLR&amp;country[]=BEL&amp;country[]=BLZ&amp;country[]=BEN&amp;country[]=BMU&amp;country[]=BTN&amp;country[]=BOL&amp;country[]=BIH&amp;country[]=BWA&amp;country[]=BRA&amp;country[]=VGB&amp;country[]=BRN&amp;country[]=BGR&amp;country[]=BFA&amp;country[]=BDI&amp;country[]=CPV&amp;country[]=KHM&amp;country[]=CMR&amp;country[]=CAN&amp;country[]=CYM&amp;country[]=CAF&amp;country[]=TCD&amp;country[]=CHI&amp;country[]=CHL&amp;country[]=CHN&amp;country[]=HKG&amp;country[]=MAC&amp;country[]=COL&amp;country[]=COM&amp;country[]=COG&amp;country[]=COK&amp;country[]=CRI&amp;country[]=HRV&amp;country[]=CUB&amp;country[]=CUW&amp;country[]=CYP&amp;country[]=CZE&amp;country[]=CIV&amp;country[]=PRK&amp;country[]=COD&amp;country[]=DNK&amp;country[]=DJI&amp;country[]=DMA&amp;country[]=DOM&amp;country[]=ECU&amp;country[]=EGY&amp;country[]=SLV&amp;country[]=GNQ&amp;country[]=ERI&amp;country[]=EST&amp;country[]=ETH&amp;country[]=FLK&amp;country[]=FRO&amp;country[]=FJI&amp;country[]=FIN&amp;country[]=FRA&amp;country[]=GUF&amp;country[]=PYF&amp;country[]=GAB&amp;country[]=GMB&amp;country[]=GEO&amp;country[]=DEU&amp;country[]=GHA&amp;country[]=GIB&amp;country[]=GRC&amp;country[]=GRL&amp;country[]=GRD&amp;country[]=GLP&amp;country[]=GUM&amp;country[]=GTM&amp;country[]=GIN&amp;country[]=GNB&amp;country[]=GUY&amp;country[]=HTI&amp;country[]=HND&amp;country[]=HUN&amp;country[]=ISL&amp;country[]=IND&amp;country[]=IDN&amp;country[]=IRN&amp;country[]=IRQ&amp;country[]=IRL&amp;country[]=IMN&amp;country[]=ISR&amp;country[]=ITA&amp;country[]=JAM&amp;country[]=JPN&amp;country[]=JOR&amp;country[]=KAZ&amp;country[]=KEN&amp;country[]=KIR&amp;country[]=KWT&amp;country[]=KGZ&amp;country[]=LAO&amp;country[]=LVA&amp;country[]=LBN&amp;country[]=LSO&amp;country[]=LBR&amp;country[]=LBY&amp;country[]=LIE&amp;country[]=LTU&amp;country[]=LUX&amp;country[]=MDG&amp;country[]=MWI&amp;country[]=MYS&amp;country[]=MDV&amp;country[]=MLI&amp;country[]=MLT&amp;country[]=MHL&amp;country[]=MTQ&amp;country[]=MRT&amp;country[]=MUS&amp;country[]=MYT&amp;country[]=MEX&amp;country[]=FSM&amp;country[]=MCO&amp;country[]=MNG&amp;country[]=MNE&amp;country[]=MSR&amp;country[]=MAR&amp;country[]=MOZ&amp;country[]=MMR&amp;country[]=NAM&amp;country[]=NRU&amp;country[]=NPL&amp;country[]=NLD&amp;country[]=NCL&amp;country[]=NZL&amp;country[]=NIC&amp;country[]=NER&amp;country[]=NGA&amp;country[]=NIU&amp;country[]=MNP&amp;country[]=NOR&amp;country[]=OMN&amp;country[]=PAK&amp;country[]=PLW&amp;country[]=PAN&amp;country[]=PNG&amp;country[]=PRY&amp;country[]=PER&amp;country[]=PHL&amp;country[]=POL&amp;country[]=PRT&amp;country[]=PRI&amp;country[]=QAT&amp;country[]=KOR&amp;country[]=MDA&amp;country[]=ROU&amp;country[]=RUS&amp;country[]=RWA&amp;country[]=REU&amp;country[]=SHN&amp;country[]=KNA&amp;country[]=LCA&amp;country[]=SPM&amp;country[]=VCT&amp;country[]=WSM&amp;country[]=SMR&amp;country[]=STP&amp;country[]=SAU&amp;country[]=SEN&amp;country[]=SRB&amp;country[]=SYC&amp;country[]=SLE&amp;country[]=SGP&amp;country[]=SXM&amp;country[]=SVK&amp;country[]=SVN&amp;country[]=SLB&amp;country[]=SOM&amp;country[]=ZAF&amp;country[]=SSD&amp;country[]=ESP&amp;country[]=LKA&amp;country[]=SDN&amp;country[]=SUR&amp;country[]=SWZ&amp;country[]=SWE&amp;country[]=CHE&amp;country[]=SYR&amp;country[]=TJK&amp;country[]=THA&amp;country[]=MKD&amp;country[]=TLS&amp;country[]=TGO&amp;country[]=TKL&amp;country[]=TON&amp;country[]=TTO&amp;country[]=TUN&amp;country[]=TUR&amp;country[]=TKM&amp;country[]=TCA&amp;country[]=TUV&amp;country[]=UGA&amp;country[]=UKR&amp;country[]=ARE&amp;country[]=GBR&amp;country[]=TZA&amp;country[]=VIR&amp;country[]=USA&amp;country[]=URY&amp;country[]=UZB&amp;country[]=VUT&amp;country[]=VEN&amp;country[]=VNM&amp;country[]=WLF&amp;country[]=PSE&amp;country[]=YEM&amp;country[]=ZMB&amp;country[]=ZWE&amp;residence[]=total&amp;service_level[]=Basic%20service&amp;service_level[]=At%20least%20basic&amp;service_level[]=Safely%20managed%20service&amp;service_type[]=Drinking%20water&amp;year[]=2000&amp;year[]=2001&amp;year[]=2002&amp;year[]=2003&amp;year[]=2004&amp;year[]=2005&amp;year[]=2006&amp;year[]=2007&amp;year[]=2008&amp;year[]=2009&amp;year[]=2010&amp;year[]=2011&amp;year[]=2012&amp;year[]=2013&amp;year[]=2014&amp;year[]=2015</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Necessário somar 'service_level: Safely managed' service e 'service_level: Basic service'",</text:p>
            <text:p>                    "Caso 'service_level' seja 'At least Basic', usar este valor"</text:p>
          </table:table-cell>
          <table:table-cell table:style-name="ce17" table:number-columns-repeated="1016"/>
        </table:table-row>
        <table:table-row table:style-name="ro2">
          <table:table-cell table:style-name="ce17" table:formula="of:=[$variaveis.$A16]" office:value-type="float" office:value="15" calcext:value-type="float">
            <text:p>15</text:p>
          </table:table-cell>
          <table:table-cell table:style-name="ce17" table:formula="of:=INDIRECT(&quot;variaveis.B&quot; &amp; MATCH([.A16];[$variaveis.$A$1:$variaveis.$A$101];0))" office:value-type="string" office:string-value="População com acesso a rede sanitária" calcext:value-type="string">
            <text:p>População com acesso a rede sanitária</text:p>
          </table:table-cell>
          <table:table-cell table:style-name="ce17" table:formula="of:=INDIRECT(&quot;variaveis.E&quot; &amp; MATCH([.A16];[$variaveis.$A$1:$variaveis.$A$101];0))" office:value-type="string" office:string-value="JMP" calcext:value-type="string">
            <text:p>JMP</text:p>
          </table:table-cell>
          <table:table-cell table:style-name="ce17" table:content-validation-name="val3" office:value-type="string" calcext:value-type="string">
            <text:p>http/json</text:p>
          </table:table-cell>
          <table:table-cell table:style-name="ce17" office:value-type="string" calcext:value-type="string">
            <text:p>https://api.washdata.org/estimates/country?country[]=AFG&amp;country[]=ALB&amp;country[]=DZA&amp;country[]=ASM&amp;country[]=AND&amp;country[]=AGO&amp;country[]=AIA&amp;country[]=ATG&amp;country[]=ARG&amp;country[]=ARM&amp;country[]=ABW&amp;country[]=AUS&amp;country[]=AUT&amp;country[]=AZE&amp;country[]=BHS&amp;country[]=BHR&amp;country[]=BGD&amp;country[]=BRB&amp;country[]=BLR&amp;country[]=BEL&amp;country[]=BLZ&amp;country[]=BEN&amp;country[]=BMU&amp;country[]=BTN&amp;country[]=BOL&amp;country[]=BIH&amp;country[]=BWA&amp;country[]=BRA&amp;country[]=VGB&amp;country[]=BRN&amp;country[]=BGR&amp;country[]=BFA&amp;country[]=BDI&amp;country[]=CPV&amp;country[]=KHM&amp;country[]=CMR&amp;country[]=CAN&amp;country[]=CYM&amp;country[]=CAF&amp;country[]=TCD&amp;country[]=CHI&amp;country[]=CHL&amp;country[]=CHN&amp;country[]=HKG&amp;country[]=MAC&amp;country[]=COL&amp;country[]=COM&amp;country[]=COG&amp;country[]=COK&amp;country[]=CRI&amp;country[]=HRV&amp;country[]=CUB&amp;country[]=CUW&amp;country[]=CYP&amp;country[]=CZE&amp;country[]=CIV&amp;country[]=PRK&amp;country[]=COD&amp;country[]=DNK&amp;country[]=DJI&amp;country[]=DMA&amp;country[]=DOM&amp;country[]=ECU&amp;country[]=EGY&amp;country[]=SLV&amp;country[]=GNQ&amp;country[]=ERI&amp;country[]=EST&amp;country[]=ETH&amp;country[]=FLK&amp;country[]=FRO&amp;country[]=FJI&amp;country[]=FIN&amp;country[]=FRA&amp;country[]=GUF&amp;country[]=PYF&amp;country[]=GAB&amp;country[]=GMB&amp;country[]=GEO&amp;country[]=DEU&amp;country[]=GHA&amp;country[]=GIB&amp;country[]=GRC&amp;country[]=GRL&amp;country[]=GRD&amp;country[]=GLP&amp;country[]=GUM&amp;country[]=GTM&amp;country[]=GIN&amp;country[]=GNB&amp;country[]=GUY&amp;country[]=HTI&amp;country[]=HND&amp;country[]=HUN&amp;country[]=ISL&amp;country[]=IND&amp;country[]=IDN&amp;country[]=IRN&amp;country[]=IRQ&amp;country[]=IRL&amp;country[]=IMN&amp;country[]=ISR&amp;country[]=ITA&amp;country[]=JAM&amp;country[]=JPN&amp;country[]=JOR&amp;country[]=KAZ&amp;country[]=KEN&amp;country[]=KIR&amp;country[]=KWT&amp;country[]=KGZ&amp;country[]=LAO&amp;country[]=LVA&amp;country[]=LBN&amp;country[]=LSO&amp;country[]=LBR&amp;country[]=LBY&amp;country[]=LIE&amp;country[]=LTU&amp;country[]=LUX&amp;country[]=MDG&amp;country[]=MWI&amp;country[]=MYS&amp;country[]=MDV&amp;country[]=MLI&amp;country[]=MLT&amp;country[]=MHL&amp;country[]=MTQ&amp;country[]=MRT&amp;country[]=MUS&amp;country[]=MYT&amp;country[]=MEX&amp;country[]=FSM&amp;country[]=MCO&amp;country[]=MNG&amp;country[]=MNE&amp;country[]=MSR&amp;country[]=MAR&amp;country[]=MOZ&amp;country[]=MMR&amp;country[]=NAM&amp;country[]=NRU&amp;country[]=NPL&amp;country[]=NLD&amp;country[]=NCL&amp;country[]=NZL&amp;country[]=NIC&amp;country[]=NER&amp;country[]=NGA&amp;country[]=NIU&amp;country[]=MNP&amp;country[]=NOR&amp;country[]=OMN&amp;country[]=PAK&amp;country[]=PLW&amp;country[]=PAN&amp;country[]=PNG&amp;country[]=PRY&amp;country[]=PER&amp;country[]=PHL&amp;country[]=POL&amp;country[]=PRT&amp;country[]=PRI&amp;country[]=QAT&amp;country[]=KOR&amp;country[]=MDA&amp;country[]=ROU&amp;country[]=RUS&amp;country[]=RWA&amp;country[]=REU&amp;country[]=SHN&amp;country[]=KNA&amp;country[]=LCA&amp;country[]=SPM&amp;country[]=VCT&amp;country[]=WSM&amp;country[]=SMR&amp;country[]=STP&amp;country[]=SAU&amp;country[]=SEN&amp;country[]=SRB&amp;country[]=SYC&amp;country[]=SLE&amp;country[]=SGP&amp;country[]=SXM&amp;country[]=SVK&amp;country[]=SVN&amp;country[]=SLB&amp;country[]=SOM&amp;country[]=ZAF&amp;country[]=SSD&amp;country[]=ESP&amp;country[]=LKA&amp;country[]=SDN&amp;country[]=SUR&amp;country[]=SWZ&amp;country[]=SWE&amp;country[]=CHE&amp;country[]=SYR&amp;country[]=TJK&amp;country[]=THA&amp;country[]=MKD&amp;country[]=TLS&amp;country[]=TGO&amp;country[]=TKL&amp;country[]=TON&amp;country[]=TTO&amp;country[]=TUN&amp;country[]=TUR&amp;country[]=TKM&amp;country[]=TCA&amp;country[]=TUV&amp;country[]=UGA&amp;country[]=UKR&amp;country[]=ARE&amp;country[]=GBR&amp;country[]=TZA&amp;country[]=VIR&amp;country[]=USA&amp;country[]=URY&amp;country[]=UZB&amp;country[]=VUT&amp;country[]=VEN&amp;country[]=VNM&amp;country[]=WLF&amp;country[]=PSE&amp;country[]=YEM&amp;country[]=ZMB&amp;country[]=ZWE&amp;residence[]=total&amp;service_level[]=Basic%20service&amp;service_level[]=At%20least%20basic&amp;service_level[]=Safely%20managed%20service&amp;service_type[]=Sanitation&amp;year[]=2002&amp;year[]=2003&amp;year[]=2004&amp;year[]=2005&amp;year[]=2006&amp;year[]=2007&amp;year[]=2008&amp;year[]=2009&amp;year[]=2010&amp;year[]=2011&amp;year[]=2012&amp;year[]=2013&amp;year[]=2014&amp;year[]=2015</text:p>
          </table:table-cell>
          <table:table-cell table:style-name="ce17" office:value-type="string" calcext:value-type="string">
            <text:p>ok</text:p>
          </table:table-cell>
          <table:table-cell table:style-name="ce48" office:value-type="string" calcext:value-type="string">
            <text:p>Agosto 2018</text:p>
          </table:table-cell>
          <table:table-cell table:style-name="ce17" table:number-columns-repeated="1017"/>
        </table:table-row>
        <table:table-row table:style-name="ro1">
          <table:table-cell table:formula="of:=[$variaveis.$A17]" office:value-type="float" office:value="12" calcext:value-type="float">
            <text:p>12</text:p>
          </table:table-cell>
          <table:table-cell table:formula="of:=INDIRECT(&quot;variaveis.B&quot; &amp; MATCH([.A17];[$variaveis.$A$1:$variaveis.$A$101];0))" office:value-type="string" office:string-value="População subnutrida" calcext:value-type="string">
            <text:p>População subnutrida</text:p>
          </table:table-cell>
          <table:table-cell table:formula="of:=INDIRECT(&quot;variaveis.E&quot; &amp; MATCH([.A17];[$variaveis.$A$1:$variaveis.$A$101];0))" office:value-type="string" office:string-value="FAOSTAT" calcext:value-type="string">
            <text:p>FAOSTAT</text:p>
          </table:table-cell>
          <table:table-cell table:content-validation-name="val3" office:value-type="string" calcext:value-type="string">
            <text:p>file/csv</text:p>
          </table:table-cell>
          <table:table-cell office:value-type="string" calcext:value-type="string">
            <text:p>https://data.worldbank.org/indicator/SN.ITK.DEFC.ZS</text:p>
          </table:table-cell>
          <table:table-cell/>
          <table:table-cell table:style-name="ce48" office:value-type="string" calcext:value-type="string">
            <text:p>novembro 2018</text:p>
          </table:table-cell>
          <table:table-cell table:number-columns-repeated="1017"/>
        </table:table-row>
        <table:table-row table:style-name="ro2">
          <table:table-cell table:formula="of:=[$variaveis.$A18]" office:value-type="float" office:value="17" calcext:value-type="float">
            <text:p>17</text:p>
          </table:table-cell>
          <table:table-cell table:formula="of:=INDIRECT(&quot;variaveis.B&quot; &amp; MATCH([.A18];[$variaveis.$A$1:$variaveis.$A$101];0))" office:value-type="string" office:string-value="Taxa bruta de matrículas para todos os níveis de ensino" calcext:value-type="string">
            <text:p>Taxa bruta de matrículas para todos os níveis de ensino</text:p>
          </table:table-cell>
          <table:table-cell table:formula="of:=INDIRECT(&quot;variaveis.E&quot; &amp; MATCH([.A18];[$variaveis.$A$1:$variaveis.$A$101];0))" office:value-type="string" office:string-value="UIS" calcext:value-type="string">
            <text:p>UIS</text:p>
          </table:table-cell>
          <table:table-cell table:content-validation-name="val3" office:value-type="string" calcext:value-type="string">
            <text:p>file/xlsx</text:p>
          </table:table-cell>
          <table:table-cell office:value-type="string" calcext:value-type="string">
            <text:p>http://data.uis.unesco.org/</text:p>
          </table:table-cell>
          <table:table-cell/>
          <table:table-cell table:style-name="ce48" office:value-type="string" calcext:value-type="string">
            <text:p>novembro 2018</text:p>
          </table:table-cell>
          <table:table-cell office:value-type="string" calcext:value-type="string">
            <text:p>Education &gt; Participation &gt; Enrolment ratios &gt; Gross enrolment ratios, primary to tertiary, both sexes (%) </text:p>
          </table:table-cell>
          <table:table-cell table:number-columns-repeated="1016"/>
        </table:table-row>
        <table:table-row table:style-name="ro3">
          <table:table-cell table:formula="of:=[$variaveis.$A19]" office:value-type="float" office:value="16" calcext:value-type="float">
            <text:p>16</text:p>
          </table:table-cell>
          <table:table-cell table:formula="of:=INDIRECT(&quot;variaveis.B&quot; &amp; MATCH([.A19];[$variaveis.$A$1:$variaveis.$A$101];0))" office:value-type="string" office:string-value="Taxa de alfabetização das pessoas de 15 anos ou mais de idade" calcext:value-type="string">
            <text:p>Taxa de alfabetização das pessoas de 15 anos ou mais de idade</text:p>
          </table:table-cell>
          <table:table-cell table:formula="of:=INDIRECT(&quot;variaveis.E&quot; &amp; MATCH([.A19];[$variaveis.$A$1:$variaveis.$A$101];0))" office:value-type="string" office:string-value="UIS" calcext:value-type="string">
            <text:p>UIS</text:p>
          </table:table-cell>
          <table:table-cell table:content-validation-name="val3" office:value-type="string" calcext:value-type="string">
            <text:p>file/xlsx</text:p>
          </table:table-cell>
          <table:table-cell office:value-type="string" calcext:value-type="string">
            <text:p>http://data.uis.unesco.org/</text:p>
          </table:table-cell>
          <table:table-cell/>
          <table:table-cell table:style-name="ce48" office:value-type="string" calcext:value-type="string">
            <text:p>novembro 2018</text:p>
          </table:table-cell>
          <table:table-cell table:style-name="ce44" office:value-type="string" calcext:value-type="string">
            <text:p><text:span text:style-name="T1">Education &gt; Literacy &gt; Literacy rate &gt; Adult literacy rate, population 15+ years, both sexes (%)</text:span></text:p>
          </table:table-cell>
          <table:table-cell table:number-columns-repeated="1016"/>
        </table:table-row>
        <table:table-row table:style-name="ro3">
          <table:table-cell table:style-name="ce17" table:formula="of:=[$variaveis.$A20]" office:value-type="string" office:string-value="Z1" calcext:value-type="string">
            <text:p>Z1</text:p>
          </table:table-cell>
          <table:table-cell table:style-name="ce17" table:formula="of:=INDIRECT(&quot;variaveis.B&quot; &amp; MATCH([.A20];[$variaveis.$A$1:$variaveis.$A$101];0))" office:value-type="string" office:string-value="Área do país" calcext:value-type="string">
            <text:p>Área do país</text:p>
          </table:table-cell>
          <table:table-cell table:style-name="ce17" table:formula="of:=INDIRECT(&quot;variaveis.E&quot; &amp; MATCH([.A20];[$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3">
          <table:table-cell table:style-name="ce17" table:formula="of:=[$variaveis.$A21]" office:value-type="string" office:string-value="Z2" calcext:value-type="string">
            <text:p>Z2</text:p>
          </table:table-cell>
          <table:table-cell table:style-name="ce17" table:formula="of:=INDIRECT(&quot;variaveis.B&quot; &amp; MATCH([.A21];[$variaveis.$A$1:$variaveis.$A$101];0))" office:value-type="string" office:string-value="Land Area" calcext:value-type="string">
            <text:p>Land Area</text:p>
          </table:table-cell>
          <table:table-cell table:style-name="ce17" table:formula="of:=INDIRECT(&quot;variaveis.E&quot; &amp; MATCH([.A21];[$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22]" office:value-type="float" office:value="33" calcext:value-type="float">
            <text:p>33</text:p>
          </table:table-cell>
          <table:table-cell table:style-name="ce17" table:formula="of:=INDIRECT(&quot;variaveis.B&quot; &amp; MATCH([.A22];[$variaveis.$A$1:$variaveis.$A$101];0))" office:value-type="string" office:string-value="Áreas cultivadas" calcext:value-type="string">
            <text:p>Áreas cultivadas</text:p>
          </table:table-cell>
          <table:table-cell table:style-name="ce17" table:formula="of:=INDIRECT(&quot;variaveis.E&quot; &amp; MATCH([.A22];[$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table:table-cell table:style-name="ce48" office:value-type="string" calcext:value-type="string">
            <text:p>Agosto 2018</text:p>
          </table:table-cell>
          <table:table-cell table:style-name="ce17" office:value-type="string" calcext:value-type="string">
            <text:p>Dividir o valor da variável pelo valor de “Land Area”</text:p>
          </table:table-cell>
          <table:table-cell table:style-name="ce17" table:number-columns-repeated="1016"/>
        </table:table-row>
        <table:table-row table:style-name="ro1">
          <table:table-cell table:style-name="ce17" table:formula="of:=[$variaveis.$A23]" office:value-type="float" office:value="34" calcext:value-type="float">
            <text:p>34</text:p>
          </table:table-cell>
          <table:table-cell table:style-name="ce17" table:formula="of:=INDIRECT(&quot;variaveis.B&quot; &amp; MATCH([.A23];[$variaveis.$A$1:$variaveis.$A$101];0))" office:value-type="string" office:string-value="Áreas de pastagens permanentes" calcext:value-type="string">
            <text:p>Áreas de pastagens permanentes</text:p>
          </table:table-cell>
          <table:table-cell table:style-name="ce17" table:formula="of:=INDIRECT(&quot;variaveis.E&quot; &amp; MATCH([.A23];[$variaveis.$A$1:$variaveis.$A$101];0))" office:value-type="string" office:string-value="FAOSTAT" calcext:value-type="string">
            <text:p>FAOSTAT</text:p>
          </table:table-cell>
          <table:table-cell table:style-name="ce17" table:content-validation-name="val3" office:value-type="string" calcext:value-type="string">
            <text:p>file/csv</text:p>
          </table:table-cell>
          <table:table-cell table:style-name="ce17" office:value-type="string" calcext:value-type="string">
            <text:p>http://fenixservices.fao.org/faostat/static/bulkdownloads/Inputs_LandUse_E_All_Data_(Normalized).zip</text:p>
          </table:table-cell>
          <table:table-cell table:style-name="ce17"/>
          <table:table-cell table:style-name="ce48" office:value-type="string" calcext:value-type="string">
            <text:p>Agosto 2018</text:p>
          </table:table-cell>
          <table:table-cell table:style-name="ce17" office:value-type="string" calcext:value-type="string">
            <text:p>Dividir o valor da variável pelo valor de “Área do País”</text:p>
          </table:table-cell>
          <table:table-cell table:style-name="ce17" table:number-columns-repeated="1016"/>
        </table:table-row>
        <table:table-row table:style-name="ro2">
          <table:table-cell table:style-name="ce17" table:formula="of:=[$variaveis.$A24]" office:value-type="float" office:value="32" calcext:value-type="float">
            <text:p>32</text:p>
          </table:table-cell>
          <table:table-cell table:style-name="ce17" table:formula="of:=INDIRECT(&quot;variaveis.B&quot; &amp; MATCH([.A24];[$variaveis.$A$1:$variaveis.$A$101];0))" office:value-type="string" office:string-value="Áreas protegidas no total do território nacional" calcext:value-type="string">
            <text:p>Áreas protegidas no total do território nacional</text:p>
          </table:table-cell>
          <table:table-cell table:style-name="ce17" table:formula="of:=INDIRECT(&quot;variaveis.E&quot; &amp; MATCH([.A24];[$variaveis.$A$1:$variaveis.$A$101];0))" office:value-type="string" office:string-value="MDG" calcext:value-type="string">
            <text:p>MDG</text:p>
          </table:table-cell>
          <table:table-cell table:style-name="ce17" table:content-validation-name="val3" office:value-type="string" calcext:value-type="string">
            <text:p>html/table</text:p>
          </table:table-cell>
          <table:table-cell table:style-name="ce17" office:value-type="string" calcext:value-type="string">
            <text:p>http://mdgs.un.org/unsd/mdg/Handlers/DataHandler.ashx?ServiceName=FetchData&amp;Series=616&amp;GroupBy=Indicator&amp;RequestId=80</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formula="of:=[$variaveis.$A25]" office:value-type="float" office:value="35" calcext:value-type="float">
            <text:p>35</text:p>
          </table:table-cell>
          <table:table-cell table:formula="of:=INDIRECT(&quot;variaveis.B&quot; &amp; MATCH([.A25];[$variaveis.$A$1:$variaveis.$A$101];0))" office:value-type="string" office:string-value="Produção de gás natural" calcext:value-type="string">
            <text:p>Produção de gás natural</text:p>
          </table:table-cell>
          <table:table-cell table:formula="of:=INDIRECT(&quot;variaveis.E&quot; &amp; MATCH([.A25];[$variaveis.$A$1:$variaveis.$A$101];0))" office:value-type="string" office:string-value="ANP" calcext:value-type="string">
            <text:p>ANP</text:p>
          </table:table-cell>
          <table:table-cell table:content-validation-name="val3" office:value-type="string" calcext:value-type="string">
            <text:p>file/xlsx</text:p>
          </table:table-cell>
          <table:table-cell office:value-type="string" calcext:value-type="string">
            <text:p>http://www.anp.gov.br/images/publicacoes/anuario-estatistico/2017/Tabelas/T1.7.xls</text:p>
          </table:table-cell>
          <table:table-cell/>
          <table:table-cell table:style-name="ce49"/>
          <table:table-cell office:value-type="string" calcext:value-type="string">
            <text:p>Iterar pela página dos anuários para encontrar o link dos antigos, e alcançar a datas mais antigas</text:p>
          </table:table-cell>
          <table:table-cell table:number-columns-repeated="1016"/>
        </table:table-row>
        <table:table-row table:style-name="ro1">
          <table:table-cell table:formula="of:=[$variaveis.$A26]" office:value-type="float" office:value="36" calcext:value-type="float">
            <text:p>36</text:p>
          </table:table-cell>
          <table:table-cell table:formula="of:=INDIRECT(&quot;variaveis.B&quot; &amp; MATCH([.A26];[$variaveis.$A$1:$variaveis.$A$101];0))" office:value-type="string" office:string-value="Produção de petróleo" calcext:value-type="string">
            <text:p>Produção de petróleo</text:p>
          </table:table-cell>
          <table:table-cell table:formula="of:=INDIRECT(&quot;variaveis.E&quot; &amp; MATCH([.A26];[$variaveis.$A$1:$variaveis.$A$101];0))" office:value-type="string" office:string-value="ANP" calcext:value-type="string">
            <text:p>ANP</text:p>
          </table:table-cell>
          <table:table-cell table:content-validation-name="val3" office:value-type="string" calcext:value-type="string">
            <text:p>file/xlsx</text:p>
          </table:table-cell>
          <table:table-cell office:value-type="string" calcext:value-type="string">
            <text:p>http://www.anp.gov.br/images/publicacoes/anuario-estatistico/2017/Tabelas/T1.2.xls</text:p>
          </table:table-cell>
          <table:table-cell/>
          <table:table-cell table:style-name="ce49"/>
          <table:table-cell office:value-type="string" calcext:value-type="string">
            <text:p>Iterar pela página dos anuários para encontrar o link dos antigos, e alcançar a datas mais antigas</text:p>
          </table:table-cell>
          <table:table-cell table:number-columns-repeated="1016"/>
        </table:table-row>
        <table:table-row table:style-name="ro1">
          <table:table-cell table:style-name="ce17" table:formula="of:=[$variaveis.$A27]" office:value-type="float" office:value="6" calcext:value-type="float">
            <text:p>6</text:p>
          </table:table-cell>
          <table:table-cell table:style-name="ce17" table:formula="of:=INDIRECT(&quot;variaveis.B&quot; &amp; MATCH([.A27];[$variaveis.$A$1:$variaveis.$A$101];0))" office:value-type="string" office:string-value="Densidade demográfica" calcext:value-type="string">
            <text:p>Densidade demográfica</text:p>
          </table:table-cell>
          <table:table-cell table:style-name="ce17" table:formula="of:=INDIRECT(&quot;variaveis.E&quot; &amp; MATCH([.A27];[$variaveis.$A$1:$variaveis.$A$101];0))" office:value-type="string" office:string-value="WPP" calcext:value-type="string">
            <text:p>WPP</text:p>
          </table:table-cell>
          <table:table-cell table:style-name="ce17" table:content-validation-name="val3" office:value-type="string" calcext:value-type="string">
            <text:p>file/xlsx</text:p>
          </table:table-cell>
          <table:table-cell table:style-name="ce17" office:value-type="string" calcext:value-type="string">
            <text:p>https://esa.un.org/unpd/wpp/DVD/Files/1_Indicators%20(Standard)/EXCEL_FILES/1_Population/WPP2017_POP_F06_POPULATION_DENSITY.xlsx</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28]" office:value-type="float" office:value="2" calcext:value-type="float">
            <text:p>2</text:p>
          </table:table-cell>
          <table:table-cell table:style-name="ce17" table:formula="of:=INDIRECT(&quot;variaveis.B&quot; &amp; MATCH([.A28];[$variaveis.$A$1:$variaveis.$A$101];0))" office:value-type="string" office:string-value="Homens" calcext:value-type="string">
            <text:p>Homens</text:p>
          </table:table-cell>
          <table:table-cell table:style-name="ce17" table:formula="of:=INDIRECT(&quot;variaveis.E&quot; &amp; MATCH([.A28];[$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 (Standard)/CSV_FILES/WPP2017_TotalPopulationBySex.csv</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29]" office:value-type="float" office:value="3" calcext:value-type="float">
            <text:p>3</text:p>
          </table:table-cell>
          <table:table-cell table:style-name="ce17" table:formula="of:=INDIRECT(&quot;variaveis.B&quot; &amp; MATCH([.A29];[$variaveis.$A$1:$variaveis.$A$101];0))" office:value-type="string" office:string-value="Mulheres" calcext:value-type="string">
            <text:p>Mulheres</text:p>
          </table:table-cell>
          <table:table-cell table:style-name="ce17" table:formula="of:=INDIRECT(&quot;variaveis.E&quot; &amp; MATCH([.A29];[$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 (Standard)/CSV_FILES/WPP2017_TotalPopulationBySex.csv</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0]" office:value-type="float" office:value="5" calcext:value-type="float">
            <text:p>5</text:p>
          </table:table-cell>
          <table:table-cell table:style-name="ce17" table:formula="of:=INDIRECT(&quot;variaveis.B&quot; &amp; MATCH([.A30];[$variaveis.$A$1:$variaveis.$A$101];0))" office:value-type="string" office:string-value="População residente em área rural" calcext:value-type="string">
            <text:p>População residente em área rural</text:p>
          </table:table-cell>
          <table:table-cell table:style-name="ce17" table:formula="of:=INDIRECT(&quot;variaveis.E&quot; &amp; MATCH([.A30];[$variaveis.$A$1:$variaveis.$A$101];0))" office:value-type="string" office:string-value="WUP" calcext:value-type="string">
            <text:p>WUP</text:p>
          </table:table-cell>
          <table:table-cell table:style-name="ce17" table:content-validation-name="val3" office:value-type="string" calcext:value-type="string">
            <text:p>file/xlsx</text:p>
          </table:table-cell>
          <table:table-cell table:style-name="ce34" office:value-type="string" calcext:value-type="string">
            <text:p>None</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Subtrair do valor informado em “População residente em área urbana”</text:p>
          </table:table-cell>
          <table:table-cell table:style-name="ce17" table:number-columns-repeated="1016"/>
        </table:table-row>
        <table:table-row table:style-name="ro1">
          <table:table-cell table:style-name="ce17" table:formula="of:=[$variaveis.$A31]" office:value-type="float" office:value="4" calcext:value-type="float">
            <text:p>4</text:p>
          </table:table-cell>
          <table:table-cell table:style-name="ce17" table:formula="of:=INDIRECT(&quot;variaveis.B&quot; &amp; MATCH([.A31];[$variaveis.$A$1:$variaveis.$A$101];0))" office:value-type="string" office:string-value="População residente em área urbana" calcext:value-type="string">
            <text:p>População residente em área urbana</text:p>
          </table:table-cell>
          <table:table-cell table:style-name="ce17" table:formula="of:=INDIRECT(&quot;variaveis.E&quot; &amp; MATCH([.A31];[$variaveis.$A$1:$variaveis.$A$101];0))" office:value-type="string" office:string-value="WUP" calcext:value-type="string">
            <text:p>WUP</text:p>
          </table:table-cell>
          <table:table-cell table:style-name="ce17" table:content-validation-name="val3" office:value-type="string" calcext:value-type="string">
            <text:p>file/xlsx</text:p>
          </table:table-cell>
          <table:table-cell table:style-name="ce17" office:value-type="string" calcext:value-type="string">
            <text:p>https://esa.un.org/unpd/wup/Download/Files/WUP2018-F21-Proportion_Urban_Annual.xls</text:p>
          </table:table-cell>
          <table:table-cell table:style-name="ce17"/>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2]" office:value-type="float" office:value="1" calcext:value-type="float">
            <text:p>1</text:p>
          </table:table-cell>
          <table:table-cell table:style-name="ce17" table:formula="of:=INDIRECT(&quot;variaveis.B&quot; &amp; MATCH([.A32];[$variaveis.$A$1:$variaveis.$A$101];0))" office:value-type="string" office:string-value="População total" calcext:value-type="string">
            <text:p>População total</text:p>
          </table:table-cell>
          <table:table-cell table:style-name="ce17" table:formula="of:=INDIRECT(&quot;variaveis.E&quot; &amp; MATCH([.A32];[$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 (Standard)/CSV_FILES/WPP2017_TotalPopulationBySex.csv</text:p>
          </table:table-cell>
          <table:table-cell table:style-name="ce17"/>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3]" office:value-type="float" office:value="9" calcext:value-type="float">
            <text:p>9</text:p>
          </table:table-cell>
          <table:table-cell table:style-name="ce17" table:formula="of:=INDIRECT(&quot;variaveis.B&quot; &amp; MATCH([.A33];[$variaveis.$A$1:$variaveis.$A$101];0))" office:value-type="string" office:string-value="Taxa bruta de mortalidade" calcext:value-type="string">
            <text:p>Taxa bruta de mortalidade</text:p>
          </table:table-cell>
          <table:table-cell table:style-name="ce17" table:formula="of:=INDIRECT(&quot;variaveis.E&quot; &amp; MATCH([.A33];[$variaveis.$A$1:$variaveis.$A$101];0))" office:value-type="string" office:string-value="SOWC" calcext:value-type="string">
            <text:p>SOWC</text:p>
          </table:table-cell>
          <table:table-cell table:style-name="ce17" table:content-validation-name="val3" office:value-type="string" calcext:value-type="string">
            <text:p>file/xlsx</text:p>
          </table:table-cell>
          <table:table-cell table:style-name="ce17" office:value-type="string" calcext:value-type="string">
            <text:p>https://data.unicef.org/wp-content/uploads/2018/03/SOWC-Statistical-Tables-2017.xlsx</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tabela “Demographic Indicators”</text:p>
          </table:table-cell>
          <table:table-cell table:style-name="ce17" table:number-columns-repeated="1016"/>
        </table:table-row>
        <table:table-row table:style-name="ro1">
          <table:table-cell table:style-name="ce17" table:formula="of:=[$variaveis.$A34]" office:value-type="float" office:value="8" calcext:value-type="float">
            <text:p>8</text:p>
          </table:table-cell>
          <table:table-cell table:style-name="ce17" table:formula="of:=INDIRECT(&quot;variaveis.B&quot; &amp; MATCH([.A34];[$variaveis.$A$1:$variaveis.$A$101];0))" office:value-type="string" office:string-value="Taxa bruta de natalidade" calcext:value-type="string">
            <text:p>Taxa bruta de natalidade</text:p>
          </table:table-cell>
          <table:table-cell table:style-name="ce17" table:formula="of:=INDIRECT(&quot;variaveis.E&quot; &amp; MATCH([.A34];[$variaveis.$A$1:$variaveis.$A$101];0))" office:value-type="string" office:string-value="SOWC" calcext:value-type="string">
            <text:p>SOWC</text:p>
          </table:table-cell>
          <table:table-cell table:style-name="ce17" table:content-validation-name="val3" office:value-type="string" calcext:value-type="string">
            <text:p>file/xlsx</text:p>
          </table:table-cell>
          <table:table-cell table:style-name="ce17" office:value-type="string" calcext:value-type="string">
            <text:p>https://data.unicef.org/wp-content/uploads/2018/03/SOWC-Statistical-Tables-2017.xlsx</text:p>
          </table:table-cell>
          <table:table-cell table:style-name="ce17" office:value-type="string" calcext:value-type="string">
            <text:p>ok</text:p>
          </table:table-cell>
          <table:table-cell table:style-name="ce48" office:value-type="string" calcext:value-type="string">
            <text:p>Agosto 2018</text:p>
          </table:table-cell>
          <table:table-cell table:style-name="ce17" office:value-type="string" calcext:value-type="string">
            <text:p>Acessar tabela “Demographic Indicators”</text:p>
          </table:table-cell>
          <table:table-cell table:style-name="ce17" table:number-columns-repeated="1016"/>
        </table:table-row>
        <table:table-row table:style-name="ro2">
          <table:table-cell table:style-name="ce17" table:formula="of:=[$variaveis.$A35]" office:value-type="float" office:value="7" calcext:value-type="float">
            <text:p>7</text:p>
          </table:table-cell>
          <table:table-cell table:style-name="ce17" table:formula="of:=INDIRECT(&quot;variaveis.B&quot; &amp; MATCH([.A35];[$variaveis.$A$1:$variaveis.$A$101];0))" office:value-type="string" office:string-value="Taxa média anual do crescimento da população" calcext:value-type="string">
            <text:p>Taxa média anual do crescimento da população</text:p>
          </table:table-cell>
          <table:table-cell table:style-name="ce17" table:formula="of:=INDIRECT(&quot;variaveis.E&quot; &amp; MATCH([.A35];[$variaveis.$A$1:$variaveis.$A$101];0))" office:value-type="string" office:string-value="WPP" calcext:value-type="string">
            <text:p>WPP</text:p>
          </table:table-cell>
          <table:table-cell table:style-name="ce17" table:content-validation-name="val3" office:value-type="string" calcext:value-type="string">
            <text:p>file/csv</text:p>
          </table:table-cell>
          <table:table-cell table:style-name="ce17" office:value-type="string" calcext:value-type="string">
            <text:p>https://esa.un.org/unpd/wpp/DVD/Files/1_Indicators%20(Standard)/CSV_FILES/WPP2017_PopulationByAgeSex_Medium.csv</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6]" office:value-type="float" office:value="29" calcext:value-type="float">
            <text:p>29</text:p>
          </table:table-cell>
          <table:table-cell table:style-name="ce17" table:formula="of:=INDIRECT(&quot;variaveis.B&quot; &amp; MATCH([.A36];[$variaveis.$A$1:$variaveis.$A$101];0))" office:value-type="string" office:string-value="Assinantes de telefonia celular" calcext:value-type="string">
            <text:p>Assinantes de telefonia celular</text:p>
          </table:table-cell>
          <table:table-cell table:style-name="ce17" table:formula="of:=INDIRECT(&quot;variaveis.E&quot; &amp; MATCH([.A36];[$variaveis.$A$1:$variaveis.$A$101];0))" office:value-type="string" office:string-value="ICTEYE" calcext:value-type="string">
            <text:p>ICTEYE</text:p>
          </table:table-cell>
          <table:table-cell table:style-name="ce17" table:content-validation-name="val3" office:value-type="string" calcext:value-type="string">
            <text:p>file/xlsx</text:p>
          </table:table-cell>
          <table:table-cell table:style-name="ce17" office:value-type="string" calcext:value-type="string">
            <text:p>https://www.itu.int/en/ITU-D/Statistics/Documents/statistics/2018/Mobile_cellular_2000-2016.xls</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style-name="ce17" table:formula="of:=[$variaveis.$A37]" office:value-type="float" office:value="28" calcext:value-type="float">
            <text:p>28</text:p>
          </table:table-cell>
          <table:table-cell table:style-name="ce17" table:formula="of:=INDIRECT(&quot;variaveis.B&quot; &amp; MATCH([.A37];[$variaveis.$A$1:$variaveis.$A$101];0))" office:value-type="string" office:string-value="Linhas telefônicas" calcext:value-type="string">
            <text:p>Linhas telefônicas</text:p>
          </table:table-cell>
          <table:table-cell table:style-name="ce17" table:formula="of:=INDIRECT(&quot;variaveis.E&quot; &amp; MATCH([.A37];[$variaveis.$A$1:$variaveis.$A$101];0))" office:value-type="string" office:string-value="ICTEYE" calcext:value-type="string">
            <text:p>ICTEYE</text:p>
          </table:table-cell>
          <table:table-cell table:style-name="ce17" table:content-validation-name="val3" office:value-type="string" calcext:value-type="string">
            <text:p>file/xlsx</text:p>
          </table:table-cell>
          <table:table-cell table:style-name="ce17" office:value-type="string" calcext:value-type="string">
            <text:p>https://www.itu.int/en/ITU-D/Statistics/Documents/statistics/2018/Fixed_tel_2000-2016.xls</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1">
          <table:table-cell table:formula="of:=[$variaveis.$A38]" office:value-type="float" office:value="30" calcext:value-type="float">
            <text:p>30</text:p>
          </table:table-cell>
          <table:table-cell table:formula="of:=INDIRECT(&quot;variaveis.B&quot; &amp; MATCH([.A38];[$variaveis.$A$1:$variaveis.$A$101];0))" office:value-type="string" office:string-value="Número de computadores pessoais" calcext:value-type="string">
            <text:p>Número de computadores pessoais</text:p>
          </table:table-cell>
          <table:table-cell table:formula="of:=INDIRECT(&quot;variaveis.E&quot; &amp; MATCH([.A38];[$variaveis.$A$1:$variaveis.$A$101];0))" office:value-type="string" office:string-value="ICTEYE" calcext:value-type="string">
            <text:p>ICTEYE</text:p>
          </table:table-cell>
          <table:table-cell table:content-validation-name="val3"/>
          <table:table-cell table:number-columns-repeated="2"/>
          <table:table-cell table:style-name="ce48" office:value-type="string" calcext:value-type="string">
            <text:p>Agosto 2018</text:p>
          </table:table-cell>
          <table:table-cell table:number-columns-repeated="1017"/>
        </table:table-row>
        <table:table-row table:style-name="ro1">
          <table:table-cell table:style-name="ce17" table:formula="of:=[$variaveis.$A39]" office:value-type="float" office:value="31" calcext:value-type="float">
            <text:p>31</text:p>
          </table:table-cell>
          <table:table-cell table:style-name="ce17" table:formula="of:=INDIRECT(&quot;variaveis.B&quot; &amp; MATCH([.A39];[$variaveis.$A$1:$variaveis.$A$101];0))" office:value-type="string" office:string-value="Usuários com acesso a internet" calcext:value-type="string">
            <text:p>Usuários com acesso a internet</text:p>
          </table:table-cell>
          <table:table-cell table:style-name="ce17" table:formula="of:=INDIRECT(&quot;variaveis.E&quot; &amp; MATCH([.A39];[$variaveis.$A$1:$variaveis.$A$101];0))" office:value-type="string" office:string-value="ICTEYE" calcext:value-type="string">
            <text:p>ICTEYE</text:p>
          </table:table-cell>
          <table:table-cell table:style-name="ce17" table:content-validation-name="val3" office:value-type="string" calcext:value-type="string">
            <text:p>file/xlsx</text:p>
          </table:table-cell>
          <table:table-cell table:style-name="ce17" office:value-type="string" calcext:value-type="string">
            <text:p>https://www.itu.int/en/ITU-D/Statistics/Documents/statistics/2018/Individuals_Internet_2000-2016%20Jan2018.xls</text:p>
          </table:table-cell>
          <table:table-cell table:style-name="ce17" office:value-type="string" calcext:value-type="string">
            <text:p>ok</text:p>
          </table:table-cell>
          <table:table-cell table:style-name="ce48" office:value-type="string" calcext:value-type="string">
            <text:p>Agosto 2018</text:p>
          </table:table-cell>
          <table:table-cell table:style-name="ce34" office:value-type="string" calcext:value-type="string">
            <text:p>None</text:p>
          </table:table-cell>
          <table:table-cell table:style-name="ce17" table:number-columns-repeated="1016"/>
        </table:table-row>
        <table:table-row table:style-name="ro4" table:number-rows-repeated="1048536">
          <table:table-cell table:number-columns-repeated="1024"/>
        </table:table-row>
        <table:table-row table:style-name="ro4">
          <table:table-cell table:number-columns-repeated="1024"/>
        </table:table-row>
      </table:table>
      <table:table table:name="tipos_acesso" table:style-name="ta1">
        <table:table-column table:style-name="co23" table:default-cell-style-name="ce27"/>
        <table:table-column table:style-name="co24" table:default-cell-style-name="ce27"/>
        <table:table-column table:style-name="co5" table:number-columns-repeated="1022" table:default-cell-style-name="ce27"/>
        <table:table-row table:style-name="ro1">
          <table:table-cell table:style-name="ce24" office:value-type="string" calcext:value-type="string">
            <text:p>tipo</text:p>
          </table:table-cell>
          <table:table-cell table:style-name="ce24" office:value-type="string" calcext:value-type="string">
            <text:p>descricao</text:p>
          </table:table-cell>
          <table:table-cell table:style-name="ce24" table:number-columns-repeated="1022"/>
        </table:table-row>
        <table:table-row table:style-name="ro1">
          <table:table-cell office:value-type="string" calcext:value-type="string">
            <text:p>file/csv</text:p>
          </table:table-cell>
          <table:table-cell office:value-type="string" calcext:value-type="string">
            <text:p>dados contidos em arquivo csv a ser baixado</text:p>
          </table:table-cell>
          <table:table-cell table:number-columns-repeated="1022"/>
        </table:table-row>
        <table:table-row table:style-name="ro1">
          <table:table-cell office:value-type="string" calcext:value-type="string">
            <text:p>file/xlsx</text:p>
          </table:table-cell>
          <table:table-cell office:value-type="string" calcext:value-type="string">
            <text:p>dados contidos em arquivo excel</text:p>
          </table:table-cell>
          <table:table-cell table:number-columns-repeated="1022"/>
        </table:table-row>
        <table:table-row table:style-name="ro1">
          <table:table-cell office:value-type="string" calcext:value-type="string">
            <text:p>html/body</text:p>
          </table:table-cell>
          <table:table-cell office:value-type="string" calcext:value-type="string">
            <text:p>dado apresentado como texto no html, de onde deve ser extraído. Possível a necessidade de extrair a informação do meio de um texto, sem necessariamente uma divisão clara a partir do DOM.</text:p>
          </table:table-cell>
          <table:table-cell table:number-columns-repeated="1022"/>
        </table:table-row>
        <table:table-row table:style-name="ro1">
          <table:table-cell office:value-type="string" calcext:value-type="string">
            <text:p>html/table</text:p>
          </table:table-cell>
          <table:table-cell office:value-type="string" calcext:value-type="string">
            <text:p>Dados apresentado como um elemento table a ser extraído do DOM. Sugerimos converter o elemento table em CSV</text:p>
          </table:table-cell>
          <table:table-cell table:number-columns-repeated="1022"/>
        </table:table-row>
        <table:table-row table:style-name="ro1">
          <table:table-cell office:value-type="string" calcext:value-type="string">
            <text:p>http/json</text:p>
          </table:table-cell>
          <table:table-cell office:value-type="string" calcext:value-type="string">
            <text:p>dados acessados por meio de API em JSON</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bibliografia" table:style-name="ta1">
        <table:table-column table:style-name="co25" table:default-cell-style-name="ce53"/>
        <table:table-column table:style-name="co26" table:default-cell-style-name="Default"/>
        <table:table-row table:style-name="ro7">
          <table:table-cell table:style-name="ce51" office:value-type="string" calcext:value-type="string">
            <text:p>variavel_nome</text:p>
          </table:table-cell>
          <table:table-cell table:style-name="ce54" office:value-type="string" calcext:value-type="string">
            <text:p>fonte</text:p>
          </table:table-cell>
        </table:table-row>
        <table:table-row table:style-name="ro7">
          <table:table-cell table:style-name="ce52" table:formula="of:=[$variaveis.$B2]" office:value-type="string" office:string-value="Entrada de turistas" calcext:value-type="string">
            <text:p>Entrada de turistas</text:p>
          </table:table-cell>
          <table:table-cell table:style-name="ce55" table:content-validation-name="val4" office:value-type="string" calcext:value-type="string">
            <text:p>World Development Indicators. The World Bank. &lt;https://data.worldbank.org/indicator&gt;. Acessado em: agosto 2018</text:p>
          </table:table-cell>
        </table:table-row>
        <table:table-row table:style-name="ro7">
          <table:table-cell table:style-name="ce52" table:formula="of:=[$variaveis.$B3]" office:value-type="string" office:string-value="Gastos públicos com educação" calcext:value-type="string">
            <text:p>Gastos públicos com educação</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4]" office:value-type="string" office:string-value="Gastos públicos com saúde" calcext:value-type="string">
            <text:p>Gastos públicos com saúde</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5]" office:value-type="string" office:string-value="Investimentos em pesquisa e desenvolvimento" calcext:value-type="string">
            <text:p>Investimentos em pesquisa e desenvolvimento</text:p>
          </table:table-cell>
          <table:table-cell table:style-name="ce55" table:content-validation-name="val4" office:value-type="string" calcext:value-type="string">
            <text:p>World Development Indicators. The World Bank. &lt;https://data.worldbank.org/indicator&gt;. Acessado em: agosto 2021</text:p>
          </table:table-cell>
        </table:table-row>
        <table:table-row table:style-name="ro8">
          <table:table-cell table:style-name="ce52" table:formula="of:=[$variaveis.$B6]" office:value-type="string" office:string-value="Mulheres de 15 anos ou mais de idade economicamente ativas" calcext:value-type="string">
            <text:p>Mulheres de 15 anos ou mais de idade economicamente ativas</text:p>
          </table:table-cell>
          <table:table-cell table:style-name="ce55" table:content-validation-name="val4" office:value-type="string" calcext:value-type="string">
            <text:p>ILOSTAT, International Labour Organization Statistics. International Labour Organization. &lt;http://www.ilo.org/ilostat&gt;. Acessado em: agosto 2018</text:p>
          </table:table-cell>
        </table:table-row>
        <table:table-row table:style-name="ro7">
          <table:table-cell table:style-name="ce52" table:formula="of:=[$variaveis.$B7]" office:value-type="string" office:string-value="PIB per capita" calcext:value-type="string">
            <text:p>PIB per capita</text:p>
          </table:table-cell>
          <table:table-cell table:style-name="ce55" table:content-validation-name="val4" office:value-type="string" calcext:value-type="string">
            <text:p>National Accounts Main Aggregates Database. United Nations. &lt;https://unstats.un.org/unsd/snaama/introduction.asp&gt;. Acessado em: agosto 2018</text:p>
          </table:table-cell>
        </table:table-row>
        <table:table-row table:style-name="ro8">
          <table:table-cell table:style-name="ce52" table:formula="of:=[$variaveis.$B8]" office:value-type="string" office:string-value="População de 15 anos ou mais de idade economicamente ativas" calcext:value-type="string">
            <text:p>População de 15 anos ou mais de idade economicamente ativas</text:p>
          </table:table-cell>
          <table:table-cell table:style-name="ce55" table:content-validation-name="val4" office:value-type="string" calcext:value-type="string">
            <text:p>ILOSTAT, International Labour Organization Statistics. International Labour Organization. &lt;http://www.ilo.org/ilostat&gt;. Acessado em: agosto 2018</text:p>
          </table:table-cell>
        </table:table-row>
        <table:table-row table:style-name="ro7">
          <table:table-cell table:style-name="ce52" table:formula="of:=[$variaveis.$B9]" office:value-type="string" office:string-value="Total de exportação" calcext:value-type="string">
            <text:p>Total de exportação</text:p>
          </table:table-cell>
          <table:table-cell table:style-name="ce55" table:content-validation-name="val4" office:value-type="string" calcext:value-type="string">
            <text:p>UN Comtrade Database. United Nations. &lt;https://comtrade.un.org/&gt;. Acessado em: novembro 2018</text:p>
          </table:table-cell>
        </table:table-row>
        <table:table-row table:style-name="ro7">
          <table:table-cell table:style-name="ce52" table:formula="of:=[$variaveis.$B10]" office:value-type="string" office:string-value="Total de importação" calcext:value-type="string">
            <text:p>Total de importação</text:p>
          </table:table-cell>
          <table:table-cell table:style-name="ce55" table:content-validation-name="val4" office:value-type="string" calcext:value-type="string">
            <text:p>UN Comtrade Database. United Nations. &lt;https://comtrade.un.org/&gt;. Acessado em: novembro 2018</text:p>
          </table:table-cell>
        </table:table-row>
        <table:table-row table:style-name="ro7">
          <table:table-cell table:style-name="ce52" table:formula="of:=[$variaveis.$B11]" office:value-type="string" office:string-value="Total do PIB" calcext:value-type="string">
            <text:p>Total do PIB</text:p>
          </table:table-cell>
          <table:table-cell table:style-name="ce55" table:content-validation-name="val4" office:value-type="string" calcext:value-type="string">
            <text:p>National Accounts Main Aggregates Database. United Nations. &lt;https://unstats.un.org/unsd/snaama/introduction.asp&gt;. Acessado em: agosto 2018</text:p>
          </table:table-cell>
        </table:table-row>
        <table:table-row table:style-name="ro7">
          <table:table-cell table:style-name="ce52" table:formula="of:=[$variaveis.$B12]" office:value-type="string" office:string-value="Calorias consumidas" calcext:value-type="string">
            <text:p>Calorias consumida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13]" office:value-type="string" office:string-value="Esperança de vida ao nascer" calcext:value-type="string">
            <text:p>Esperança de vida ao nascer</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14]" office:value-type="string" office:string-value="Índice de desenvolvimento humano" calcext:value-type="string">
            <text:p>Índice de desenvolvimento humano</text:p>
          </table:table-cell>
          <table:table-cell table:style-name="ce55" table:content-validation-name="val4" office:value-type="string" calcext:value-type="string">
            <text:p>Human Development Reports. United Nations Development Programme. &lt;http://hdr.undp.org/en/data&gt;. Acessado em: novembro 2018</text:p>
          </table:table-cell>
        </table:table-row>
        <table:table-row table:style-name="ro7">
          <table:table-cell table:style-name="ce52" table:formula="of:=[$variaveis.$B15]" office:value-type="string" office:string-value="População com acesso a água potável" calcext:value-type="string">
            <text:p>População com acesso a água potável</text:p>
          </table:table-cell>
          <table:table-cell table:style-name="ce55" table:content-validation-name="val4" office:value-type="string" calcext:value-type="string">
            <text:p>WHO/UNICEF Joint Monitoring Programme for Water Supply, Sanitation and Hygiene (JMP). WHO/UNICEF. &lt;https://washdata.org/data&gt;. Acessado em: agosto 2018</text:p>
          </table:table-cell>
        </table:table-row>
        <table:table-row table:style-name="ro7">
          <table:table-cell table:style-name="ce52" table:formula="of:=[$variaveis.$B16]" office:value-type="string" office:string-value="População com acesso a rede sanitária" calcext:value-type="string">
            <text:p>População com acesso a rede sanitária</text:p>
          </table:table-cell>
          <table:table-cell table:style-name="ce55" table:content-validation-name="val4" office:value-type="string" calcext:value-type="string">
            <text:p>WHO/UNICEF Joint Monitoring Programme for Water Supply, Sanitation and Hygiene (JMP). WHO/UNICEF. &lt;https://washdata.org/data&gt;. Acessado em: agosto 2018</text:p>
          </table:table-cell>
        </table:table-row>
        <table:table-row table:style-name="ro7">
          <table:table-cell table:style-name="ce52" table:formula="of:=[$variaveis.$B17]" office:value-type="string" office:string-value="População subnutrida" calcext:value-type="string">
            <text:p>População subnutrida</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18]" office:value-type="string" office:string-value="Taxa bruta de matrículas para todos os níveis de ensino" calcext:value-type="string">
            <text:p>Taxa bruta de matrículas para todos os níveis de ensino</text:p>
          </table:table-cell>
          <table:table-cell table:style-name="ce55" table:content-validation-name="val4" office:value-type="string" calcext:value-type="string">
            <text:p>UIS.Stat. UNESCO Institute of Statistics. &lt;http://data.uis.unesco.org/&gt;. Acessado em: agosto 2018</text:p>
          </table:table-cell>
        </table:table-row>
        <table:table-row table:style-name="ro7">
          <table:table-cell table:style-name="ce52" table:formula="of:=[$variaveis.$B19]" office:value-type="string" office:string-value="Taxa de alfabetização das pessoas de 15 anos ou mais de idade" calcext:value-type="string">
            <text:p>Taxa de alfabetização das pessoas de 15 anos ou mais de idade</text:p>
          </table:table-cell>
          <table:table-cell table:style-name="ce55" table:content-validation-name="val4" office:value-type="string" calcext:value-type="string">
            <text:p>UIS.Stat. UNESCO Institute of Statistics. &lt;http://data.uis.unesco.org/&gt;. Acessado em: agosto 2018</text:p>
          </table:table-cell>
        </table:table-row>
        <table:table-row table:style-name="ro7">
          <table:table-cell table:style-name="ce52" table:formula="of:=[$variaveis.$B20]" office:value-type="string" office:string-value="Área do país" calcext:value-type="string">
            <text:p>Área do paí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1]" office:value-type="string" office:string-value="Land Area" calcext:value-type="string">
            <text:p>Land Area</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2]" office:value-type="string" office:string-value="Áreas cultivadas" calcext:value-type="string">
            <text:p>Áreas cultivada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3]" office:value-type="string" office:string-value="Áreas de pastagens permanentes" calcext:value-type="string">
            <text:p>Áreas de pastagens permanentes</text:p>
          </table:table-cell>
          <table:table-cell table:style-name="ce55" table:content-validation-name="val4" office:value-type="string" calcext:value-type="string">
            <text:p>FAO Statistics. Food and Agriculture Organization of the United Nations. &lt;http://www.fao.org/faostat/en/#data/RL&gt;. Acessado em: agosto 2018</text:p>
          </table:table-cell>
        </table:table-row>
        <table:table-row table:style-name="ro7">
          <table:table-cell table:style-name="ce52" table:formula="of:=[$variaveis.$B24]" office:value-type="string" office:string-value="Áreas protegidas no total do território nacional" calcext:value-type="string">
            <text:p>Áreas protegidas no total do território nacional</text:p>
          </table:table-cell>
          <table:table-cell table:style-name="ce55" table:content-validation-name="val4" office:value-type="string" calcext:value-type="string">
            <text:p>Millennium Development Goals Indicators. United Nations Statistics Division, Department of Economic and Social Affairs. &lt;http://mdgs.un.org/unsd/mdg/Data.aspx&gt;. Acessado em: novembro 2018</text:p>
          </table:table-cell>
        </table:table-row>
        <table:table-row table:style-name="ro7">
          <table:table-cell table:style-name="ce52" table:formula="of:=[$variaveis.$B25]" office:value-type="string" office:string-value="Produção de gás natural" calcext:value-type="string">
            <text:p>Produção de gás natural</text:p>
          </table:table-cell>
          <table:table-cell table:style-name="ce55" table:content-validation-name="val4" office:value-type="string" calcext:value-type="string">
            <text:p>Anuário Estatístico Brasileiro do Petróleo, Gás Natural e Biocombustíveis. Agência Nacional do Petróleo, Gás Natural e Biocombustíveis. &lt;http://www.anp.gov.br/publicacoes/anuario-estatistico/&gt;. Acessado em: novembro 2018</text:p>
          </table:table-cell>
        </table:table-row>
        <table:table-row table:style-name="ro7">
          <table:table-cell table:style-name="ce52" table:formula="of:=[$variaveis.$B26]" office:value-type="string" office:string-value="Produção de petróleo" calcext:value-type="string">
            <text:p>Produção de petróleo</text:p>
          </table:table-cell>
          <table:table-cell table:style-name="ce55" table:content-validation-name="val4" office:value-type="string" calcext:value-type="string">
            <text:p>Anuário Estatístico Brasileiro do Petróleo, Gás Natural e Biocombustíveis. Agência Nacional do Petróleo, Gás Natural e Biocombustíveis. &lt;http://www.anp.gov.br/publicacoes/anuario-estatistico/&gt;. Acessado em: novembro 2018</text:p>
          </table:table-cell>
        </table:table-row>
        <table:table-row table:style-name="ro7">
          <table:table-cell table:style-name="ce52" table:formula="of:=[$variaveis.$B27]" office:value-type="string" office:string-value="Densidade demográfica" calcext:value-type="string">
            <text:p>Densidade demográfica</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28]" office:value-type="string" office:string-value="Homens" calcext:value-type="string">
            <text:p>Homens</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29]" office:value-type="string" office:string-value="Mulheres" calcext:value-type="string">
            <text:p>Mulheres</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30]" office:value-type="string" office:string-value="População residente em área rural" calcext:value-type="string">
            <text:p>População residente em área rural</text:p>
          </table:table-cell>
          <table:table-cell table:style-name="ce55" table:content-validation-name="val4" office:value-type="string" calcext:value-type="string">
            <text:p>World Urbanization Prospects. United Nations, Population Division. &lt;https://esa.un.org/unpd/wup/&gt;. Acessado em: agosto 2018</text:p>
          </table:table-cell>
        </table:table-row>
        <table:table-row table:style-name="ro7">
          <table:table-cell table:style-name="ce52" table:formula="of:=[$variaveis.$B31]" office:value-type="string" office:string-value="População residente em área urbana" calcext:value-type="string">
            <text:p>População residente em área urbana</text:p>
          </table:table-cell>
          <table:table-cell table:style-name="ce55" table:content-validation-name="val4" office:value-type="string" calcext:value-type="string">
            <text:p>World Urbanization Prospects. United Nations, Population Division. &lt;https://esa.un.org/unpd/wup/&gt;. Acessado em: agosto 2018</text:p>
          </table:table-cell>
        </table:table-row>
        <table:table-row table:style-name="ro7">
          <table:table-cell table:style-name="ce52" table:formula="of:=[$variaveis.$B32]" office:value-type="string" office:string-value="População total" calcext:value-type="string">
            <text:p>População total</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33]" office:value-type="string" office:string-value="Taxa bruta de mortalidade" calcext:value-type="string">
            <text:p>Taxa bruta de mortalidade</text:p>
          </table:table-cell>
          <table:table-cell table:style-name="ce55" table:content-validation-name="val4" office:value-type="string" calcext:value-type="string">
            <text:p>The State of the World’s children . Unicef. &lt;https://www.unicef.org/sowc/&gt;. Acessado em: agosto 2018</text:p>
          </table:table-cell>
        </table:table-row>
        <table:table-row table:style-name="ro7">
          <table:table-cell table:style-name="ce52" table:formula="of:=[$variaveis.$B34]" office:value-type="string" office:string-value="Taxa bruta de natalidade" calcext:value-type="string">
            <text:p>Taxa bruta de natalidade</text:p>
          </table:table-cell>
          <table:table-cell table:style-name="ce55" table:content-validation-name="val4" office:value-type="string" calcext:value-type="string">
            <text:p>The State of the World’s children . Unicef. &lt;https://www.unicef.org/sowc/&gt;. Acessado em: agosto 2018</text:p>
          </table:table-cell>
        </table:table-row>
        <table:table-row table:style-name="ro7">
          <table:table-cell table:style-name="ce52" table:formula="of:=[$variaveis.$B35]" office:value-type="string" office:string-value="Taxa média anual do crescimento da população" calcext:value-type="string">
            <text:p>Taxa média anual do crescimento da população</text:p>
          </table:table-cell>
          <table:table-cell table:style-name="ce55" table:content-validation-name="val4" office:value-type="string" calcext:value-type="string">
            <text:p>World Population Prospects. United Nations, Population Division. &lt;https://esa.un.org/unpd/wpp/&gt;. Acessado em: agosto 2018</text:p>
          </table:table-cell>
        </table:table-row>
        <table:table-row table:style-name="ro7">
          <table:table-cell table:style-name="ce52" table:formula="of:=[$variaveis.$B36]" office:value-type="string" office:string-value="Assinantes de telefonia celular" calcext:value-type="string">
            <text:p>Assinantes de telefonia celular</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18</text:p>
          </table:table-cell>
        </table:table-row>
        <table:table-row table:style-name="ro7">
          <table:table-cell table:style-name="ce52" table:formula="of:=[$variaveis.$B37]" office:value-type="string" office:string-value="Linhas telefônicas" calcext:value-type="string">
            <text:p>Linhas telefônicas</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18</text:p>
          </table:table-cell>
        </table:table-row>
        <table:table-row table:style-name="ro9">
          <table:table-cell table:style-name="ce52" table:formula="of:=[$variaveis.$B38]" office:value-type="string" office:string-value="Número de computadores pessoais" calcext:value-type="string">
            <text:p>Número de computadores pessoais</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19</text:p>
          </table:table-cell>
        </table:table-row>
        <table:table-row table:style-name="ro9">
          <table:table-cell table:style-name="ce52" table:formula="of:=[$variaveis.$B39]" office:value-type="string" office:string-value="Usuários com acesso a internet" calcext:value-type="string">
            <text:p>Usuários com acesso a internet</text:p>
          </table:table-cell>
          <table:table-cell table:style-name="ce55" table:content-validation-name="val4" office:value-type="string" calcext:value-type="string">
            <text:p>ICTEYE, Key ICT data and statistics. International Telecommunication Union (ITU). &lt;http://www.itu.int/net4/itu-d/icteye/AdvancedDataSearch.aspx&gt;. Acessado em: agosto 2020</text:p>
          </table:table-cell>
        </table:table-row>
        <table:table-row table:style-name="ro9" table:number-rows-repeated="3">
          <table:table-cell table:style-name="ce52"/>
          <table:table-cell table:style-name="ce56"/>
        </table:table-row>
        <table:table-row table:style-name="ro9" table:number-rows-repeated="6">
          <table:table-cell/>
          <table:table-cell table:style-name="ce56"/>
        </table:table-row>
        <table:table-row table:style-name="ro10" table:number-rows-repeated="73">
          <table:table-cell/>
          <table:table-cell table:style-name="ce56"/>
        </table:table-row>
        <table:table-row table:style-name="ro11" table:number-rows-repeated="1048454">
          <table:table-cell table:number-columns-repeated="2"/>
        </table:table-row>
        <table:table-row table:style-name="ro11">
          <table:table-cell table:number-columns-repeated="2"/>
        </table:table-row>
      </table:table>
      <table:named-expressions>
        <table:named-range table:name="Consolas" table:base-cell-address="$extracao.$H$19" table:cell-range-address="$extracao.$H$19"/>
      </table:named-expressions>
      <table:database-ranges>
        <table:database-range table:name="fontes" table:target-range-address="fontes.A2:fontes.A99" table:on-update-keep-styles="true" table:on-update-keep-size="false" table:orientation="column"/>
        <table:database-range table:name="fontes_bibliografia" table:target-range-address="fontes.E2:fontes.E26" table:on-update-keep-styles="true" table:on-update-keep-size="false" table:orientation="column"/>
        <table:database-range table:name="temas" table:target-range-address="temas.A1:temas.A99" table:on-update-keep-styles="true" table:on-update-keep-size="false" table:orientation="column"/>
        <table:database-range table:name="tiposAcesso" table:target-range-address="tipos_acesso.A2:tipos_acesso.A99" table:on-update-keep-styles="true" table:on-update-keep-size="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Consolas" svg:font-family="Consolas" style:font-family-generic="swiss" style:font-pitch="fixed"/>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PT" style:font-name-asian="Tahoma" style:language-asian="zh" style:country-asian="CN" style:font-name-complex="Tahoma" style:language-complex="hi" style:country-complex="IN"/>
    </style:default-style>
    <number:number-style style:name="N0">
      <number:number number:min-integer-digits="1"/>
    </number:number-style>
    <number:date-style style:name="N107">
      <number:month number:style="long" number:textual="true"/>
      <number:text> </number:text>
      <number:year number:style="long"/>
    </number:date-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1:03:01.8360735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0:49:02.883602000</meta:creation-date>
    <dc:date>2019-01-09T11:56:33.668093453</dc:date>
    <meta:editing-duration>P1DT12M39S</meta:editing-duration>
    <meta:editing-cycles>38</meta:editing-cycles>
    <meta:generator>LibreOffice/5.4.7.2$MacOSX_X86_64 LibreOffice_project/c838ef25c16710f8838b1faec480ebba495259d0</meta:generator>
    <meta:document-statistic meta:table-count="8" meta:cell-count="971" meta:object-count="0"/>
    <meta:user-defined meta:name=""/>
  </office:meta>
</office:document-meta>
</file>